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8.565cm" style:rel-column-width="21840*"/>
    </style:style>
    <style:style style:name="Tabella1.B" style:family="table-column">
      <style:table-column-properties style:column-width="8.567cm" style:rel-column-width="21847*"/>
    </style:style>
    <style:style style:name="Tabella1.C" style:family="table-column">
      <style:table-column-properties style:column-width="8.567cm" style:rel-column-width="21848*"/>
    </style:style>
    <style:style style:name="Tabella1.A1" style:family="table-cell">
      <style:table-cell-properties fo:background-color="#cccccc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5.666cm" table:align="right"/>
    </style:style>
    <style:style style:name="Tabella2.A" style:family="table-column">
      <style:table-column-properties style:column-width="8.534cm"/>
    </style:style>
    <style:style style:name="Tabella2.B" style:family="table-column">
      <style:table-column-properties style:column-width="8.565cm"/>
    </style:style>
    <style:style style:name="Tabella2.C" style:family="table-column">
      <style:table-column-properties style:column-width="8.567cm"/>
    </style:style>
    <style:style style:name="Tabella2.A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5.666cm" table:align="right"/>
    </style:style>
    <style:style style:name="Tabella3.A" style:family="table-column">
      <style:table-column-properties style:column-width="8.534cm"/>
    </style:style>
    <style:style style:name="Tabella3.B" style:family="table-column">
      <style:table-column-properties style:column-width="8.565cm"/>
    </style:style>
    <style:style style:name="Tabella3.C" style:family="table-column">
      <style:table-column-properties style:column-width="8.567cm"/>
    </style:style>
    <style:style style:name="Tabella3.A1" style:family="table-cell">
      <style:table-cell-properties fo:background-color="#cccccc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5.666cm" table:align="right"/>
    </style:style>
    <style:style style:name="Tabella4.A" style:family="table-column">
      <style:table-column-properties style:column-width="8.534cm"/>
    </style:style>
    <style:style style:name="Tabella4.B" style:family="table-column">
      <style:table-column-properties style:column-width="8.565cm"/>
    </style:style>
    <style:style style:name="Tabella4.C" style:family="table-column">
      <style:table-column-properties style:column-width="8.567cm"/>
    </style:style>
    <style:style style:name="Tabella4.A1" style:family="table-cell">
      <style:table-cell-properties fo:background-color="#cccccc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none" fo:border-top="none" fo:border-bottom="0.05pt solid #000000"/>
    </style:style>
    <style:style style:name="Tabel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fo:padding="0.097cm" fo:border-left="0.05pt solid #000000" fo:border-right="none" fo:border-top="none" fo:border-bottom="0.05pt solid #000000"/>
    </style:style>
    <style:style style:name="Tabel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5.666cm" table:align="right"/>
    </style:style>
    <style:style style:name="Tabella5.A" style:family="table-column">
      <style:table-column-properties style:column-width="8.534cm"/>
    </style:style>
    <style:style style:name="Tabella5.B" style:family="table-column">
      <style:table-column-properties style:column-width="8.565cm"/>
    </style:style>
    <style:style style:name="Tabella5.C" style:family="table-column">
      <style:table-column-properties style:column-width="8.567cm"/>
    </style:style>
    <style:style style:name="Tabella5.A1" style:family="table-cell">
      <style:table-cell-properties fo:background-color="#cccccc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none" fo:border-top="none" fo:border-bottom="0.05pt solid #000000"/>
    </style:style>
    <style:style style:name="Tabella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none" fo:border-top="none" fo:border-bottom="0.05pt solid #000000"/>
    </style:style>
    <style:style style:name="Tabella5.B4" style:family="table-cell">
      <style:table-cell-properties fo:padding="0.097cm" fo:border-left="0.05pt solid #000000" fo:border-right="none" fo:border-top="none" fo:border-bottom="0.05pt solid #000000"/>
    </style:style>
    <style:style style:name="Tabella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25.666cm" table:align="right"/>
    </style:style>
    <style:style style:name="Tabella6.A" style:family="table-column">
      <style:table-column-properties style:column-width="8.534cm"/>
    </style:style>
    <style:style style:name="Tabella6.B" style:family="table-column">
      <style:table-column-properties style:column-width="8.565cm"/>
    </style:style>
    <style:style style:name="Tabella6.C" style:family="table-column">
      <style:table-column-properties style:column-width="8.567cm"/>
    </style:style>
    <style:style style:name="Tabella6.A1" style:family="table-cell">
      <style:table-cell-properties fo:background-color="#cccccc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solid #000000"/>
    </style:style>
    <style:style style:name="Tabella6.B3" style:family="table-cell">
      <style:table-cell-properties fo:padding="0.097cm" fo:border-left="0.05pt solid #000000" fo:border-right="none" fo:border-top="none" fo:border-bottom="0.05pt solid #000000"/>
    </style:style>
    <style:style style:name="Tabel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5.666cm" table:align="right"/>
    </style:style>
    <style:style style:name="Tabella7.A" style:family="table-column">
      <style:table-column-properties style:column-width="8.534cm"/>
    </style:style>
    <style:style style:name="Tabella7.B" style:family="table-column">
      <style:table-column-properties style:column-width="8.565cm"/>
    </style:style>
    <style:style style:name="Tabella7.C" style:family="table-column">
      <style:table-column-properties style:column-width="8.567cm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none" fo:border-top="none" fo:border-bottom="0.05pt solid #000000"/>
    </style:style>
    <style:style style:name="Tabel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none" fo:border-top="none" fo:border-bottom="0.05pt solid #000000"/>
    </style:style>
    <style:style style:name="Tabella7.B4" style:family="table-cell">
      <style:table-cell-properties fo:padding="0.097cm" fo:border-left="0.05pt solid #000000" fo:border-right="none" fo:border-top="none" fo:border-bottom="0.05pt solid #000000"/>
    </style:style>
    <style:style style:name="Tabel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5.666cm" table:align="right"/>
    </style:style>
    <style:style style:name="Tabella8.A" style:family="table-column">
      <style:table-column-properties style:column-width="8.534cm"/>
    </style:style>
    <style:style style:name="Tabella8.B" style:family="table-column">
      <style:table-column-properties style:column-width="8.565cm"/>
    </style:style>
    <style:style style:name="Tabella8.C" style:family="table-column">
      <style:table-column-properties style:column-width="8.567cm"/>
    </style:style>
    <style:style style:name="Tabella8.A1" style:family="table-cell">
      <style:table-cell-properties fo:background-color="#cccccc" fo:padding="0.097cm" fo:border="0.05pt solid #000000">
        <style:background-image/>
      </style:table-cell-properties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A3" style:family="table-cell">
      <style:table-cell-properties fo:padding="0.097cm" fo:border-left="0.05pt solid #000000" fo:border-right="none" fo:border-top="none" fo:border-bottom="0.05pt solid #000000"/>
    </style:style>
    <style:style style:name="Tabella8.B3" style:family="table-cell">
      <style:table-cell-properties fo:padding="0.097cm" fo:border-left="0.05pt solid #000000" fo:border-right="none" fo:border-top="none" fo:border-bottom="0.05pt solid #000000"/>
    </style:style>
    <style:style style:name="Tabella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A4" style:family="table-cell">
      <style:table-cell-properties fo:padding="0.097cm" fo:border-left="0.05pt solid #000000" fo:border-right="none" fo:border-top="none" fo:border-bottom="0.05pt solid #000000"/>
    </style:style>
    <style:style style:name="Tabella8.B4" style:family="table-cell">
      <style:table-cell-properties fo:padding="0.097cm" fo:border-left="0.05pt solid #000000" fo:border-right="none" fo:border-top="none" fo:border-bottom="0.05pt solid #000000"/>
    </style:style>
    <style:style style:name="Tabella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A5" style:family="table-cell">
      <style:table-cell-properties fo:padding="0.097cm" fo:border-left="0.05pt solid #000000" fo:border-right="none" fo:border-top="none" fo:border-bottom="0.05pt solid #000000"/>
    </style:style>
    <style:style style:name="Tabella8.B5" style:family="table-cell">
      <style:table-cell-properties fo:padding="0.097cm" fo:border-left="0.05pt solid #000000" fo:border-right="none" fo:border-top="none" fo:border-bottom="0.05pt solid #000000"/>
    </style:style>
    <style:style style:name="Tabella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5.7cm" table:align="margins"/>
    </style:style>
    <style:style style:name="Tabella9.A" style:family="table-column">
      <style:table-column-properties style:column-width="8.565cm" style:rel-column-width="21840*"/>
    </style:style>
    <style:style style:name="Tabella9.B" style:family="table-column">
      <style:table-column-properties style:column-width="8.567cm" style:rel-column-width="21847*"/>
    </style:style>
    <style:style style:name="Tabella9.C" style:family="table-column">
      <style:table-column-properties style:column-width="8.567cm" style:rel-column-width="21848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none" fo:border-top="none" fo:border-bottom="0.05pt solid #000000"/>
    </style:style>
    <style:style style:name="Tabella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4" style:family="table-cell">
      <style:table-cell-properties fo:padding="0.097cm" fo:border-left="0.05pt solid #000000" fo:border-right="none" fo:border-top="none" fo:border-bottom="0.05pt solid #000000"/>
    </style:style>
    <style:style style:name="Tabella9.B4" style:family="table-cell">
      <style:table-cell-properties fo:padding="0.097cm" fo:border-left="0.05pt solid #000000" fo:border-right="none" fo:border-top="none" fo:border-bottom="0.05pt solid #000000"/>
    </style:style>
    <style:style style:name="Tabella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5.666cm" table:align="right"/>
    </style:style>
    <style:style style:name="Tabella10.A" style:family="table-column">
      <style:table-column-properties style:column-width="8.534cm"/>
    </style:style>
    <style:style style:name="Tabella10.B" style:family="table-column">
      <style:table-column-properties style:column-width="8.565cm"/>
    </style:style>
    <style:style style:name="Tabella10.C" style:family="table-column">
      <style:table-column-properties style:column-width="8.567cm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none" fo:border-top="none" fo:border-bottom="0.05pt solid #000000"/>
    </style:style>
    <style:style style:name="Tabel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none" fo:border-top="none" fo:border-bottom="0.05pt solid #000000"/>
    </style:style>
    <style:style style:name="Tabella10.B3" style:family="table-cell">
      <style:table-cell-properties fo:padding="0.097cm" fo:border-left="0.05pt solid #000000" fo:border-right="none" fo:border-top="none" fo:border-bottom="0.05pt solid #000000"/>
    </style:style>
    <style:style style:name="Tabella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none" fo:border-top="none" fo:border-bottom="0.05pt solid #000000"/>
    </style:style>
    <style:style style:name="Tabella10.B5" style:family="table-cell">
      <style:table-cell-properties fo:padding="0.097cm" fo:border-left="0.05pt solid #000000" fo:border-right="none" fo:border-top="none" fo:border-bottom="0.05pt solid #000000"/>
    </style:style>
    <style:style style:name="Tabella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5.666cm" table:align="right"/>
    </style:style>
    <style:style style:name="Tabella11.A" style:family="table-column">
      <style:table-column-properties style:column-width="8.534cm"/>
    </style:style>
    <style:style style:name="Tabella11.B" style:family="table-column">
      <style:table-column-properties style:column-width="8.565cm"/>
    </style:style>
    <style:style style:name="Tabella11.C" style:family="table-column">
      <style:table-column-properties style:column-width="8.567cm"/>
    </style:style>
    <style:style style:name="Tabella11.A1" style:family="table-cell">
      <style:table-cell-properties fo:background-color="#cccccc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none" fo:border-top="none" fo:border-bottom="0.05pt solid #000000"/>
    </style:style>
    <style:style style:name="Tabel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none" fo:border-top="none" fo:border-bottom="0.05pt solid #000000"/>
    </style:style>
    <style:style style:name="Tabella11.B3" style:family="table-cell">
      <style:table-cell-properties fo:padding="0.097cm" fo:border-left="0.05pt solid #000000" fo:border-right="none" fo:border-top="none" fo:border-bottom="0.05pt solid #000000"/>
    </style:style>
    <style:style style:name="Tabella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none" fo:border-top="none" fo:border-bottom="0.05pt solid #000000"/>
    </style:style>
    <style:style style:name="Tabella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none" fo:border-top="none" fo:border-bottom="0.05pt solid #000000"/>
    </style:style>
    <style:style style:name="Tabella11.B5" style:family="table-cell">
      <style:table-cell-properties fo:padding="0.097cm" fo:border-left="0.05pt solid #000000" fo:border-right="none" fo:border-top="none" fo:border-bottom="0.05pt solid #000000"/>
    </style:style>
    <style:style style:name="Tabella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25.666cm" table:align="right"/>
    </style:style>
    <style:style style:name="Tabella12.A" style:family="table-column">
      <style:table-column-properties style:column-width="8.534cm"/>
    </style:style>
    <style:style style:name="Tabella12.B" style:family="table-column">
      <style:table-column-properties style:column-width="8.565cm"/>
    </style:style>
    <style:style style:name="Tabella12.C" style:family="table-column">
      <style:table-column-properties style:column-width="8.567cm"/>
    </style:style>
    <style:style style:name="Tabella12.A1" style:family="table-cell">
      <style:table-cell-properties fo:background-color="#cccccc" fo:padding="0.097cm" fo:border="0.05pt solid #000000">
        <style:background-image/>
      </style:table-cell-properties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none" fo:border-top="none" fo:border-bottom="0.05pt solid #000000"/>
    </style:style>
    <style:style style:name="Tabel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.A3" style:family="table-cell">
      <style:table-cell-properties fo:padding="0.097cm" fo:border-left="0.05pt solid #000000" fo:border-right="none" fo:border-top="none" fo:border-bottom="0.05pt solid #000000"/>
    </style:style>
    <style:style style:name="Tabella12.B3" style:family="table-cell">
      <style:table-cell-properties fo:padding="0.097cm" fo:border-left="0.05pt solid #000000" fo:border-right="none" fo:border-top="none" fo:border-bottom="0.05pt solid #000000"/>
    </style:style>
    <style:style style:name="Tabella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.A4" style:family="table-cell">
      <style:table-cell-properties fo:padding="0.097cm" fo:border-left="0.05pt solid #000000" fo:border-right="none" fo:border-top="none" fo:border-bottom="0.05pt solid #000000"/>
    </style:style>
    <style:style style:name="Tabella12.B4" style:family="table-cell">
      <style:table-cell-properties fo:padding="0.097cm" fo:border-left="0.05pt solid #000000" fo:border-right="none" fo:border-top="none" fo:border-bottom="0.05pt solid #000000"/>
    </style:style>
    <style:style style:name="Tabella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.A5" style:family="table-cell">
      <style:table-cell-properties fo:padding="0.097cm" fo:border-left="0.05pt solid #000000" fo:border-right="none" fo:border-top="none" fo:border-bottom="0.05pt solid #000000"/>
    </style:style>
    <style:style style:name="Tabella12.B5" style:family="table-cell">
      <style:table-cell-properties fo:padding="0.097cm" fo:border-left="0.05pt solid #000000" fo:border-right="none" fo:border-top="none" fo:border-bottom="0.05pt solid #000000"/>
    </style:style>
    <style:style style:name="Tabella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25.666cm" table:align="right"/>
    </style:style>
    <style:style style:name="Tabella13.A" style:family="table-column">
      <style:table-column-properties style:column-width="8.534cm"/>
    </style:style>
    <style:style style:name="Tabella13.B" style:family="table-column">
      <style:table-column-properties style:column-width="8.565cm"/>
    </style:style>
    <style:style style:name="Tabella13.C" style:family="table-column">
      <style:table-column-properties style:column-width="8.567cm"/>
    </style:style>
    <style:style style:name="Tabella13.A1" style:family="table-cell">
      <style:table-cell-properties fo:background-color="#cccccc" fo:padding="0.097cm" fo:border="0.05pt solid #000000">
        <style:background-image/>
      </style:table-cell-properties>
    </style:style>
    <style:style style:name="Tabella13.A2" style:family="table-cell">
      <style:table-cell-properties fo:padding="0.097cm" fo:border-left="0.05pt solid #000000" fo:border-right="none" fo:border-top="none" fo:border-bottom="0.05pt solid #000000"/>
    </style:style>
    <style:style style:name="Tabella13.B2" style:family="table-cell">
      <style:table-cell-properties fo:padding="0.097cm" fo:border-left="0.05pt solid #000000" fo:border-right="none" fo:border-top="none" fo:border-bottom="0.05pt solid #000000"/>
    </style:style>
    <style:style style:name="Tabel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.A3" style:family="table-cell">
      <style:table-cell-properties fo:padding="0.097cm" fo:border-left="0.05pt solid #000000" fo:border-right="none" fo:border-top="none" fo:border-bottom="0.05pt solid #000000"/>
    </style:style>
    <style:style style:name="Tabella13.B3" style:family="table-cell">
      <style:table-cell-properties fo:padding="0.097cm" fo:border-left="0.05pt solid #000000" fo:border-right="none" fo:border-top="none" fo:border-bottom="0.05pt solid #000000"/>
    </style:style>
    <style:style style:name="Tabella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.A4" style:family="table-cell">
      <style:table-cell-properties fo:padding="0.097cm" fo:border-left="0.05pt solid #000000" fo:border-right="none" fo:border-top="none" fo:border-bottom="0.05pt solid #000000"/>
    </style:style>
    <style:style style:name="Tabella13.B4" style:family="table-cell">
      <style:table-cell-properties fo:padding="0.097cm" fo:border-left="0.05pt solid #000000" fo:border-right="none" fo:border-top="none" fo:border-bottom="0.05pt solid #000000"/>
    </style:style>
    <style:style style:name="Tabella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25.666cm" table:align="right"/>
    </style:style>
    <style:style style:name="Tabella14.A" style:family="table-column">
      <style:table-column-properties style:column-width="12.106cm"/>
    </style:style>
    <style:style style:name="Tabella14.B" style:family="table-column">
      <style:table-column-properties style:column-width="7.093cm"/>
    </style:style>
    <style:style style:name="Tabella14.C" style:family="table-column">
      <style:table-column-properties style:column-width="6.468cm"/>
    </style:style>
    <style:style style:name="Tabella14.A1" style:family="table-cell">
      <style:table-cell-properties fo:background-color="#cccccc" fo:padding="0.097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B2" style:family="table-cell">
      <style:table-cell-properties fo:padding="0.097cm" fo:border-left="0.05pt solid #000000" fo:border-right="none" fo:border-top="none" fo:border-bottom="0.05pt solid #000000"/>
    </style:style>
    <style:style style:name="Tabella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none" fo:border-top="none" fo:border-bottom="0.05pt solid #000000"/>
    </style:style>
    <style:style style:name="Tabella14.B3" style:family="table-cell">
      <style:table-cell-properties fo:padding="0.097cm" fo:border-left="0.05pt solid #000000" fo:border-right="none" fo:border-top="none" fo:border-bottom="0.05pt solid #000000"/>
    </style:style>
    <style:style style:name="Tabella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none" fo:border-top="none" fo:border-bottom="0.05pt solid #000000"/>
    </style:style>
    <style:style style:name="Tabella14.B4" style:family="table-cell">
      <style:table-cell-properties fo:padding="0.097cm" fo:border-left="0.05pt solid #000000" fo:border-right="none" fo:border-top="none" fo:border-bottom="0.05pt solid #000000"/>
    </style:style>
    <style:style style:name="Tabella14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51fb7" officeooo:paragraph-rsid="00151fb7"/>
    </style:style>
    <style:style style:name="P3" style:family="paragraph" style:parent-style-name="Standard">
      <style:text-properties style:font-name="arial" officeooo:rsid="00151fb7" officeooo:paragraph-rsid="00156375"/>
    </style:style>
    <style:style style:name="P4" style:family="paragraph" style:parent-style-name="Standard">
      <style:text-properties style:font-name="arial" officeooo:rsid="00151fb7" officeooo:paragraph-rsid="00901dfb"/>
    </style:style>
    <style:style style:name="P5" style:family="paragraph" style:parent-style-name="Standard">
      <style:text-properties style:font-name="arial" officeooo:rsid="00151fb7" officeooo:paragraph-rsid="00b0ee72"/>
    </style:style>
    <style:style style:name="P6" style:family="paragraph" style:parent-style-name="Standard">
      <style:text-properties style:font-name="arial" fo:font-weight="bold" officeooo:rsid="002c7a59" officeooo:paragraph-rsid="002c7a59" style:font-weight-asian="bold" style:font-weight-complex="bold"/>
    </style:style>
    <style:style style:name="P7" style:family="paragraph" style:parent-style-name="Standard">
      <style:text-properties style:font-name="arial" fo:font-weight="bold" officeooo:rsid="002c7a59" officeooo:paragraph-rsid="003d84e9" style:font-weight-asian="bold" style:font-weight-complex="bold"/>
    </style:style>
    <style:style style:name="P8" style:family="paragraph" style:parent-style-name="Standard">
      <style:text-properties style:font-name="arial" fo:font-weight="bold" officeooo:rsid="002c7a59" officeooo:paragraph-rsid="004aebf3" style:font-weight-asian="bold" style:font-weight-complex="bold"/>
    </style:style>
    <style:style style:name="P9" style:family="paragraph" style:parent-style-name="Standard">
      <style:text-properties style:font-name="arial" fo:font-weight="bold" officeooo:rsid="002c7a59" officeooo:paragraph-rsid="004de062" style:font-weight-asian="bold" style:font-weight-complex="bold"/>
    </style:style>
    <style:style style:name="P10" style:family="paragraph" style:parent-style-name="Standard">
      <style:text-properties style:font-name="arial" fo:font-weight="bold" officeooo:rsid="002c7a59" officeooo:paragraph-rsid="006c4e88" style:font-weight-asian="bold" style:font-weight-complex="bold"/>
    </style:style>
    <style:style style:name="P11" style:family="paragraph" style:parent-style-name="Standard">
      <style:text-properties style:font-name="arial" style:text-underline-style="solid" style:text-underline-width="auto" style:text-underline-color="font-color" fo:font-weight="bold" officeooo:rsid="00151fb7" officeooo:paragraph-rsid="00151fb7" style:font-weight-asian="bold" style:font-weight-complex="bold"/>
    </style:style>
    <style:style style:name="P12" style:family="paragraph" style:parent-style-name="Standard">
      <style:text-properties style:font-name="arial" officeooo:rsid="00156375" officeooo:paragraph-rsid="00156375"/>
    </style:style>
    <style:style style:name="P13" style:family="paragraph" style:parent-style-name="Standard">
      <style:text-properties style:font-name="arial" officeooo:rsid="00156375" officeooo:paragraph-rsid="0019b96a"/>
    </style:style>
    <style:style style:name="P14" style:family="paragraph" style:parent-style-name="Standard">
      <style:text-properties style:font-name="arial" officeooo:paragraph-rsid="00156375"/>
    </style:style>
    <style:style style:name="P15" style:family="paragraph" style:parent-style-name="Standard">
      <style:text-properties style:font-name="arial" officeooo:rsid="0017b8ef" officeooo:paragraph-rsid="001acd26"/>
    </style:style>
    <style:style style:name="P16" style:family="paragraph" style:parent-style-name="Standard">
      <style:text-properties style:font-name="arial" officeooo:paragraph-rsid="0017b8ef"/>
    </style:style>
    <style:style style:name="P17" style:family="paragraph" style:parent-style-name="Standard">
      <style:text-properties style:font-name="arial" officeooo:rsid="001acd26" officeooo:paragraph-rsid="001acd26"/>
    </style:style>
    <style:style style:name="P18" style:family="paragraph" style:parent-style-name="Standard">
      <style:text-properties style:font-name="arial" officeooo:rsid="001f6061" officeooo:paragraph-rsid="001f6061"/>
    </style:style>
    <style:style style:name="P19" style:family="paragraph" style:parent-style-name="Standard">
      <style:text-properties style:font-name="arial" fo:font-size="12pt" officeooo:rsid="001f6061" officeooo:paragraph-rsid="001fe012" style:font-size-asian="10.5pt" style:font-size-complex="12pt"/>
    </style:style>
    <style:style style:name="P20" style:family="paragraph" style:parent-style-name="Standard">
      <style:text-properties style:font-name="arial" officeooo:rsid="00257f22" officeooo:paragraph-rsid="00257f22"/>
    </style:style>
    <style:style style:name="P21" style:family="paragraph" style:parent-style-name="Standard">
      <style:text-properties style:font-name="arial" officeooo:rsid="002b4662" officeooo:paragraph-rsid="002b4662"/>
    </style:style>
    <style:style style:name="P22" style:family="paragraph" style:parent-style-name="Standard">
      <style:text-properties style:font-name="arial" officeooo:rsid="002b4662" officeooo:paragraph-rsid="002c7a59"/>
    </style:style>
    <style:style style:name="P23" style:family="paragraph" style:parent-style-name="Standard">
      <style:text-properties style:font-name="arial" officeooo:rsid="002b4662" officeooo:paragraph-rsid="003d84e9"/>
    </style:style>
    <style:style style:name="P24" style:family="paragraph" style:parent-style-name="Standard">
      <style:text-properties style:font-name="arial" officeooo:rsid="002b4662" officeooo:paragraph-rsid="004aebf3"/>
    </style:style>
    <style:style style:name="P25" style:family="paragraph" style:parent-style-name="Standard">
      <style:text-properties style:font-name="arial" officeooo:rsid="002b4662" officeooo:paragraph-rsid="004de062"/>
    </style:style>
    <style:style style:name="P26" style:family="paragraph" style:parent-style-name="Standard">
      <style:text-properties style:font-name="arial" officeooo:rsid="002b4662" officeooo:paragraph-rsid="005b29e2"/>
    </style:style>
    <style:style style:name="P27" style:family="paragraph" style:parent-style-name="Standard">
      <style:text-properties style:font-name="arial" officeooo:rsid="002b4662" officeooo:paragraph-rsid="006c4e88"/>
    </style:style>
    <style:style style:name="P28" style:family="paragraph" style:parent-style-name="Standard">
      <style:text-properties style:font-name="arial" officeooo:rsid="002c7a59" officeooo:paragraph-rsid="002c7a59"/>
    </style:style>
    <style:style style:name="P29" style:family="paragraph" style:parent-style-name="Standard">
      <style:text-properties style:font-name="arial" officeooo:rsid="002c7a59" officeooo:paragraph-rsid="002eda66"/>
    </style:style>
    <style:style style:name="P30" style:family="paragraph" style:parent-style-name="Standard">
      <style:text-properties style:font-name="arial" officeooo:rsid="002c7a59" officeooo:paragraph-rsid="0033d6a2"/>
    </style:style>
    <style:style style:name="P31" style:family="paragraph" style:parent-style-name="Standard">
      <style:text-properties style:font-name="arial" officeooo:rsid="002c7a59" officeooo:paragraph-rsid="003abc57"/>
    </style:style>
    <style:style style:name="P32" style:family="paragraph" style:parent-style-name="Standard">
      <style:text-properties style:font-name="arial" officeooo:rsid="002c7a59" officeooo:paragraph-rsid="003d84e9"/>
    </style:style>
    <style:style style:name="P33" style:family="paragraph" style:parent-style-name="Standard">
      <style:text-properties style:font-name="arial" officeooo:rsid="002c7a59" officeooo:paragraph-rsid="003e687a"/>
    </style:style>
    <style:style style:name="P34" style:family="paragraph" style:parent-style-name="Standard">
      <style:text-properties style:font-name="arial" officeooo:rsid="002c7a59" officeooo:paragraph-rsid="0044e51b"/>
    </style:style>
    <style:style style:name="P35" style:family="paragraph" style:parent-style-name="Standard">
      <style:text-properties style:font-name="arial" officeooo:rsid="002c7a59" officeooo:paragraph-rsid="004aebf3"/>
    </style:style>
    <style:style style:name="P36" style:family="paragraph" style:parent-style-name="Standard">
      <style:text-properties style:font-name="arial" officeooo:rsid="002c7a59" officeooo:paragraph-rsid="004de062"/>
    </style:style>
    <style:style style:name="P37" style:family="paragraph" style:parent-style-name="Standard">
      <style:text-properties style:font-name="arial" officeooo:rsid="002c7a59" officeooo:paragraph-rsid="006c4e88"/>
    </style:style>
    <style:style style:name="P38" style:family="paragraph" style:parent-style-name="Standard">
      <style:text-properties style:font-name="arial" officeooo:rsid="002c7a59" officeooo:paragraph-rsid="0091b721"/>
    </style:style>
    <style:style style:name="P39" style:family="paragraph" style:parent-style-name="Standard">
      <style:text-properties style:font-name="arial" officeooo:rsid="002c7a59" officeooo:paragraph-rsid="00b8643b"/>
    </style:style>
    <style:style style:name="P40" style:family="paragraph" style:parent-style-name="Standard">
      <style:text-properties style:font-name="arial" officeooo:paragraph-rsid="003d84e9"/>
    </style:style>
    <style:style style:name="P41" style:family="paragraph" style:parent-style-name="Standard">
      <style:text-properties style:font-name="arial" officeooo:paragraph-rsid="004aebf3"/>
    </style:style>
    <style:style style:name="P42" style:family="paragraph" style:parent-style-name="Standard">
      <style:text-properties style:font-name="arial" officeooo:paragraph-rsid="004de062"/>
    </style:style>
    <style:style style:name="P43" style:family="paragraph" style:parent-style-name="Standard">
      <style:text-properties style:font-name="arial" officeooo:rsid="0055b87b" officeooo:paragraph-rsid="0055b87b"/>
    </style:style>
    <style:style style:name="P44" style:family="paragraph" style:parent-style-name="Standard">
      <style:text-properties style:font-name="arial" officeooo:rsid="005b29e2" officeooo:paragraph-rsid="005b29e2"/>
    </style:style>
    <style:style style:name="P45" style:family="paragraph" style:parent-style-name="Standard">
      <style:text-properties style:font-name="arial" officeooo:paragraph-rsid="006c4e88"/>
    </style:style>
    <style:style style:name="P46" style:family="paragraph" style:parent-style-name="Standard">
      <style:text-properties style:font-name="arial" officeooo:paragraph-rsid="0068299a"/>
    </style:style>
    <style:style style:name="P47" style:family="paragraph" style:parent-style-name="Standard">
      <style:text-properties style:font-name="arial" officeooo:paragraph-rsid="0091b721"/>
    </style:style>
    <style:style style:name="P48" style:family="paragraph" style:parent-style-name="Standard">
      <style:text-properties style:font-name="arial" officeooo:rsid="008e4721" officeooo:paragraph-rsid="008e4721"/>
    </style:style>
    <style:style style:name="P49" style:family="paragraph" style:parent-style-name="Standard">
      <style:text-properties style:font-name="arial" officeooo:rsid="00ae6602" officeooo:paragraph-rsid="00ae6602"/>
    </style:style>
    <style:style style:name="P50" style:family="paragraph" style:parent-style-name="Standard">
      <style:text-properties style:font-name="arial" officeooo:paragraph-rsid="00901dfb"/>
    </style:style>
    <style:style style:name="P51" style:family="paragraph" style:parent-style-name="Standard">
      <style:text-properties style:font-name="arial" officeooo:paragraph-rsid="00af937a"/>
    </style:style>
    <style:style style:name="P52" style:family="paragraph" style:parent-style-name="Standard">
      <style:text-properties style:font-name="arial" officeooo:paragraph-rsid="00b8643b"/>
    </style:style>
    <style:style style:name="P53" style:family="paragraph" style:parent-style-name="Standard">
      <style:text-properties fo:color="#ce181e" style:font-name="arial" officeooo:paragraph-rsid="0091b721"/>
    </style:style>
    <style:style style:name="P54" style:family="paragraph" style:parent-style-name="Standard">
      <style:text-properties fo:color="#ce181e" style:font-name="arial" officeooo:paragraph-rsid="00b8643b"/>
    </style:style>
    <style:style style:name="P55" style:family="paragraph" style:parent-style-name="Standard">
      <style:paragraph-properties fo:text-align="center" style:justify-single-word="false" fo:padding="0.049cm" fo:border="0.06pt solid #000000" style:shadow="none"/>
      <style:text-properties style:font-name="arial" fo:font-size="14pt" officeooo:rsid="00151fb7" officeooo:paragraph-rsid="00151fb7" style:font-size-asian="14pt" style:font-size-complex="14pt"/>
    </style:style>
    <style:style style:name="P56" style:family="paragraph" style:parent-style-name="Standard">
      <style:paragraph-properties fo:padding="0.049cm" fo:border="0.06pt solid #000000" style:shadow="none"/>
      <style:text-properties style:font-name="Courier" fo:font-size="8pt" officeooo:rsid="00151fb7" officeooo:paragraph-rsid="00151fb7" style:font-size-asian="8pt" style:font-size-complex="8pt"/>
    </style:style>
    <style:style style:name="P57" style:family="paragraph" style:parent-style-name="Standard">
      <style:paragraph-properties fo:padding="0.049cm" fo:border="0.06pt solid #000000" style:shadow="none"/>
      <style:text-properties style:font-name="Courier" fo:font-size="8pt" officeooo:rsid="00151fb7" officeooo:paragraph-rsid="002a39d0" style:font-size-asian="8pt" style:font-size-complex="8pt"/>
    </style:style>
    <style:style style:name="P58" style:family="paragraph" style:parent-style-name="Standard">
      <style:paragraph-properties fo:padding="0.049cm" fo:border="0.06pt solid #000000" style:shadow="none"/>
      <style:text-properties style:font-name="Courier" fo:font-size="8pt" officeooo:rsid="001fe012" officeooo:paragraph-rsid="001fe012" style:font-size-asian="8pt" style:font-size-complex="8pt"/>
    </style:style>
    <style:style style:name="P59" style:family="paragraph" style:parent-style-name="Standard">
      <style:paragraph-properties fo:padding="0.049cm" fo:border="0.06pt solid #000000" style:shadow="none"/>
      <style:text-properties style:font-name="Courier" fo:font-size="8pt" officeooo:rsid="002b4662" officeooo:paragraph-rsid="002b4662" style:font-size-asian="8pt" style:font-size-complex="8pt"/>
    </style:style>
    <style:style style:name="P60" style:family="paragraph" style:parent-style-name="Standard">
      <style:paragraph-properties fo:padding="0.049cm" fo:border="0.06pt solid #000000" style:shadow="none"/>
      <style:text-properties style:font-name="Courier" fo:font-size="8pt" officeooo:rsid="002b4662" officeooo:paragraph-rsid="0055b87b" style:font-size-asian="8pt" style:font-size-complex="8pt"/>
    </style:style>
    <style:style style:name="P61" style:family="paragraph" style:parent-style-name="Standard">
      <style:paragraph-properties fo:padding="0.049cm" fo:border="0.06pt solid #000000" style:shadow="none"/>
      <style:text-properties style:font-name="Courier" fo:font-size="8pt" officeooo:rsid="002b4662" officeooo:paragraph-rsid="006939ae" style:font-size-asian="8pt" style:font-size-complex="8pt"/>
    </style:style>
    <style:style style:name="P62" style:family="paragraph" style:parent-style-name="Standard">
      <style:paragraph-properties fo:padding="0.049cm" fo:border="0.06pt solid #000000" style:shadow="none"/>
      <style:text-properties style:font-name="Courier" fo:font-size="8pt" officeooo:rsid="005b29e2" officeooo:paragraph-rsid="005b29e2" style:font-size-asian="8pt" style:font-size-complex="8pt"/>
    </style:style>
    <style:style style:name="P63" style:family="paragraph" style:parent-style-name="Standard">
      <style:paragraph-properties fo:padding="0.049cm" fo:border="0.06pt solid #000000" style:shadow="none"/>
      <style:text-properties style:font-name="Courier" fo:font-size="8pt" officeooo:rsid="002b4662" officeooo:paragraph-rsid="006939ae" fo:background-color="transparent" style:font-size-asian="8pt" style:font-size-complex="8pt"/>
    </style:style>
    <style:style style:name="P64" style:family="paragraph" style:parent-style-name="Standard">
      <style:paragraph-properties fo:padding="0.049cm" fo:border="0.06pt solid #000000" style:shadow="none"/>
      <style:text-properties style:font-name="Courier" fo:font-size="8pt" officeooo:rsid="002b4662" officeooo:paragraph-rsid="0090215d" fo:background-color="transparent" style:font-size-asian="8pt" style:font-size-complex="8pt"/>
    </style:style>
    <style:style style:name="P65" style:family="paragraph" style:parent-style-name="Standard">
      <style:paragraph-properties fo:padding="0.049cm" fo:border="0.06pt solid #000000" style:shadow="none"/>
      <style:text-properties style:font-name="Courier" fo:font-size="8pt" officeooo:rsid="002b4662" officeooo:paragraph-rsid="00b34bea" fo:background-color="transparent" style:font-size-asian="8pt" style:font-size-complex="8pt"/>
    </style:style>
    <style:style style:name="P66" style:family="paragraph" style:parent-style-name="Standard">
      <style:paragraph-properties fo:padding="0.049cm" fo:border="0.06pt solid #000000" style:shadow="none"/>
      <style:text-properties style:font-name="Courier" fo:font-size="8pt" officeooo:rsid="002b4662" officeooo:paragraph-rsid="00b4801a" fo:background-color="transparent" style:font-size-asian="8pt" style:font-size-complex="8pt"/>
    </style:style>
    <style:style style:name="P67" style:family="paragraph" style:parent-style-name="Standard">
      <style:paragraph-properties fo:padding="0.049cm" fo:border="0.06pt solid #000000" style:shadow="none"/>
      <style:text-properties style:font-name="Courier" fo:font-size="8pt" officeooo:rsid="005b29e2" officeooo:paragraph-rsid="0069437e" fo:background-color="transparent" style:font-size-asian="8pt" style:font-size-complex="8pt"/>
    </style:style>
    <style:style style:name="P68" style:family="paragraph" style:parent-style-name="Standard">
      <style:paragraph-properties fo:padding="0.049cm" fo:border="0.06pt solid #000000" style:shadow="none"/>
      <style:text-properties style:font-name="Courier" fo:font-size="8pt" officeooo:rsid="005b29e2" officeooo:paragraph-rsid="0069672b" fo:background-color="transparent" style:font-size-asian="8pt" style:font-size-complex="8pt"/>
    </style:style>
    <style:style style:name="P69" style:family="paragraph" style:parent-style-name="Standard">
      <style:paragraph-properties fo:padding="0.049cm" fo:border="0.06pt solid #000000" style:shadow="none"/>
      <style:text-properties style:font-name="Courier" fo:font-size="8pt" officeooo:rsid="005b29e2" officeooo:paragraph-rsid="005b29e2" fo:background-color="transparent" style:font-size-asian="8pt" style:font-size-complex="8pt"/>
    </style:style>
    <style:style style:name="P70" style:family="paragraph" style:parent-style-name="Standard">
      <style:paragraph-properties fo:padding="0.049cm" fo:border="0.06pt solid #000000" style:shadow="none"/>
      <style:text-properties style:font-name="Courier" fo:font-size="8pt" officeooo:rsid="0069437e" officeooo:paragraph-rsid="006c4e88" fo:background-color="transparent" style:font-size-asian="8pt" style:font-size-complex="8pt"/>
    </style:style>
    <style:style style:name="P71" style:family="paragraph" style:parent-style-name="Standard">
      <style:paragraph-properties fo:padding="0.049cm" fo:border="0.06pt solid #000000" style:shadow="none"/>
      <style:text-properties style:font-name="Courier" fo:font-size="8pt" officeooo:rsid="0069437e" officeooo:paragraph-rsid="006b9aad" fo:background-color="transparent" style:font-size-asian="8pt" style:font-size-complex="8pt"/>
    </style:style>
    <style:style style:name="P72" style:family="paragraph" style:parent-style-name="Standard">
      <style:paragraph-properties fo:break-before="page"/>
      <style:text-properties style:font-name="arial"/>
    </style:style>
    <style:style style:name="P73" style:family="paragraph" style:parent-style-name="Standard">
      <style:paragraph-properties fo:break-before="page"/>
      <style:text-properties style:font-name="arial" officeooo:rsid="00151fb7" officeooo:paragraph-rsid="00151fb7"/>
    </style:style>
    <style:style style:name="P74" style:family="paragraph" style:parent-style-name="Standard">
      <style:paragraph-properties fo:break-before="page"/>
      <style:text-properties style:font-name="arial" officeooo:rsid="002c7a59" officeooo:paragraph-rsid="002c7a59"/>
    </style:style>
    <style:style style:name="P75" style:family="paragraph" style:parent-style-name="Standard">
      <style:paragraph-properties fo:break-before="page"/>
      <style:text-properties style:font-name="arial" officeooo:rsid="002c7a59" officeooo:paragraph-rsid="0033d6a2"/>
    </style:style>
    <style:style style:name="P76" style:family="paragraph" style:parent-style-name="Standard">
      <style:paragraph-properties fo:break-before="page"/>
      <style:text-properties style:font-name="arial" officeooo:rsid="002c7a59" officeooo:paragraph-rsid="003abc57"/>
    </style:style>
    <style:style style:name="P77" style:family="paragraph" style:parent-style-name="Standard">
      <style:paragraph-properties fo:break-before="page"/>
      <style:text-properties style:font-name="arial" officeooo:rsid="002c7a59" officeooo:paragraph-rsid="0044e51b"/>
    </style:style>
    <style:style style:name="P78" style:family="paragraph" style:parent-style-name="Standard">
      <style:paragraph-properties fo:break-before="page"/>
      <style:text-properties style:font-name="arial" officeooo:rsid="002c7a59" officeooo:paragraph-rsid="006c4e88"/>
    </style:style>
    <style:style style:name="P79" style:family="paragraph" style:parent-style-name="Standard">
      <style:paragraph-properties fo:break-before="page"/>
      <style:text-properties style:font-name="arial" officeooo:rsid="005b29e2" officeooo:paragraph-rsid="005b29e2"/>
    </style:style>
    <style:style style:name="P80" style:family="paragraph" style:parent-style-name="Table_20_Contents">
      <style:text-properties style:font-name="Courier" fo:font-size="8pt" style:font-size-asian="8pt" style:font-size-complex="8pt"/>
    </style:style>
    <style:style style:name="P81" style:family="paragraph" style:parent-style-name="Table_20_Contents">
      <style:text-properties style:font-name="Courier" fo:font-size="8pt" officeooo:rsid="002c7a59" officeooo:paragraph-rsid="002c7a59" style:font-size-asian="8pt" style:font-size-complex="8pt"/>
    </style:style>
    <style:style style:name="P82" style:family="paragraph" style:parent-style-name="Table_20_Contents">
      <style:text-properties style:font-name="Courier" fo:font-size="8pt" officeooo:rsid="002c7a59" officeooo:paragraph-rsid="002eda66" style:font-size-asian="8pt" style:font-size-complex="8pt"/>
    </style:style>
    <style:style style:name="P83" style:family="paragraph" style:parent-style-name="Table_20_Contents">
      <style:text-properties style:font-name="Courier" fo:font-size="8pt" officeooo:rsid="002c7a59" officeooo:paragraph-rsid="0033d6a2" style:font-size-asian="8pt" style:font-size-complex="8pt"/>
    </style:style>
    <style:style style:name="P84" style:family="paragraph" style:parent-style-name="Table_20_Contents">
      <style:text-properties style:font-name="Courier" fo:font-size="8pt" officeooo:rsid="002c7a59" officeooo:paragraph-rsid="003abc57" style:font-size-asian="8pt" style:font-size-complex="8pt"/>
    </style:style>
    <style:style style:name="P85" style:family="paragraph" style:parent-style-name="Table_20_Contents">
      <style:text-properties style:font-name="Courier" fo:font-size="8pt" officeooo:rsid="002c7a59" officeooo:paragraph-rsid="003e687a" style:font-size-asian="8pt" style:font-size-complex="8pt"/>
    </style:style>
    <style:style style:name="P86" style:family="paragraph" style:parent-style-name="Table_20_Contents">
      <style:text-properties style:font-name="Courier" fo:font-size="8pt" officeooo:rsid="002c7a59" officeooo:paragraph-rsid="0044e51b" style:font-size-asian="8pt" style:font-size-complex="8pt"/>
    </style:style>
    <style:style style:name="P87" style:family="paragraph" style:parent-style-name="Table_20_Contents">
      <style:text-properties style:font-name="Courier" fo:font-size="8pt" officeooo:rsid="002c7a59" officeooo:paragraph-rsid="004aebf3" style:font-size-asian="8pt" style:font-size-complex="8pt"/>
    </style:style>
    <style:style style:name="P88" style:family="paragraph" style:parent-style-name="Table_20_Contents">
      <style:text-properties style:font-name="Courier" fo:font-size="8pt" officeooo:rsid="002c7a59" officeooo:paragraph-rsid="004de062" style:font-size-asian="8pt" style:font-size-complex="8pt"/>
    </style:style>
    <style:style style:name="P89" style:family="paragraph" style:parent-style-name="Table_20_Contents">
      <style:text-properties style:font-name="Courier" fo:font-size="8pt" officeooo:rsid="002c7a59" officeooo:paragraph-rsid="006c4e88" style:font-size-asian="8pt" style:font-size-complex="8pt"/>
    </style:style>
    <style:style style:name="P90" style:family="paragraph" style:parent-style-name="Table_20_Contents">
      <style:text-properties style:font-name="Courier" fo:font-size="8pt" officeooo:rsid="002c7a59" officeooo:paragraph-rsid="0091b721" style:font-size-asian="8pt" style:font-size-complex="8pt"/>
    </style:style>
    <style:style style:name="P91" style:family="paragraph" style:parent-style-name="Table_20_Contents">
      <style:text-properties style:font-name="Courier" fo:font-size="8pt" officeooo:rsid="002c7a59" officeooo:paragraph-rsid="00b8643b" style:font-size-asian="8pt" style:font-size-complex="8pt"/>
    </style:style>
    <style:style style:name="P92" style:family="paragraph" style:parent-style-name="Table_20_Contents">
      <style:text-properties style:font-name="Courier" fo:font-size="8pt" officeooo:rsid="002c97a7" officeooo:paragraph-rsid="002c97a7" style:font-size-asian="8pt" style:font-size-complex="8pt"/>
    </style:style>
    <style:style style:name="P93" style:family="paragraph" style:parent-style-name="Table_20_Contents">
      <style:text-properties style:font-name="Courier" fo:font-size="8pt" officeooo:rsid="002c97a7" officeooo:paragraph-rsid="002eda66" style:font-size-asian="8pt" style:font-size-complex="8pt"/>
    </style:style>
    <style:style style:name="P94" style:family="paragraph" style:parent-style-name="Table_20_Contents">
      <style:text-properties style:font-name="Courier" fo:font-size="8pt" officeooo:rsid="002c97a7" officeooo:paragraph-rsid="0033d6a2" style:font-size-asian="8pt" style:font-size-complex="8pt"/>
    </style:style>
    <style:style style:name="P95" style:family="paragraph" style:parent-style-name="Table_20_Contents">
      <style:text-properties style:font-name="Courier" fo:font-size="8pt" officeooo:rsid="002c97a7" officeooo:paragraph-rsid="003abc57" style:font-size-asian="8pt" style:font-size-complex="8pt"/>
    </style:style>
    <style:style style:name="P96" style:family="paragraph" style:parent-style-name="Table_20_Contents">
      <style:text-properties style:font-name="Courier" fo:font-size="8pt" officeooo:rsid="002c97a7" officeooo:paragraph-rsid="003e687a" style:font-size-asian="8pt" style:font-size-complex="8pt"/>
    </style:style>
    <style:style style:name="P97" style:family="paragraph" style:parent-style-name="Table_20_Contents">
      <style:text-properties style:font-name="Courier" fo:font-size="8pt" officeooo:rsid="002c97a7" officeooo:paragraph-rsid="0044e51b" style:font-size-asian="8pt" style:font-size-complex="8pt"/>
    </style:style>
    <style:style style:name="P98" style:family="paragraph" style:parent-style-name="Table_20_Contents">
      <style:text-properties style:font-name="Courier" fo:font-size="8pt" officeooo:rsid="002c97a7" officeooo:paragraph-rsid="004aebf3" style:font-size-asian="8pt" style:font-size-complex="8pt"/>
    </style:style>
    <style:style style:name="P99" style:family="paragraph" style:parent-style-name="Table_20_Contents">
      <style:text-properties style:font-name="Courier" fo:font-size="8pt" officeooo:rsid="002c97a7" officeooo:paragraph-rsid="004de062" style:font-size-asian="8pt" style:font-size-complex="8pt"/>
    </style:style>
    <style:style style:name="P100" style:family="paragraph" style:parent-style-name="Table_20_Contents">
      <style:text-properties style:font-name="Courier" fo:font-size="8pt" officeooo:rsid="002c97a7" officeooo:paragraph-rsid="006c4e88" style:font-size-asian="8pt" style:font-size-complex="8pt"/>
    </style:style>
    <style:style style:name="P101" style:family="paragraph" style:parent-style-name="Table_20_Contents">
      <style:text-properties style:font-name="Courier" fo:font-size="8pt" officeooo:rsid="002c97a7" officeooo:paragraph-rsid="007174f2" style:font-size-asian="8pt" style:font-size-complex="8pt"/>
    </style:style>
    <style:style style:name="P102" style:family="paragraph" style:parent-style-name="Table_20_Contents">
      <style:text-properties style:font-name="Courier" fo:font-size="8pt" officeooo:paragraph-rsid="002eda66" style:font-size-asian="8pt" style:font-size-complex="8pt"/>
    </style:style>
    <style:style style:name="P103" style:family="paragraph" style:parent-style-name="Table_20_Contents">
      <style:text-properties style:font-name="Courier" fo:font-size="8pt" officeooo:rsid="002f110d" officeooo:paragraph-rsid="002f110d" style:font-size-asian="8pt" style:font-size-complex="8pt"/>
    </style:style>
    <style:style style:name="P104" style:family="paragraph" style:parent-style-name="Table_20_Contents">
      <style:text-properties style:font-name="Courier" fo:font-size="8pt" officeooo:rsid="002f110d" officeooo:paragraph-rsid="003abc57" style:font-size-asian="8pt" style:font-size-complex="8pt"/>
    </style:style>
    <style:style style:name="P105" style:family="paragraph" style:parent-style-name="Table_20_Contents">
      <style:text-properties style:font-name="Courier" fo:font-size="8pt" officeooo:rsid="002f110d" officeooo:paragraph-rsid="003e687a" style:font-size-asian="8pt" style:font-size-complex="8pt"/>
    </style:style>
    <style:style style:name="P106" style:family="paragraph" style:parent-style-name="Table_20_Contents">
      <style:text-properties style:font-name="Courier" fo:font-size="8pt" officeooo:rsid="002f110d" officeooo:paragraph-rsid="0044e51b" style:font-size-asian="8pt" style:font-size-complex="8pt"/>
    </style:style>
    <style:style style:name="P107" style:family="paragraph" style:parent-style-name="Table_20_Contents">
      <style:text-properties style:font-name="Courier" fo:font-size="8pt" officeooo:rsid="002f110d" officeooo:paragraph-rsid="0030a52d" style:font-size-asian="8pt" style:font-size-complex="8pt"/>
    </style:style>
    <style:style style:name="P108" style:family="paragraph" style:parent-style-name="Table_20_Contents">
      <style:text-properties style:font-name="Courier" fo:font-size="8pt" officeooo:rsid="002f110d" officeooo:paragraph-rsid="00373c9e" style:font-size-asian="8pt" style:font-size-complex="8pt"/>
    </style:style>
    <style:style style:name="P109" style:family="paragraph" style:parent-style-name="Table_20_Contents">
      <style:text-properties style:font-name="Courier" fo:font-size="8pt" officeooo:rsid="002f110d" officeooo:paragraph-rsid="006c4e88" style:font-size-asian="8pt" style:font-size-complex="8pt"/>
    </style:style>
    <style:style style:name="P110" style:family="paragraph" style:parent-style-name="Table_20_Contents">
      <style:text-properties style:font-name="Courier" fo:font-size="8pt" officeooo:rsid="00308670" officeooo:paragraph-rsid="00308670" style:font-size-asian="8pt" style:font-size-complex="8pt"/>
    </style:style>
    <style:style style:name="P111" style:family="paragraph" style:parent-style-name="Table_20_Contents">
      <style:text-properties style:font-name="Courier" fo:font-size="8pt" officeooo:rsid="00308670" officeooo:paragraph-rsid="0033d6a2" style:font-size-asian="8pt" style:font-size-complex="8pt"/>
    </style:style>
    <style:style style:name="P112" style:family="paragraph" style:parent-style-name="Table_20_Contents">
      <style:text-properties style:font-name="Courier" fo:font-size="8pt" officeooo:rsid="00308670" officeooo:paragraph-rsid="003abc57" style:font-size-asian="8pt" style:font-size-complex="8pt"/>
    </style:style>
    <style:style style:name="P113" style:family="paragraph" style:parent-style-name="Table_20_Contents">
      <style:text-properties style:font-name="Courier" fo:font-size="8pt" officeooo:rsid="00308670" officeooo:paragraph-rsid="003e687a" style:font-size-asian="8pt" style:font-size-complex="8pt"/>
    </style:style>
    <style:style style:name="P114" style:family="paragraph" style:parent-style-name="Table_20_Contents">
      <style:text-properties style:font-name="Courier" fo:font-size="8pt" officeooo:rsid="00308670" officeooo:paragraph-rsid="0044e51b" style:font-size-asian="8pt" style:font-size-complex="8pt"/>
    </style:style>
    <style:style style:name="P115" style:family="paragraph" style:parent-style-name="Table_20_Contents">
      <style:text-properties style:font-name="Courier" fo:font-size="8pt" officeooo:rsid="00308670" officeooo:paragraph-rsid="004aebf3" style:font-size-asian="8pt" style:font-size-complex="8pt"/>
    </style:style>
    <style:style style:name="P116" style:family="paragraph" style:parent-style-name="Table_20_Contents">
      <style:text-properties style:font-name="Courier" fo:font-size="8pt" officeooo:rsid="00308670" officeooo:paragraph-rsid="004de062" style:font-size-asian="8pt" style:font-size-complex="8pt"/>
    </style:style>
    <style:style style:name="P117" style:family="paragraph" style:parent-style-name="Table_20_Contents">
      <style:text-properties style:font-name="Courier" fo:font-size="8pt" officeooo:rsid="00308670" officeooo:paragraph-rsid="00526a04" style:font-size-asian="8pt" style:font-size-complex="8pt"/>
    </style:style>
    <style:style style:name="P118" style:family="paragraph" style:parent-style-name="Table_20_Contents">
      <style:text-properties style:font-name="Courier" fo:font-size="8pt" officeooo:paragraph-rsid="0033d6a2" style:font-size-asian="8pt" style:font-size-complex="8pt"/>
    </style:style>
    <style:style style:name="P119" style:family="paragraph" style:parent-style-name="Table_20_Contents">
      <style:text-properties style:font-name="Courier" fo:font-size="8pt" officeooo:paragraph-rsid="003abc57" style:font-size-asian="8pt" style:font-size-complex="8pt"/>
    </style:style>
    <style:style style:name="P120" style:family="paragraph" style:parent-style-name="Table_20_Contents">
      <style:text-properties style:font-name="Courier" fo:font-size="8pt" officeooo:paragraph-rsid="003e687a" style:font-size-asian="8pt" style:font-size-complex="8pt"/>
    </style:style>
    <style:style style:name="P121" style:family="paragraph" style:parent-style-name="Table_20_Contents">
      <style:text-properties style:font-name="Courier" fo:font-size="8pt" officeooo:rsid="00405fe7" officeooo:paragraph-rsid="00405fe7" style:font-size-asian="8pt" style:font-size-complex="8pt"/>
    </style:style>
    <style:style style:name="P122" style:family="paragraph" style:parent-style-name="Table_20_Contents">
      <style:text-properties style:font-name="Courier" fo:font-size="8pt" officeooo:rsid="00405fe7" officeooo:paragraph-rsid="0044e51b" style:font-size-asian="8pt" style:font-size-complex="8pt"/>
    </style:style>
    <style:style style:name="P123" style:family="paragraph" style:parent-style-name="Table_20_Contents">
      <style:text-properties style:font-name="Courier" fo:font-size="8pt" officeooo:rsid="00405fe7" officeooo:paragraph-rsid="004aebf3" style:font-size-asian="8pt" style:font-size-complex="8pt"/>
    </style:style>
    <style:style style:name="P124" style:family="paragraph" style:parent-style-name="Table_20_Contents">
      <style:text-properties style:font-name="Courier" fo:font-size="8pt" officeooo:rsid="00405fe7" officeooo:paragraph-rsid="004de062" style:font-size-asian="8pt" style:font-size-complex="8pt"/>
    </style:style>
    <style:style style:name="P125" style:family="paragraph" style:parent-style-name="Table_20_Contents">
      <style:text-properties style:font-name="Courier" fo:font-size="8pt" officeooo:paragraph-rsid="0044e51b" style:font-size-asian="8pt" style:font-size-complex="8pt"/>
    </style:style>
    <style:style style:name="P126" style:family="paragraph" style:parent-style-name="Table_20_Contents">
      <style:text-properties style:font-name="Courier" fo:font-size="8pt" officeooo:rsid="0047680e" officeooo:paragraph-rsid="0047680e" style:font-size-asian="8pt" style:font-size-complex="8pt"/>
    </style:style>
    <style:style style:name="P127" style:family="paragraph" style:parent-style-name="Table_20_Contents">
      <style:text-properties style:font-name="Courier" fo:font-size="8pt" officeooo:rsid="0047680e" officeooo:paragraph-rsid="004aebf3" style:font-size-asian="8pt" style:font-size-complex="8pt"/>
    </style:style>
    <style:style style:name="P128" style:family="paragraph" style:parent-style-name="Table_20_Contents">
      <style:text-properties style:font-name="Courier" fo:font-size="8pt" officeooo:rsid="0047680e" officeooo:paragraph-rsid="004de062" style:font-size-asian="8pt" style:font-size-complex="8pt"/>
    </style:style>
    <style:style style:name="P129" style:family="paragraph" style:parent-style-name="Table_20_Contents">
      <style:text-properties style:font-name="Courier" fo:font-size="8pt" officeooo:paragraph-rsid="004aebf3" style:font-size-asian="8pt" style:font-size-complex="8pt"/>
    </style:style>
    <style:style style:name="P130" style:family="paragraph" style:parent-style-name="Table_20_Contents">
      <style:text-properties style:font-name="Courier" fo:font-size="8pt" officeooo:paragraph-rsid="004de062" style:font-size-asian="8pt" style:font-size-complex="8pt"/>
    </style:style>
    <style:style style:name="P131" style:family="paragraph" style:parent-style-name="Table_20_Contents">
      <style:text-properties style:font-name="Courier" fo:font-size="8pt" officeooo:rsid="005285c1" officeooo:paragraph-rsid="005285c1" style:font-size-asian="8pt" style:font-size-complex="8pt"/>
    </style:style>
    <style:style style:name="P132" style:family="paragraph" style:parent-style-name="Table_20_Contents">
      <style:text-properties style:font-name="Courier" fo:font-size="8pt" officeooo:paragraph-rsid="0065d84a" style:font-size-asian="8pt" style:font-size-complex="8pt"/>
    </style:style>
    <style:style style:name="P133" style:family="paragraph" style:parent-style-name="Table_20_Contents">
      <style:text-properties style:font-name="Courier" fo:font-size="8pt" officeooo:paragraph-rsid="006c4e88" style:font-size-asian="8pt" style:font-size-complex="8pt"/>
    </style:style>
    <style:style style:name="P134" style:family="paragraph" style:parent-style-name="Table_20_Contents">
      <style:text-properties style:font-name="Courier" fo:font-size="8pt" officeooo:paragraph-rsid="007131ef" style:font-size-asian="8pt" style:font-size-complex="8pt"/>
    </style:style>
    <style:style style:name="P135" style:family="paragraph" style:parent-style-name="Table_20_Contents">
      <style:text-properties style:font-name="Courier" fo:font-size="8pt" officeooo:rsid="007131ef" officeooo:paragraph-rsid="007131ef" style:font-size-asian="8pt" style:font-size-complex="8pt"/>
    </style:style>
    <style:style style:name="P136" style:family="paragraph" style:parent-style-name="Table_20_Contents">
      <style:text-properties style:font-name="Courier" fo:font-size="8pt" officeooo:rsid="007131ef" officeooo:paragraph-rsid="0071f4ab" style:font-size-asian="8pt" style:font-size-complex="8pt"/>
    </style:style>
    <style:style style:name="P137" style:family="paragraph" style:parent-style-name="Table_20_Contents">
      <style:text-properties style:font-name="Courier" fo:font-size="8pt" officeooo:rsid="00853750" officeooo:paragraph-rsid="00853750" style:font-size-asian="8pt" style:font-size-complex="8pt"/>
    </style:style>
    <style:style style:name="P138" style:family="paragraph" style:parent-style-name="Table_20_Contents">
      <style:text-properties style:font-name="Courier" fo:font-size="8pt" officeooo:paragraph-rsid="0091b721" style:font-size-asian="8pt" style:font-size-complex="8pt"/>
    </style:style>
    <style:style style:name="P139" style:family="paragraph" style:parent-style-name="Table_20_Contents">
      <style:text-properties style:font-name="Courier" fo:font-size="8pt" officeooo:rsid="00952ffd" officeooo:paragraph-rsid="00952ffd" style:font-size-asian="8pt" style:font-size-complex="8pt"/>
    </style:style>
    <style:style style:name="P140" style:family="paragraph" style:parent-style-name="Table_20_Contents">
      <style:text-properties style:font-name="Courier" fo:font-size="8pt" officeooo:rsid="009b9455" officeooo:paragraph-rsid="009b9455" style:font-size-asian="8pt" style:font-size-complex="8pt"/>
    </style:style>
    <style:style style:name="P141" style:family="paragraph" style:parent-style-name="Table_20_Contents">
      <style:text-properties style:font-name="Courier" fo:font-size="8pt" officeooo:rsid="009de1de" officeooo:paragraph-rsid="009de1de" style:font-size-asian="8pt" style:font-size-complex="8pt"/>
    </style:style>
    <style:style style:name="P142" style:family="paragraph" style:parent-style-name="Table_20_Contents">
      <style:text-properties style:font-name="Courier" fo:font-size="8pt" officeooo:rsid="009de1de" officeooo:paragraph-rsid="009f2689" style:font-size-asian="8pt" style:font-size-complex="8pt"/>
    </style:style>
    <style:style style:name="P143" style:family="paragraph" style:parent-style-name="Table_20_Contents">
      <style:text-properties style:font-name="Courier" fo:font-size="8pt" officeooo:paragraph-rsid="00ab9f4e" style:font-size-asian="8pt" style:font-size-complex="8pt"/>
    </style:style>
    <style:style style:name="P144" style:family="paragraph" style:parent-style-name="Table_20_Contents">
      <style:text-properties style:font-name="Courier" fo:font-size="8pt" officeooo:paragraph-rsid="00b8643b" style:font-size-asian="8pt" style:font-size-complex="8pt"/>
    </style:style>
    <style:style style:name="P145" style:family="paragraph" style:parent-style-name="Table_20_Contents">
      <style:text-properties style:font-name="Courier" fo:font-size="8pt" officeooo:rsid="00b9f65a" officeooo:paragraph-rsid="00b9f65a" style:font-size-asian="8pt" style:font-size-complex="8pt"/>
    </style:style>
    <style:style style:name="P146" style:family="paragraph" style:parent-style-name="Table_20_Contents">
      <style:text-properties style:font-name="Courier" fo:font-size="8pt" officeooo:paragraph-rsid="00bc5526" style:font-size-asian="8pt" style:font-size-complex="8pt"/>
    </style:style>
    <style:style style:name="P147" style:family="paragraph" style:parent-style-name="Table_20_Contents">
      <style:text-properties style:font-name="Courier" fo:font-size="8pt" officeooo:rsid="00bc73f6" officeooo:paragraph-rsid="00bc73f6" style:font-size-asian="8pt" style:font-size-complex="8pt"/>
    </style:style>
    <style:style style:name="P148" style:family="paragraph" style:parent-style-name="Table_20_Contents">
      <style:text-properties style:font-name="Courier" fo:font-size="8pt" officeooo:rsid="00bf29db" officeooo:paragraph-rsid="00bf29db" style:font-size-asian="8pt" style:font-size-complex="8pt"/>
    </style:style>
    <style:style style:name="P149" style:family="paragraph" style:parent-style-name="Table_20_Contents">
      <style:text-properties style:font-name="Courier" fo:font-size="8pt" officeooo:rsid="00bf29db" officeooo:paragraph-rsid="00bfc0b8" style:font-size-asian="8pt" style:font-size-complex="8pt"/>
    </style:style>
    <style:style style:name="P150" style:family="paragraph" style:parent-style-name="Table_20_Contents">
      <style:text-properties style:font-name="Courier" fo:font-size="8pt" officeooo:paragraph-rsid="00bf29db" style:font-size-asian="8pt" style:font-size-complex="8pt"/>
    </style:style>
    <style:style style:name="P151" style:family="paragraph" style:parent-style-name="Table_20_Contents">
      <style:text-properties style:font-name="Courier" fo:font-size="8pt" officeooo:paragraph-rsid="00bfc0b8" style:font-size-asian="8pt" style:font-size-complex="8pt"/>
    </style:style>
    <style:style style:name="P152" style:family="paragraph" style:parent-style-name="Table_20_Contents">
      <style:text-properties style:font-name="Courier" fo:font-size="8pt" fo:font-weight="bold" officeooo:rsid="002c7a59" officeooo:paragraph-rsid="002c7a59" style:font-size-asian="8pt" style:font-weight-asian="bold" style:font-size-complex="8pt" style:font-weight-complex="bold"/>
    </style:style>
    <style:style style:name="P153" style:family="paragraph" style:parent-style-name="Table_20_Contents">
      <style:text-properties style:font-name="Courier" fo:font-size="8pt" fo:font-weight="bold" officeooo:rsid="002c7a59" officeooo:paragraph-rsid="002eda66" style:font-size-asian="8pt" style:font-weight-asian="bold" style:font-size-complex="8pt" style:font-weight-complex="bold"/>
    </style:style>
    <style:style style:name="P154" style:family="paragraph" style:parent-style-name="Table_20_Contents">
      <style:text-properties style:font-name="Courier" fo:font-size="8pt" fo:font-weight="bold" officeooo:rsid="002c7a59" officeooo:paragraph-rsid="0033d6a2" style:font-size-asian="8pt" style:font-weight-asian="bold" style:font-size-complex="8pt" style:font-weight-complex="bold"/>
    </style:style>
    <style:style style:name="P155" style:family="paragraph" style:parent-style-name="Table_20_Contents">
      <style:text-properties style:font-name="Courier" fo:font-size="8pt" fo:font-weight="bold" officeooo:rsid="002c7a59" officeooo:paragraph-rsid="003abc57" style:font-size-asian="8pt" style:font-weight-asian="bold" style:font-size-complex="8pt" style:font-weight-complex="bold"/>
    </style:style>
    <style:style style:name="P156" style:family="paragraph" style:parent-style-name="Table_20_Contents">
      <style:text-properties style:font-name="Courier" fo:font-size="8pt" fo:font-weight="bold" officeooo:rsid="002c7a59" officeooo:paragraph-rsid="003e687a" style:font-size-asian="8pt" style:font-weight-asian="bold" style:font-size-complex="8pt" style:font-weight-complex="bold"/>
    </style:style>
    <style:style style:name="P157" style:family="paragraph" style:parent-style-name="Table_20_Contents">
      <style:text-properties style:font-name="Courier" fo:font-size="8pt" fo:font-weight="bold" officeooo:rsid="002c7a59" officeooo:paragraph-rsid="0044e51b" style:font-size-asian="8pt" style:font-weight-asian="bold" style:font-size-complex="8pt" style:font-weight-complex="bold"/>
    </style:style>
    <style:style style:name="P158" style:family="paragraph" style:parent-style-name="Table_20_Contents">
      <style:text-properties style:font-name="Courier" fo:font-size="8pt" fo:font-weight="bold" officeooo:rsid="002c7a59" officeooo:paragraph-rsid="004aebf3" style:font-size-asian="8pt" style:font-weight-asian="bold" style:font-size-complex="8pt" style:font-weight-complex="bold"/>
    </style:style>
    <style:style style:name="P159" style:family="paragraph" style:parent-style-name="Table_20_Contents">
      <style:text-properties style:font-name="Courier" fo:font-size="8pt" fo:font-weight="bold" officeooo:rsid="002c7a59" officeooo:paragraph-rsid="004de062" style:font-size-asian="8pt" style:font-weight-asian="bold" style:font-size-complex="8pt" style:font-weight-complex="bold"/>
    </style:style>
    <style:style style:name="P160" style:family="paragraph" style:parent-style-name="Table_20_Contents">
      <style:text-properties style:font-name="Courier" fo:font-size="8pt" fo:font-weight="bold" officeooo:rsid="002c7a59" officeooo:paragraph-rsid="006c4e88" style:font-size-asian="8pt" style:font-weight-asian="bold" style:font-size-complex="8pt" style:font-weight-complex="bold"/>
    </style:style>
    <style:style style:name="P161" style:family="paragraph" style:parent-style-name="Table_20_Contents">
      <style:text-properties style:font-name="Courier" fo:font-size="8pt" fo:font-weight="bold" officeooo:rsid="002c7a59" officeooo:paragraph-rsid="0091b721" style:font-size-asian="8pt" style:font-weight-asian="bold" style:font-size-complex="8pt" style:font-weight-complex="bold"/>
    </style:style>
    <style:style style:name="P162" style:family="paragraph" style:parent-style-name="Table_20_Contents">
      <style:text-properties style:font-name="Courier" fo:font-size="8pt" fo:font-weight="bold" officeooo:rsid="002c7a59" officeooo:paragraph-rsid="00b8643b" style:font-size-asian="8pt" style:font-weight-asian="bold" style:font-size-complex="8pt" style:font-weight-complex="bold"/>
    </style:style>
    <style:style style:name="P163" style:family="paragraph" style:parent-style-name="Table_20_Contents">
      <style:text-properties fo:color="#6666ff" style:font-name="Courier" fo:font-size="8pt" style:font-size-asian="8pt" style:font-size-complex="8pt"/>
    </style:style>
    <style:style style:name="P164" style:family="paragraph" style:parent-style-name="Table_20_Contents">
      <style:text-properties fo:color="#6666ff" style:font-name="Courier" fo:font-size="8pt" officeooo:paragraph-rsid="002eda66" style:font-size-asian="8pt" style:font-size-complex="8pt"/>
    </style:style>
    <style:style style:name="P165" style:family="paragraph" style:parent-style-name="Table_20_Contents">
      <style:text-properties fo:color="#6666ff" style:font-name="Courier" fo:font-size="8pt" officeooo:paragraph-rsid="0033d6a2" style:font-size-asian="8pt" style:font-size-complex="8pt"/>
    </style:style>
    <style:style style:name="P166" style:family="paragraph" style:parent-style-name="Table_20_Contents">
      <style:text-properties fo:color="#6666ff" style:font-name="Courier" fo:font-size="8pt" officeooo:paragraph-rsid="003abc57" style:font-size-asian="8pt" style:font-size-complex="8pt"/>
    </style:style>
    <style:style style:name="P167" style:family="paragraph" style:parent-style-name="Table_20_Contents">
      <style:text-properties fo:color="#6666ff" style:font-name="Courier" fo:font-size="8pt" officeooo:paragraph-rsid="003e687a" style:font-size-asian="8pt" style:font-size-complex="8pt"/>
    </style:style>
    <style:style style:name="P168" style:family="paragraph" style:parent-style-name="Table_20_Contents">
      <style:text-properties fo:color="#6666ff" style:font-name="Courier" fo:font-size="8pt" officeooo:paragraph-rsid="0044e51b" style:font-size-asian="8pt" style:font-size-complex="8pt"/>
    </style:style>
    <style:style style:name="P169" style:family="paragraph" style:parent-style-name="Table_20_Contents">
      <style:text-properties fo:color="#6666ff" style:font-name="Courier" fo:font-size="8pt" officeooo:paragraph-rsid="004aebf3" style:font-size-asian="8pt" style:font-size-complex="8pt"/>
    </style:style>
    <style:style style:name="P170" style:family="paragraph" style:parent-style-name="Table_20_Contents">
      <style:text-properties fo:color="#6666ff" style:font-name="Courier" fo:font-size="8pt" officeooo:paragraph-rsid="004de062" style:font-size-asian="8pt" style:font-size-complex="8pt"/>
    </style:style>
    <style:style style:name="P171" style:family="paragraph" style:parent-style-name="Table_20_Contents">
      <style:text-properties fo:color="#6666ff" style:font-name="Courier" fo:font-size="8pt" officeooo:paragraph-rsid="0065d84a" style:font-size-asian="8pt" style:font-size-complex="8pt"/>
    </style:style>
    <style:style style:name="P172" style:family="paragraph" style:parent-style-name="Table_20_Contents">
      <style:text-properties fo:color="#000000" style:font-name="Courier" fo:font-size="8pt" style:font-size-asian="8pt" style:font-size-complex="8pt"/>
    </style:style>
    <style:style style:name="P173" style:family="paragraph" style:parent-style-name="Table_20_Contents">
      <style:text-properties fo:color="#ce181e" style:font-name="Courier" fo:font-size="8pt" officeooo:rsid="00b9f65a" officeooo:paragraph-rsid="00b9f65a" style:font-size-asian="8pt" style:font-size-complex="8pt"/>
    </style:style>
    <style:style style:name="P174" style:family="paragraph" style:parent-style-name="Standard" style:list-style-name="L1">
      <style:text-properties style:font-name="arial" officeooo:rsid="00257f22" officeooo:paragraph-rsid="00257f22"/>
    </style:style>
    <style:style style:name="P175" style:family="paragraph" style:parent-style-name="Standard" style:master-page-name="Landscape">
      <style:paragraph-properties style:page-number="auto"/>
      <style:text-properties style:font-name="arial" officeooo:rsid="002b4662" officeooo:paragraph-rsid="002b4662"/>
    </style:style>
    <style:style style:name="P176" style:family="paragraph" style:parent-style-name="Standard" style:master-page-name="Landscape">
      <style:paragraph-properties style:page-number="auto" fo:break-before="page"/>
      <style:text-properties style:font-name="arial" officeooo:rsid="002b4662" officeooo:paragraph-rsid="003d84e9"/>
    </style:style>
    <style:style style:name="P177" style:family="paragraph" style:parent-style-name="Standard" style:master-page-name="Landscape">
      <style:paragraph-properties style:page-number="auto" fo:break-before="page"/>
      <style:text-properties style:font-name="arial" officeooo:rsid="002b4662" officeooo:paragraph-rsid="004aebf3"/>
    </style:style>
    <style:style style:name="P178" style:family="paragraph" style:parent-style-name="Standard" style:master-page-name="Landscape">
      <style:paragraph-properties style:page-number="auto" fo:break-before="page"/>
      <style:text-properties style:font-name="arial" officeooo:rsid="002b4662" officeooo:paragraph-rsid="004de062"/>
    </style:style>
    <style:style style:name="P179" style:family="paragraph" style:parent-style-name="Standard" style:master-page-name="Landscape">
      <style:paragraph-properties style:page-number="auto" fo:break-before="page"/>
      <style:text-properties style:font-name="arial" officeooo:rsid="002b4662" officeooo:paragraph-rsid="006c4e88"/>
    </style:style>
    <style:style style:name="P180" style:family="paragraph" style:parent-style-name="Standard" style:master-page-name="Landscape">
      <style:paragraph-properties style:page-number="auto" fo:break-before="page"/>
      <style:text-properties fo:color="#000000" style:font-name="arial" officeooo:rsid="002b4662" officeooo:paragraph-rsid="0091b721"/>
    </style:style>
    <style:style style:name="P181" style:family="paragraph" style:parent-style-name="Standard" style:master-page-name="Landscape">
      <style:paragraph-properties style:page-number="auto" fo:break-before="page"/>
      <style:text-properties fo:color="#000000" style:font-name="arial" officeooo:rsid="002b4662" officeooo:paragraph-rsid="00beee70"/>
    </style:style>
    <style:style style:name="P182" style:family="paragraph" style:parent-style-name="Standard" style:master-page-name="Landscape">
      <style:paragraph-properties style:page-number="auto" fo:break-before="page"/>
      <style:text-properties fo:color="#ce181e" style:font-name="arial" officeooo:rsid="002b4662" officeooo:paragraph-rsid="00b8643b"/>
    </style:style>
    <style:style style:name="P183" style:family="paragraph" style:parent-style-name="Table_20_Contents" style:list-style-name="L2">
      <style:text-properties style:font-name="Courier" fo:font-size="8pt" officeooo:rsid="002c97a7" officeooo:paragraph-rsid="002c97a7" style:font-size-asian="8pt" style:font-size-complex="8pt"/>
    </style:style>
    <style:style style:name="P184" style:family="paragraph" style:parent-style-name="Table_20_Contents" style:list-style-name="L2">
      <style:text-properties style:font-name="Courier" fo:font-size="8pt" officeooo:rsid="002c97a7" officeooo:paragraph-rsid="002eda66" style:font-size-asian="8pt" style:font-size-complex="8pt"/>
    </style:style>
    <style:style style:name="P185" style:family="paragraph" style:parent-style-name="Table_20_Contents" style:list-style-name="L2">
      <style:text-properties style:font-name="Courier" fo:font-size="8pt" officeooo:rsid="002c97a7" officeooo:paragraph-rsid="0033d6a2" style:font-size-asian="8pt" style:font-size-complex="8pt"/>
    </style:style>
    <style:style style:name="P186" style:family="paragraph" style:parent-style-name="Table_20_Contents" style:list-style-name="L2">
      <style:text-properties style:font-name="Courier" fo:font-size="8pt" officeooo:rsid="002c97a7" officeooo:paragraph-rsid="003abc57" style:font-size-asian="8pt" style:font-size-complex="8pt"/>
    </style:style>
    <style:style style:name="P187" style:family="paragraph" style:parent-style-name="Table_20_Contents" style:list-style-name="L2">
      <style:text-properties style:font-name="Courier" fo:font-size="8pt" officeooo:rsid="002c97a7" officeooo:paragraph-rsid="003e687a" style:font-size-asian="8pt" style:font-size-complex="8pt"/>
    </style:style>
    <style:style style:name="P188" style:family="paragraph" style:parent-style-name="Table_20_Contents" style:list-style-name="L2">
      <style:text-properties style:font-name="Courier" fo:font-size="8pt" officeooo:rsid="002c97a7" officeooo:paragraph-rsid="0044e51b" style:font-size-asian="8pt" style:font-size-complex="8pt"/>
    </style:style>
    <style:style style:name="P189" style:family="paragraph" style:parent-style-name="Table_20_Contents" style:list-style-name="L2">
      <style:text-properties style:font-name="Courier" fo:font-size="8pt" officeooo:rsid="002c97a7" officeooo:paragraph-rsid="006c4e88" style:font-size-asian="8pt" style:font-size-complex="8pt"/>
    </style:style>
    <style:style style:name="P190" style:family="paragraph" style:parent-style-name="Table_20_Contents" style:list-style-name="L2">
      <style:text-properties style:font-name="Courier" fo:font-size="8pt" officeooo:rsid="002c97a7" officeooo:paragraph-rsid="007174f2" style:font-size-asian="8pt" style:font-size-complex="8pt"/>
    </style:style>
    <style:style style:name="P191" style:family="paragraph" style:parent-style-name="Table_20_Contents" style:list-style-name="L2">
      <style:text-properties style:font-name="Courier" fo:font-size="8pt" officeooo:rsid="002f4cde" officeooo:paragraph-rsid="002f4cde" style:font-size-asian="8pt" style:font-size-complex="8pt"/>
    </style:style>
    <style:style style:name="P192" style:family="paragraph" style:parent-style-name="Table_20_Contents" style:list-style-name="L2">
      <style:text-properties style:font-name="Courier" fo:font-size="8pt" officeooo:rsid="002f110d" officeooo:paragraph-rsid="002f110d" style:font-size-asian="8pt" style:font-size-complex="8pt"/>
    </style:style>
    <style:style style:name="P193" style:family="paragraph" style:parent-style-name="Table_20_Contents" style:list-style-name="L2">
      <style:text-properties style:font-name="Courier" fo:font-size="8pt" officeooo:rsid="002f110d" officeooo:paragraph-rsid="0033d6a2" style:font-size-asian="8pt" style:font-size-complex="8pt"/>
    </style:style>
    <style:style style:name="P194" style:family="paragraph" style:parent-style-name="Table_20_Contents" style:list-style-name="L2">
      <style:text-properties style:font-name="Courier" fo:font-size="8pt" officeooo:rsid="002f110d" officeooo:paragraph-rsid="003abc57" style:font-size-asian="8pt" style:font-size-complex="8pt"/>
    </style:style>
    <style:style style:name="P195" style:family="paragraph" style:parent-style-name="Table_20_Contents" style:list-style-name="L2">
      <style:text-properties style:font-name="Courier" fo:font-size="8pt" officeooo:rsid="002f110d" officeooo:paragraph-rsid="003e687a" style:font-size-asian="8pt" style:font-size-complex="8pt"/>
    </style:style>
    <style:style style:name="P196" style:family="paragraph" style:parent-style-name="Table_20_Contents" style:list-style-name="L2">
      <style:text-properties style:font-name="Courier" fo:font-size="8pt" officeooo:rsid="002f110d" officeooo:paragraph-rsid="0044e51b" style:font-size-asian="8pt" style:font-size-complex="8pt"/>
    </style:style>
    <style:style style:name="P197" style:family="paragraph" style:parent-style-name="Table_20_Contents" style:list-style-name="L2">
      <style:text-properties style:font-name="Courier" fo:font-size="8pt" officeooo:rsid="002f110d" officeooo:paragraph-rsid="004aebf3" style:font-size-asian="8pt" style:font-size-complex="8pt"/>
    </style:style>
    <style:style style:name="P198" style:family="paragraph" style:parent-style-name="Table_20_Contents" style:list-style-name="L2">
      <style:text-properties style:font-name="Courier" fo:font-size="8pt" officeooo:rsid="002f110d" officeooo:paragraph-rsid="004de062" style:font-size-asian="8pt" style:font-size-complex="8pt"/>
    </style:style>
    <style:style style:name="P199" style:family="paragraph" style:parent-style-name="Table_20_Contents" style:list-style-name="L2">
      <style:text-properties style:font-name="Courier" fo:font-size="8pt" officeooo:rsid="002f110d" officeooo:paragraph-rsid="004ef773" style:font-size-asian="8pt" style:font-size-complex="8pt"/>
    </style:style>
    <style:style style:name="P200" style:family="paragraph" style:parent-style-name="Table_20_Contents" style:list-style-name="L2">
      <style:text-properties style:font-name="Courier" fo:font-size="8pt" officeooo:rsid="0050b947" officeooo:paragraph-rsid="004ef773" style:font-size-asian="8pt" style:font-size-complex="8pt"/>
    </style:style>
    <style:style style:name="P201" style:family="paragraph" style:parent-style-name="Table_20_Contents" style:list-style-name="L2">
      <style:text-properties style:font-name="Courier" fo:font-size="8pt" officeooo:rsid="006eb45b" officeooo:paragraph-rsid="006eb45b" style:font-size-asian="8pt" style:font-size-complex="8pt"/>
    </style:style>
    <style:style style:name="P202" style:family="paragraph" style:parent-style-name="Table_20_Contents" style:list-style-name="L2">
      <style:text-properties style:font-name="Courier" fo:font-size="8pt" officeooo:rsid="006eb45b" officeooo:paragraph-rsid="007174f2" style:font-size-asian="8pt" style:font-size-complex="8pt"/>
    </style:style>
    <style:style style:name="P203" style:family="paragraph" style:parent-style-name="Table_20_Contents" style:list-style-name="L3">
      <style:text-properties style:font-name="Courier" fo:font-size="8pt" officeooo:rsid="00853750" officeooo:paragraph-rsid="00853750" style:font-size-asian="8pt" style:font-size-complex="8pt"/>
    </style:style>
    <style:style style:name="P204" style:family="paragraph" style:parent-style-name="Table_20_Contents" style:list-style-name="L4">
      <style:text-properties style:font-name="Courier" fo:font-size="8pt" officeooo:rsid="009b9455" officeooo:paragraph-rsid="009b9455" style:font-size-asian="8pt" style:font-size-complex="8pt"/>
    </style:style>
    <style:style style:name="T1" style:family="text">
      <style:text-properties officeooo:rsid="00151fb7"/>
    </style:style>
    <style:style style:name="T2" style:family="text">
      <style:text-properties officeooo:rsid="00156375"/>
    </style:style>
    <style:style style:name="T3" style:family="text">
      <style:text-properties officeooo:rsid="0017b8ef"/>
    </style:style>
    <style:style style:name="T4" style:family="text">
      <style:text-properties officeooo:rsid="0019b96a"/>
    </style:style>
    <style:style style:name="T5" style:family="text">
      <style:text-properties officeooo:rsid="001acd26"/>
    </style:style>
    <style:style style:name="T6" style:family="text">
      <style:text-properties officeooo:rsid="001d6880"/>
    </style:style>
    <style:style style:name="T7" style:family="text">
      <style:text-properties officeooo:rsid="001fe012"/>
    </style:style>
    <style:style style:name="T8" style:family="text">
      <style:text-properties fo:color="#ce181e"/>
    </style:style>
    <style:style style:name="T9" style:family="text">
      <style:text-properties fo:color="#ce181e" officeooo:rsid="00151fb7" fo:background-color="transparent" loext:char-shading-value="0"/>
    </style:style>
    <style:style style:name="T10" style:family="text">
      <style:text-properties fo:color="#ce181e" officeooo:rsid="0068299a" fo:background-color="transparent" loext:char-shading-value="0"/>
    </style:style>
    <style:style style:name="T11" style:family="text">
      <style:text-properties fo:color="#ce181e" officeooo:rsid="00af937a" fo:background-color="transparent" loext:char-shading-value="0"/>
    </style:style>
    <style:style style:name="T12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ce181e" style:text-underline-style="solid" style:text-underline-width="auto" style:text-underline-color="font-color" fo:font-weight="bold" officeooo:rsid="002c7a59" style:font-weight-asian="bold" style:font-weight-complex="bold"/>
    </style:style>
    <style:style style:name="T14" style:family="text">
      <style:text-properties fo:color="#ce181e" style:text-underline-style="solid" style:text-underline-width="auto" style:text-underline-color="font-color" fo:font-weight="bold" officeooo:rsid="0091b721" style:font-weight-asian="bold" style:font-weight-complex="bold"/>
    </style:style>
    <style:style style:name="T15" style:family="text">
      <style:text-properties fo:color="#ce181e" style:text-underline-style="solid" style:text-underline-width="auto" style:text-underline-color="font-color" fo:font-weight="bold" officeooo:rsid="00b8643b" style:font-weight-asian="bold" style:font-weight-complex="bold"/>
    </style:style>
    <style:style style:name="T16" style:family="text">
      <style:text-properties fo:color="#ce181e" officeooo:rsid="009f2689"/>
    </style:style>
    <style:style style:name="T17" style:family="text">
      <style:text-properties fo:color="#ce181e" officeooo:rsid="00bc5526"/>
    </style:style>
    <style:style style:name="T18" style:family="text">
      <style:text-properties fo:color="#ce181e" officeooo:rsid="00bfc0b8"/>
    </style:style>
    <style:style style:name="T19" style:family="text">
      <style:text-properties officeooo:rsid="00218db9"/>
    </style:style>
    <style:style style:name="T20" style:family="text">
      <style:text-properties officeooo:rsid="0023c8a6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57f22" style:font-weight-asian="bold" style:font-weight-complex="bold"/>
    </style:style>
    <style:style style:name="T23" style:family="text">
      <style:text-properties officeooo:rsid="002611b1"/>
    </style:style>
    <style:style style:name="T24" style:family="text">
      <style:text-properties officeooo:rsid="00269d56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2c7a59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257f22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3d84e9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4aebf3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4de062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6c4e88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91b721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b8643b" style:font-weight-asian="bold" style:font-weight-complex="bold"/>
    </style:style>
    <style:style style:name="T34" style:family="text">
      <style:text-properties fo:color="#6666ff"/>
    </style:style>
    <style:style style:name="T35" style:family="text">
      <style:text-properties fo:color="#6666ff" officeooo:rsid="007131ef"/>
    </style:style>
    <style:style style:name="T36" style:family="text">
      <style:text-properties fo:color="#000000"/>
    </style:style>
    <style:style style:name="T37" style:family="text">
      <style:text-properties fo:color="#000000" officeooo:rsid="0068299a" fo:background-color="transparent" loext:char-shading-value="0"/>
    </style:style>
    <style:style style:name="T38" style:family="text">
      <style:text-properties fo:color="#000000" officeooo:rsid="00151fb7" fo:background-color="transparent" loext:char-shading-value="0"/>
    </style:style>
    <style:style style:name="T39" style:family="text">
      <style:text-properties fo:color="#000000" officeooo:rsid="00901dfb" fo:background-color="transparent" loext:char-shading-value="0"/>
    </style:style>
    <style:style style:name="T40" style:family="text">
      <style:text-properties officeooo:rsid="002eda66"/>
    </style:style>
    <style:style style:name="T41" style:family="text">
      <style:text-properties officeooo:rsid="002f110d"/>
    </style:style>
    <style:style style:name="T42" style:family="text">
      <style:text-properties officeooo:rsid="00308670"/>
    </style:style>
    <style:style style:name="T43" style:family="text">
      <style:text-properties officeooo:rsid="0030a52d"/>
    </style:style>
    <style:style style:name="T44" style:family="text">
      <style:text-properties officeooo:rsid="00351272"/>
    </style:style>
    <style:style style:name="T45" style:family="text">
      <style:text-properties officeooo:rsid="00385470"/>
    </style:style>
    <style:style style:name="T46" style:family="text">
      <style:text-properties officeooo:rsid="003bb113"/>
    </style:style>
    <style:style style:name="T47" style:family="text">
      <style:text-properties officeooo:rsid="003bc95b"/>
    </style:style>
    <style:style style:name="T48" style:family="text">
      <style:text-properties officeooo:rsid="003e687a"/>
    </style:style>
    <style:style style:name="T49" style:family="text">
      <style:text-properties officeooo:rsid="0044e51b"/>
    </style:style>
    <style:style style:name="T50" style:family="text">
      <style:text-properties officeooo:rsid="00466859"/>
    </style:style>
    <style:style style:name="T51" style:family="text">
      <style:text-properties officeooo:rsid="0048df21"/>
    </style:style>
    <style:style style:name="T52" style:family="text">
      <style:text-properties officeooo:rsid="004aebf3"/>
    </style:style>
    <style:style style:name="T53" style:family="text">
      <style:text-properties officeooo:rsid="004de062"/>
    </style:style>
    <style:style style:name="T54" style:family="text">
      <style:text-properties officeooo:rsid="004ef773"/>
    </style:style>
    <style:style style:name="T55" style:family="text">
      <style:text-properties officeooo:rsid="0055b87b"/>
    </style:style>
    <style:style style:name="T56" style:family="text">
      <style:text-properties officeooo:rsid="0058102c"/>
    </style:style>
    <style:style style:name="T57" style:family="text">
      <style:text-properties officeooo:rsid="005bc479"/>
    </style:style>
    <style:style style:name="T58" style:family="text">
      <style:text-properties officeooo:rsid="005db7bc"/>
    </style:style>
    <style:style style:name="T59" style:family="text">
      <style:text-properties officeooo:rsid="0068299a"/>
    </style:style>
    <style:style style:name="T60" style:family="text">
      <style:text-properties officeooo:rsid="006939ae"/>
    </style:style>
    <style:style style:name="T61" style:family="text">
      <style:text-properties officeooo:rsid="0069437e"/>
    </style:style>
    <style:style style:name="T62" style:family="text">
      <style:text-properties officeooo:rsid="006c4e88"/>
    </style:style>
    <style:style style:name="T63" style:family="text">
      <style:text-properties officeooo:rsid="006eb45b"/>
    </style:style>
    <style:style style:name="T64" style:family="text">
      <style:text-properties officeooo:rsid="00151fb7" fo:background-color="transparent" loext:char-shading-value="0"/>
    </style:style>
    <style:style style:name="T65" style:family="text">
      <style:text-properties officeooo:rsid="0068299a" fo:background-color="transparent" loext:char-shading-value="0"/>
    </style:style>
    <style:style style:name="T66" style:family="text">
      <style:text-properties officeooo:rsid="0080aac8"/>
    </style:style>
    <style:style style:name="T67" style:family="text">
      <style:text-properties officeooo:rsid="00901dfb"/>
    </style:style>
    <style:style style:name="T68" style:family="text">
      <style:text-properties officeooo:rsid="0090215d"/>
    </style:style>
    <style:style style:name="T69" style:family="text">
      <style:text-properties officeooo:rsid="0091b721"/>
    </style:style>
    <style:style style:name="T70" style:family="text">
      <style:text-properties officeooo:rsid="009b9455"/>
    </style:style>
    <style:style style:name="T71" style:family="text">
      <style:text-properties officeooo:rsid="009f2689"/>
    </style:style>
    <style:style style:name="T72" style:family="text">
      <style:text-properties style:use-window-font-color="true" fo:background-color="transparent" loext:char-shading-value="0"/>
    </style:style>
    <style:style style:name="T73" style:family="text">
      <style:text-properties style:use-window-font-color="true" officeooo:rsid="0068299a" fo:background-color="transparent" loext:char-shading-value="0"/>
    </style:style>
    <style:style style:name="T74" style:family="text">
      <style:text-properties style:use-window-font-color="true" officeooo:rsid="00901dfb" fo:background-color="transparent" loext:char-shading-value="0"/>
    </style:style>
    <style:style style:name="T75" style:family="text">
      <style:text-properties style:use-window-font-color="true" officeooo:rsid="00b0ee72" fo:background-color="transparent" loext:char-shading-value="0"/>
    </style:style>
    <style:style style:name="T76" style:family="text">
      <style:text-properties officeooo:rsid="00ab9f4e"/>
    </style:style>
    <style:style style:name="T77" style:family="text">
      <style:text-properties officeooo:rsid="00ae6602"/>
    </style:style>
    <style:style style:name="T78" style:family="text">
      <style:text-properties officeooo:rsid="00b34bea"/>
    </style:style>
    <style:style style:name="T79" style:family="text">
      <style:text-properties officeooo:rsid="00b4801a"/>
    </style:style>
    <style:style style:name="T80" style:family="text">
      <style:text-properties officeooo:rsid="00b8643b"/>
    </style:style>
    <style:style style:name="T81" style:family="text">
      <style:text-properties officeooo:rsid="00b9f65a"/>
    </style:style>
    <style:style style:name="T82" style:family="text">
      <style:text-properties officeooo:rsid="00bf29db"/>
    </style:style>
    <style:style style:name="T83" style:family="text">
      <style:text-properties officeooo:rsid="00bfc0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PLL stub <text:span text:style-name="T58">dei servizi SPCOOP</text:span>: documentazione tecnica</text:p>
      <text:p text:style-name="P1"/>
      <text:p text:style-name="P2"><text:span text:style-name="T22">A</text:span><text:span text:style-name="T21">utore</text:span>: Vincenzo Di Lorenzo</text:p>
      <text:p text:style-name="P2"><text:span text:style-name="T22">D</text:span><text:span text:style-name="T21">ata</text:span>: <text:span text:style-name="T77">18</text:span> <text:span text:style-name="T77">febbraio</text:span> 20<text:span text:style-name="T77">20</text:span></text:p>
      <text:p text:style-name="P2"><text:span text:style-name="T22">V</text:span><text:span text:style-name="T21">ersione</text:span>: 1.<text:span text:style-name="T77">5 (Inseriti i servizi REST per l’invio degli SMS mediante TIM)</text:span></text:p>
      <text:p text:style-name="P2"/>
      <text:p text:style-name="P20"><text:span text:style-name="T21">Contenuto</text:span>:</text:p>
      <text:p text:style-name="P20">Il documento descrive gli stub dei web services esposti da ANPAL, in particolare dei servizi afferenti:</text:p>
      <text:list xml:id="list3195647597" text:style-name="L1">
        <text:list-item>
          <text:p text:style-name="P174">“Flusso SAP” limitatamente alle operation</text:p>
          <text:list>
            <text:list-item>
              <text:p text:style-name="P174">richiestaSAP</text:p>
            </text:list-item>
            <text:list-item>
              <text:p text:style-name="P174">verificaEsistenzaSAP</text:p>
            </text:list-item>
            <text:list-item>
              <text:p text:style-name="P174">invioSAP</text:p>
            </text:list-item>
            <text:list-item>
              <text:p text:style-name="P174">richiestaSAP_N00_A02</text:p>
            </text:list-item>
          </text:list>
        </text:list-item>
        <text:list-item>
          <text:p text:style-name="P174">“Flusso Utenti-YG”</text:p>
        </text:list-item>
        <text:list-item>
          <text:p text:style-name="P174">“Flusso Stato-Adesione-YG”</text:p>
        </text:list-item>
        <text:list-item text:start-value="1">
          <text:p text:style-name="P174">“<text:span text:style-name="T59">Flusso Profiling-YG”</text:span></text:p>
        </text:list-item>
      </text:list>
      <text:p text:style-name="P2"/>
      <text:p text:style-name="P20">Gli stub implementano gli stessi WSDL ministeriali ed applicano alcuni controlli previsti da ANPAL al fine di provare il codice <text:span text:style-name="T24">sviluppato sul</text:span> PLL nel modo più verosimile possibile.</text:p>
      <text:p text:style-name="P20">Gli stub leggono e scrivono su alcune tabelle di un database postgreSQL, in questo modo è possibile preparare delle <text:span text:style-name="T24">opportune </text:span>risposte in accordo al contenuto di tali tabelle.</text:p>
      <text:p text:style-name="P20">Laddove previsto gli stub implementano anche l’imposizione del “limite di invocazione”, nel 30% dei casi i servizi possono restituire un errore del tipo “X001 – <text:span text:style-name="T23">Limite invocazioni raggiunto</text:span>”.</text:p>
      <text:p text:style-name="P2"/>
      <text:p text:style-name="P48"><text:span text:style-name="T77">S</text:span>ono <text:span text:style-name="T77">inoltre </text:span>censiti due servizi REST necessari per la comunicazione con il layer di cooperazione in riferimento all’estrazione degli enti accreditati ed all’avanzamento delle politiche.</text:p>
      <text:p text:style-name="P48"/>
      <text:p text:style-name="P49">Infine sono descritti due servizi REST necessari per l’invio di SMS mediante TIM.</text:p>
      <text:p text:style-name="P2"/>
      <text:p text:style-name="P73"/>
      <text:p text:style-name="P11">Configurazione <text:span text:style-name="T20">dell’</text:span>ambiente</text:p>
      <text:p text:style-name="P12">server usato: SIL2 (13.95.83.10)</text:p>
      <text:p text:style-name="P12"/>
      <text:p text:style-name="P12">directory di installazione di SOAP-UI: /home/sil/SoapUI-5.3.0</text:p>
      <text:p text:style-name="P2"/>
      <text:p text:style-name="P2">directory contenente gli script shell: /usr/local/bin</text:p>
      <text:p text:style-name="P2">nomi degli script shell: </text:p>
      <text:p text:style-name="P1"><text:tab/>YG_SAP_mockservice.sh <text:tab/><text:tab/><text:tab/><text:tab/><text:tab/><text:span text:style-name="T3">(userà la porta 18080)</text:span></text:p>
      <text:p text:style-name="P16"><text:tab/><text:span text:style-name="T1">YG_ADESIONE_mockservice.sh<text:tab/><text:tab/><text:tab/><text:tab/>(userà la porta 18081)</text:span></text:p>
      <text:p text:style-name="P16"><text:tab/><text:span text:style-name="T1">YG_GET_STATO_ADESIONE_mockservice.sh<text:tab/>(userà la porta 18082)</text:span></text:p>
      <text:p text:style-name="P16"><text:tab/><text:span text:style-name="T1">YG_SET_STATO_ADESIONE_mockservice.sh<text:tab/>(userà la porta 18083)</text:span></text:p>
      <text:p text:style-name="P46"><text:tab/><text:span text:style-name="T64">YG_PROFILING_mockservice.sh<text:tab/><text:tab/><text:tab/>(userà la porta 18084)</text:span></text:p>
      <text:p text:style-name="P50"><text:span text:style-name="T64"><text:tab/></text:span><text:span text:style-name="T37">REST_ITLOGIX</text:span><text:span text:style-name="T38">_mockservice.sh<text:tab/><text:tab/><text:tab/><text:tab/>(userà la porta 1808</text:span><text:span text:style-name="T39">5</text:span><text:span text:style-name="T38">)</text:span></text:p>
      <text:p text:style-name="P51"><text:span text:style-name="T9"><text:tab/></text:span><text:span text:style-name="T10">REST_</text:span><text:span text:style-name="T11">SMS_TIM</text:span><text:span text:style-name="T9">_mockservice.sh<text:tab/><text:tab/><text:tab/>(userà la porta 1808</text:span><text:span text:style-name="T11">6</text:span><text:span text:style-name="T9">)</text:span></text:p>
      <text:p text:style-name="P1"/>
      <text:p text:style-name="P3">directory contenente i progetti SOAP-UI: <text:span text:style-name="T2">/home/sil</text:span>/soapui<text:span text:style-name="T2">projects</text:span></text:p>
      <text:p text:style-name="P2">nomi dei progetti SOAP-UI:</text:p>
      <text:p text:style-name="P2"><text:tab/>TEST-YG-SAP-soapui-project.xml</text:p>
      <text:p text:style-name="P2"><text:tab/>TEST-YG-ADESIONE-soapui-project.xml</text:p>
      <text:p text:style-name="P2"><text:tab/>TEST-YG-GET-STATO-ADESIONE-soapui-project.xml</text:p>
      <text:p text:style-name="P2"><text:tab/>TEST-YG-SET-STATO-ADESIONE-soapui-project.xml</text:p>
      <text:p text:style-name="P2"><text:tab/><text:span text:style-name="T65">TEST-YG-PROFILING-soapui-project.xml</text:span></text:p>
      <text:p text:style-name="P4"><text:span text:style-name="T65"><text:tab/></text:span><text:span text:style-name="T73">TEST-REST-ITLOGIX-soapui-project.xml</text:span></text:p>
      <text:p text:style-name="P5"><text:span text:style-name="T73"><text:tab/>TEST-REST-</text:span><text:span text:style-name="T75">SMS-TIM</text:span><text:span text:style-name="T73">-soapui-project.xml</text:span></text:p>
      <text:p text:style-name="P1"/>
      <text:p text:style-name="P12">directory contenente i log <text:span text:style-name="T20">prodotti dagli</text:span> stub: /home/sil<text:span text:style-name="T1">/soapui</text:span>logs</text:p>
      <text:p text:style-name="P3">nomi de<text:span text:style-name="T2">i file di log:</text:span></text:p>
      <text:p text:style-name="P14"><text:tab/>YG_SAP_mockservice.<text:span text:style-name="T2">log</text:span></text:p>
      <text:p text:style-name="P14"><text:tab/><text:span text:style-name="T1">YG_ADESIONE_mockservice.log</text:span></text:p>
      <text:p text:style-name="P14"><text:tab/><text:span text:style-name="T1">YG_GET_STATO_ADESIONE_mockservice.log</text:span></text:p>
      <text:p text:style-name="P3"><text:tab/>YG_SET_STATO_ADESIONE_mockservice.<text:span text:style-name="T2">log</text:span></text:p>
      <text:p text:style-name="P3"><text:tab/><text:span text:style-name="T65">YG_PROFILING_moskservice.log</text:span></text:p>
      <text:p text:style-name="P4"><text:span text:style-name="T65"><text:tab/></text:span><text:span text:style-name="T73">REST_ITLOGIX</text:span><text:span text:style-name="T72">_mockservice.</text:span><text:span text:style-name="T74">log</text:span></text:p>
      <text:p text:style-name="P5"><text:span text:style-name="T74"><text:tab/></text:span><text:span text:style-name="T73">REST_</text:span><text:span text:style-name="T75">SMS_TIM</text:span><text:span text:style-name="T72">_mockservice.</text:span><text:span text:style-name="T74">log</text:span></text:p>
      <text:p text:style-name="P3"/>
      <text:p text:style-name="P12">database contenente le tabelle usate dagli stub:</text:p>
      <text:p text:style-name="P12"><text:tab/>server: PostgreSQL server 10 su SIL2</text:p>
      <text:p text:style-name="P12"><text:tab/>database: sil (accedere con sil/sil123)</text:p>
      <text:p text:style-name="P12"><text:tab/>schema: ws_stub</text:p>
      <text:p text:style-name="P12"><text:tab/><text:span text:style-name="T4">tabelle:</text:span></text:p>
      <text:p text:style-name="P12"><text:tab/><text:tab/><text:span text:style-name="T4">sap [identificativosap, risposta]</text:span></text:p>
      <text:p text:style-name="P12"><text:tab/><text:tab/><text:span text:style-name="T4">adesione_yg [codicefiscale, statoadesione, risposta]</text:span></text:p>
      <text:p text:style-name="P13"><text:tab/><text:tab/><text:span text:style-name="T4">did [codicefiscale, risposta]</text:span></text:p>
      <text:p text:style-name="P13"><text:tab/><text:tab/><text:span text:style-name="T59">profiling_yg [codicefiscale, risposta]</text:span></text:p>
      <text:p text:style-name="P13"><text:tab/><text:tab/>soggetti_accreditati <text:span text:style-name="T67">[codice_identificativo, denominazione, misura, provincia,<text:line-break/><text:tab/><text:tab/><text:tab/><text:tab/><text:tab/> comune, tipologia, pagina,risposta]</text:span></text:p>
      <text:p text:style-name="P3"/>
      <text:p text:style-name="P18"><text:span text:style-name="T21">NOTA</text:span>:</text:p>
      <text:p text:style-name="P18">verificare che nei progetti SOAP-UI <text:span text:style-name="T57">(lato server) </text:span>siano correttamente impostati i riferimenti al database. <text:span text:style-name="T7">Si trovano nei file xml dei vari progetti SOAP_UI, al termine di ciascun file si trova la sezione seguente:</text:span></text:p>
      <text:p text:style-name="P58"><text:soft-page-break/>...</text:p>
      <text:p text:style-name="P58">&lt;con:property&gt;&lt;con:name&gt;<text:span text:style-name="T8">dbhost</text:span>&lt;/con:name&gt;&lt;con:value&gt;<text:span text:style-name="T8">localhost</text:span>&lt;/con:value&gt;&lt;/con:property&gt; &lt;con:property&gt;&lt;con:name&gt;<text:span text:style-name="T8">dbname</text:span>&lt;/con:name&gt;&lt;con:value&gt;<text:span text:style-name="T8">sil</text:span>&lt;/con:value&gt;&lt;/con:property&gt; &lt;con:property&gt;&lt;con:name&gt;<text:span text:style-name="T8">dbusername</text:span>&lt;/con:name&gt;&lt;con:value&gt;<text:span text:style-name="T8">sil</text:span>&lt;/con:value&gt;&lt;/con:property&gt; &lt;con:property&gt;&lt;con:name&gt;<text:span text:style-name="T8">dbpassword</text:span>&lt;/con:name&gt;&lt;con:value&gt;<text:span text:style-name="T8">sil123</text:span>&lt;/con:value&gt;&lt;/con:property&gt; &lt;con:property&gt;&lt;con:name&gt;<text:span text:style-name="T8">dbport</text:span>&lt;/con:name&gt;&lt;con:value&gt;<text:span text:style-name="T8">5432</text:span>&lt;/con:value&gt;&lt;/con:property&gt;</text:p>
      <text:p text:style-name="P58">...</text:p>
      <text:p text:style-name="P19"/>
      <text:p text:style-name="P72"/>
      <text:p text:style-name="P2">Esempio di uno <text:span text:style-name="T19">degli </text:span>script shell:</text:p>
      <text:p text:style-name="P56">#!/bin/bash</text:p>
      <text:p text:style-name="P56">#/usr/local/bin/YG_SAP_mockservice.sh</text:p>
      <text:p text:style-name="P56">#</text:p>
      <text:p text:style-name="P56"/>
      <text:p text:style-name="P56">function d_start ( )</text:p>
      <text:p text:style-name="P56">{</text:p>
      <text:p text:style-name="P56"><text:s text:c="8"/>echo <text:s/>"YG-SAP mockservice: starting service (port:8082)"</text:p>
      <text:p text:style-name="P56"><text:s text:c="8"/>/home/sil/SoapUI-5.3.0/bin/mockservicerunner.sh -Djava.awt.headless=true -m "servizicoapWSSoapBinding MockService" "/home/sil/soapuiprojects/TEST-YG-SAP-soapui-project.xml" -p <text:span text:style-name="T6">1</text:span>808<text:span text:style-name="T6">0</text:span> &gt;&gt; /home/sil/soapuilogs/YG_SAP_mockservice.log 2&gt;&amp;1 &amp;</text:p>
      <text:p text:style-name="P56"><text:s text:c="8"/>echo <text:s/>"YG-SAP mockservice: started"</text:p>
      <text:p text:style-name="P56">}</text:p>
      <text:p text:style-name="P56"/>
      <text:p text:style-name="P56">function d_stop ( )</text:p>
      <text:p text:style-name="P56">{</text:p>
      <text:p text:style-name="P56"><text:s text:c="8"/>echo <text:s/>"YG-SAP mockservice: stopping service"</text:p>
      <text:p text:style-name="P56"><text:s text:c="8"/>ps -ef | grep TEST-YG-SAP-soapui-project | grep -v grep | awk '{print $2}' | xargs kill</text:p>
      <text:p text:style-name="P56"><text:s text:c="8"/>echo <text:s/>"YG-SAP mockservice: service stopped"</text:p>
      <text:p text:style-name="P56"><text:s/>}</text:p>
      <text:p text:style-name="P56"/>
      <text:p text:style-name="P56">function d_status ( )</text:p>
      <text:p text:style-name="P56">{</text:p>
      <text:p text:style-name="P56"><text:s text:c="8"/>echo <text:s/>"YG-SAP mockservice: checking for process PID"</text:p>
      <text:p text:style-name="P57"><text:s text:c="8"/>PID=`ps -ef | grep TEST-YG-SAP-soapui-project | grep -v grep | awk '{print $2}'`</text:p>
      <text:p text:style-name="P56"><text:s text:c="8"/>if [[ "" != <text:s/>"$PID" ]]; then</text:p>
      <text:p text:style-name="P56"><text:s text:c="11"/>echo "Process PID is"</text:p>
      <text:p text:style-name="P56"><text:s text:c="11"/>echo "$PID"</text:p>
      <text:p text:style-name="P56"><text:s text:c="8"/>else</text:p>
      <text:p text:style-name="P56"><text:s text:c="11"/>echo "Process is not running"</text:p>
      <text:p text:style-name="P56"><text:s text:c="8"/>fi</text:p>
      <text:p text:style-name="P56">}</text:p>
      <text:p text:style-name="P56"/>
      <text:p text:style-name="P56"># Management instructions of the service</text:p>
      <text:p text:style-name="P56">case <text:s/>$1 <text:s/>in</text:p>
      <text:p text:style-name="P56"><text:s text:c="8"/>"start")</text:p>
      <text:p text:style-name="P56"><text:s text:c="16"/>d_start</text:p>
      <text:p text:style-name="P56"><text:s text:c="16"/>;;</text:p>
      <text:p text:style-name="P56"><text:s text:c="8"/>"stop")</text:p>
      <text:p text:style-name="P56"><text:s text:c="16"/>d_stop</text:p>
      <text:p text:style-name="P56"><text:s text:c="16"/>;;</text:p>
      <text:p text:style-name="P56"><text:s text:c="8"/>"reload")</text:p>
      <text:p text:style-name="P56"><text:s text:c="16"/>d_stop</text:p>
      <text:p text:style-name="P56"><text:s text:c="16"/>sleep <text:s/>1</text:p>
      <text:p text:style-name="P56"><text:s text:c="16"/>d_start</text:p>
      <text:p text:style-name="P56"><text:s text:c="16"/>;;</text:p>
      <text:p text:style-name="P56"><text:s text:c="8"/>"status")</text:p>
      <text:p text:style-name="P56"><text:s text:c="16"/>d_status</text:p>
      <text:p text:style-name="P56"><text:s text:c="16"/>;;</text:p>
      <text:p text:style-name="P56"><text:s text:c="8"/>* )</text:p>
      <text:p text:style-name="P56"><text:s text:c="8"/>echo <text:s/>"Usage: $0 {start | stop | reload | status}"</text:p>
      <text:p text:style-name="P56"><text:s text:c="8"/>exit <text:s/>1</text:p>
      <text:p text:style-name="P56"><text:s text:c="8"/>;;</text:p>
      <text:p text:style-name="P56">esac</text:p>
      <text:p text:style-name="P56"/>
      <text:p text:style-name="P56">exit <text:s/>0</text:p>
      <text:p text:style-name="P56"/>
      <text:p text:style-name="P2"/>
      <text:p text:style-name="P17">Gli altri tre sono analoghi.</text:p>
      <text:p text:style-name="P17">Lo script accetta in ingresso un parametro che indica l’azione da eseguire sul processo:</text:p>
      <text:p text:style-name="P17"><text:tab/>start<text:tab/><text:tab/>(avvia il processo corrispondente allo stub)</text:p>
      <text:p text:style-name="P17"><text:tab/>stop<text:tab/><text:tab/>(esegue il kill del processo)</text:p>
      <text:p text:style-name="P17"><text:tab/>reload<text:tab/><text:tab/>(esegue il kill e lo start)</text:p>
      <text:p text:style-name="P17"><text:tab/>status<text:tab/><text:tab/>(indica lo stato del processo)</text:p>
      <text:p text:style-name="P15"><text:span text:style-name="T5">Gli</text:span> script <text:span text:style-name="T5">sono</text:span> predispost<text:span text:style-name="T5">i</text:span> per essere collegat<text:span text:style-name="T5">i</text:span> ad un servizio Systemd <text:span text:style-name="T5">e perciò saranno in realtà eseguiti dall’utente root</text:span>.</text:p>
      <text:p text:style-name="P1"/>
      <text:p text:style-name="P1"/>
      <text:p text:style-name="P1"/>
      <text:p text:style-name="P21"><text:soft-page-break/>Configurazione dei servizi systemd</text:p>
      <text:p text:style-name="P21"/>
      <text:p text:style-name="P59"/>
      <text:p text:style-name="P59">cd /etc/systemd/system/</text:p>
      <text:p text:style-name="P59"/>
      <text:p text:style-name="P59">------------------------------------- YG_SAP ---------------------------------------------</text:p>
      <text:p text:style-name="P59">-- creo il file:</text:p>
      <text:p text:style-name="P59">sudo vi ./yg_sap_stub.service</text:p>
      <text:p text:style-name="P59"><text:s/></text:p>
      <text:p text:style-name="P59">-- il file contiene:</text:p>
      <text:p text:style-name="P59">[Unit]</text:p>
      <text:p text:style-name="P59">Description = YG SAP daemon</text:p>
      <text:p text:style-name="P59">After network.target = auditd.service</text:p>
      <text:p text:style-name="P59"/>
      <text:p text:style-name="P59">[Service]</text:p>
      <text:p text:style-name="P59">Type = forking</text:p>
      <text:p text:style-name="P59">ExecStart = <text:s/>/usr/local/bin/YG_SAP_mockservice.sh start</text:p>
      <text:p text:style-name="P59">ExecStop = <text:s text:c="2"/>/usr/local/bin/YG_SAP_mockservice.sh stop</text:p>
      <text:p text:style-name="P59">ExecReload = /usr/local/bin/YG_SAP_mockservice.sh reload</text:p>
      <text:p text:style-name="P59"/>
      <text:p text:style-name="P59">[Install]</text:p>
      <text:p text:style-name="P59">WantedBy = multi-user.target</text:p>
      <text:p text:style-name="P59"/>
      <text:p text:style-name="P59"/>
      <text:p text:style-name="P59">------------------------------------- YG_ADESIONE ---------------------------------------------</text:p>
      <text:p text:style-name="P59">-- creo il file:</text:p>
      <text:p text:style-name="P59">sudo vi ./yg_adesione_stub.service</text:p>
      <text:p text:style-name="P59"/>
      <text:p text:style-name="P59">-- il file contiene:</text:p>
      <text:p text:style-name="P59">[Unit]</text:p>
      <text:p text:style-name="P59">Description = YG ADESIONE daemon</text:p>
      <text:p text:style-name="P59">After network.target = auditd.service</text:p>
      <text:p text:style-name="P59"/>
      <text:p text:style-name="P59">[Service]</text:p>
      <text:p text:style-name="P59">Type = forking</text:p>
      <text:p text:style-name="P59">ExecStart = <text:s/>/usr/local/bin/YG_ADESIONE_mockservice.sh start</text:p>
      <text:p text:style-name="P59">ExecStop = <text:s text:c="2"/>/usr/local/bin/YG_ADESIONE_mockservice.sh stop</text:p>
      <text:p text:style-name="P59">ExecReload = /usr/local/bin/YG_ADESIONE_mockservice.sh reload</text:p>
      <text:p text:style-name="P59"/>
      <text:p text:style-name="P59">[Install]</text:p>
      <text:p text:style-name="P59">WantedBy = multi-user.target</text:p>
      <text:p text:style-name="P59"/>
      <text:p text:style-name="P59"/>
      <text:p text:style-name="P59">---------------------------------- YG_GET_STATO_ADESIONE ---------------------------------------</text:p>
      <text:p text:style-name="P59">-- creo il file:</text:p>
      <text:p text:style-name="P59">sudo vi ./yg_get_stato_adesione_stub.service</text:p>
      <text:p text:style-name="P59"/>
      <text:p text:style-name="P59">-- il file contiene:</text:p>
      <text:p text:style-name="P59">[Unit]</text:p>
      <text:p text:style-name="P59">Description = YG GET STATO ADESIONE daemon</text:p>
      <text:p text:style-name="P59">After network.target = auditd.service</text:p>
      <text:p text:style-name="P59"/>
      <text:p text:style-name="P59">[Service]</text:p>
      <text:p text:style-name="P59">Type = forking</text:p>
      <text:p text:style-name="P59">ExecStart = <text:s/>/usr/local/bin/YG_GET_STATO_ADESIONE_mockservice.sh start</text:p>
      <text:p text:style-name="P59">ExecStop = <text:s text:c="2"/>/usr/local/bin/YG_GET_STATO_ADESIONE_mockservice.sh stop</text:p>
      <text:p text:style-name="P59">ExecReload = /usr/local/bin/YG_GET_STATO_ADESIONE_mockservice.sh reload</text:p>
      <text:p text:style-name="P59"/>
      <text:p text:style-name="P59">[Install]</text:p>
      <text:p text:style-name="P59">WantedBy = multi-user.target</text:p>
      <text:p text:style-name="P59"/>
      <text:p text:style-name="P59"/>
      <text:p text:style-name="P59">--------------------------------- YG_SET_STATO_ADESIONE ----------------------------------------</text:p>
      <text:p text:style-name="P59">-- creo il file:</text:p>
      <text:p text:style-name="P59">sudo vi ./yg_set_stato_adesione_stub.service</text:p>
      <text:p text:style-name="P59"/>
      <text:p text:style-name="P59">-- il file contiene:</text:p>
      <text:p text:style-name="P59">[Unit]</text:p>
      <text:p text:style-name="P59">Description = YG SET STATO ADESIONE daemon</text:p>
      <text:p text:style-name="P59">After network.target = auditd.service</text:p>
      <text:p text:style-name="P59"/>
      <text:p text:style-name="P59">[Service]</text:p>
      <text:p text:style-name="P59">Type = forking</text:p>
      <text:p text:style-name="P59">ExecStart = <text:s/>/usr/local/bin/YG_SET_STATO_ADESIONE_mockservice.sh start</text:p>
      <text:p text:style-name="P59">ExecStop = <text:s text:c="2"/>/usr/local/bin/YG_SET_STATO_ADESIONE_mockservice.sh stop</text:p>
      <text:p text:style-name="P59">ExecReload = /usr/local/bin/YG_SET_STATO_ADESIONE_mockservice.sh reload</text:p>
      <text:p text:style-name="P59"/>
      <text:p text:style-name="P59"><text:soft-page-break/>[Install]</text:p>
      <text:p text:style-name="P59">WantedBy = multi-user.target</text:p>
      <text:p text:style-name="P59"/>
      <text:p text:style-name="P59"/>
      <text:p text:style-name="P63">--------------------------------- YG_<text:span text:style-name="T60">PROFILING</text:span> ----------------------------------------</text:p>
      <text:p text:style-name="P63">-- creo il file:</text:p>
      <text:p text:style-name="P63">sudo vi ./yg_<text:span text:style-name="T60">profiling</text:span>_stub.service</text:p>
      <text:p text:style-name="P63"/>
      <text:p text:style-name="P63">-- il file contiene:</text:p>
      <text:p text:style-name="P63">[Unit]</text:p>
      <text:p text:style-name="P63">Description = YG <text:span text:style-name="T60">PROFILING </text:span>daemon</text:p>
      <text:p text:style-name="P63">After network.target = auditd.service</text:p>
      <text:p text:style-name="P63"/>
      <text:p text:style-name="P63">[Service]</text:p>
      <text:p text:style-name="P63">Type = forking</text:p>
      <text:p text:style-name="P63">ExecStart = <text:s/>/usr/local/bin/YG_<text:span text:style-name="T60">PROFILING</text:span>_mockservice.sh start</text:p>
      <text:p text:style-name="P63">ExecStop = <text:s text:c="2"/>/usr/local/bin/YG_<text:span text:style-name="T60">PROFILING</text:span>_mockservice.sh stop</text:p>
      <text:p text:style-name="P63">ExecReload = /usr/local/bin/YG_<text:span text:style-name="T60">PROFILING</text:span>_mockservice.sh reload</text:p>
      <text:p text:style-name="P63"/>
      <text:p text:style-name="P63">[Install]</text:p>
      <text:p text:style-name="P63">WantedBy = multi-user.target</text:p>
      <text:p text:style-name="P61"/>
      <text:p text:style-name="P61"/>
      <text:p text:style-name="P64">--------------------------------- REST_ITLOGIX ----------------------------------------</text:p>
      <text:p text:style-name="P64">-- creo il file:</text:p>
      <text:p text:style-name="P64">sudo vi ./<text:span text:style-name="T68">rest</text:span>_<text:span text:style-name="T68">itlogix</text:span>_stub.service</text:p>
      <text:p text:style-name="P64"/>
      <text:p text:style-name="P64">-- il file contiene:</text:p>
      <text:p text:style-name="P64">[Unit]</text:p>
      <text:p text:style-name="P64">Description = REST ITLOGIX<text:span text:style-name="T60"> </text:span>daemon</text:p>
      <text:p text:style-name="P64">After network.target = auditd.service</text:p>
      <text:p text:style-name="P64"/>
      <text:p text:style-name="P64">[Service]</text:p>
      <text:p text:style-name="P64">Type = forking</text:p>
      <text:p text:style-name="P64">ExecStart = <text:s/>/usr/local/bin/REST_ITLOGIX_mockservice.sh start</text:p>
      <text:p text:style-name="P64">ExecStop = <text:s text:c="2"/>/usr/local/bin/REST_ITLOGIX_mockservice.sh stop</text:p>
      <text:p text:style-name="P64">ExecReload = /usr/local/bin/REST_ITLOGIX_mockservice.sh reload</text:p>
      <text:p text:style-name="P64"/>
      <text:p text:style-name="P64">[Install]</text:p>
      <text:p text:style-name="P64">WantedBy = multi-user.target</text:p>
      <text:p text:style-name="P59"/>
      <text:p text:style-name="P59"/>
      <text:p text:style-name="P65">--------------------------------- REST_<text:span text:style-name="T78">SMS_TIM</text:span> ----------------------------------------</text:p>
      <text:p text:style-name="P65">-- creo il file:</text:p>
      <text:p text:style-name="P65">sudo vi ./<text:span text:style-name="T68">rest</text:span>_<text:span text:style-name="T78">sms_tim</text:span>_stub.service</text:p>
      <text:p text:style-name="P65"/>
      <text:p text:style-name="P65">-- il file contiene:</text:p>
      <text:p text:style-name="P65">[Unit]</text:p>
      <text:p text:style-name="P65">Description = REST <text:span text:style-name="T78">SMS TIM </text:span>daemon</text:p>
      <text:p text:style-name="P65">After network.target = auditd.service</text:p>
      <text:p text:style-name="P65"/>
      <text:p text:style-name="P65">[Service]</text:p>
      <text:p text:style-name="P65">Type = forking</text:p>
      <text:p text:style-name="P65">ExecStart = <text:s/>/usr/local/bin/REST_<text:span text:style-name="T78">SMS_TIM</text:span>_mockservice.sh start</text:p>
      <text:p text:style-name="P65">ExecStop = <text:s text:c="2"/>/usr/local/bin/REST_<text:span text:style-name="T78">SMS_TIM</text:span>_mockservice.sh stop</text:p>
      <text:p text:style-name="P65">ExecReload = /usr/local/bin/REST_<text:span text:style-name="T78">SMS_TIM</text:span>_mockservice.sh reload</text:p>
      <text:p text:style-name="P65"/>
      <text:p text:style-name="P65">[Install]</text:p>
      <text:p text:style-name="P65">WantedBy = multi-user.target</text:p>
      <text:p text:style-name="P59"/>
      <text:p text:style-name="P59">--------------------------------- ricarico i servizi systemd --------------------------------------</text:p>
      <text:p text:style-name="P59">-------------------------------- avvio i servizi ma<text:span text:style-name="T55">n</text:span>ualmente --------------------------------------</text:p>
      <text:p text:style-name="P59"/>
      <text:p text:style-name="P59">sudo systemctl daemon-reload</text:p>
      <text:p text:style-name="P59"/>
      <text:p text:style-name="P60">-- <text:span text:style-name="T55">lista dei servizi</text:span>:</text:p>
      <text:p text:style-name="P59">sudo systemctl list-unit-files --type=service</text:p>
      <text:p text:style-name="P59"/>
      <text:p text:style-name="P59">sudo systemctl start yg_sap_stub.service</text:p>
      <text:p text:style-name="P59"/>
      <text:p text:style-name="P59">sudo systemctl start yg_adesione_stub.service</text:p>
      <text:p text:style-name="P59"/>
      <text:p text:style-name="P59">sudo systemctl start yg_get_stato_adesione_stub.service</text:p>
      <text:p text:style-name="P59"/>
      <text:p text:style-name="P59">sudo systemctl start yg_set_stato_adesione_stub.service</text:p>
      <text:p text:style-name="P59"/>
      <text:p text:style-name="P63">sudo systemctl start yg_<text:span text:style-name="T60">profiling</text:span>_stub.service</text:p>
      <text:p text:style-name="P63"/>
      <text:p text:style-name="P64"><text:soft-page-break/>sudo systemctl start <text:span text:style-name="T68">rest</text:span>_<text:span text:style-name="T68">itlogix</text:span>_stub.service</text:p>
      <text:p text:style-name="P61"/>
      <text:p text:style-name="P66">sudo systemctl start <text:span text:style-name="T68">rest</text:span>_<text:span text:style-name="T79">sms_tim</text:span>_stub.service</text:p>
      <text:p text:style-name="P59"/>
      <text:p text:style-name="P59">---------------------------- abilito i servizi YG allo startup -----------------------------------</text:p>
      <text:p text:style-name="P59">sudo systemctl enable yg_sap_stub.service</text:p>
      <text:p text:style-name="P59"/>
      <text:p text:style-name="P59">sudo systemctl enable yg_adesione_stub.service</text:p>
      <text:p text:style-name="P59"/>
      <text:p text:style-name="P59">sudo systemctl enable yg_get_stato_adesione_stub.service</text:p>
      <text:p text:style-name="P59"/>
      <text:p text:style-name="P59">sudo systemctl enable yg_set_stato_adesione_stub.service</text:p>
      <text:p text:style-name="P59"/>
      <text:p text:style-name="P63">sudo systemctl enable yg_<text:span text:style-name="T60">profiling</text:span>_stub.service</text:p>
      <text:p text:style-name="P63"/>
      <text:p text:style-name="P64"><text:span text:style-name="T79">s</text:span>udo systemctl enable <text:span text:style-name="T68">rest</text:span>_<text:span text:style-name="T68">itlogix</text:span>_stub.service</text:p>
      <text:p text:style-name="P64"/>
      <text:p text:style-name="P66"><text:span text:style-name="T79">s</text:span>udo systemctl enable <text:span text:style-name="T68">rest</text:span>_<text:span text:style-name="T79">sms_tim</text:span>_stub.service</text:p>
      <text:p text:style-name="P61"/>
      <text:p text:style-name="P21"/>
      <text:p text:style-name="P43">La configurazione avvia <text:span text:style-name="T56">automaticamente </text:span>i servizi allo startup della macchina SIL2.</text:p>
      <text:p text:style-name="P21"/>
      <text:p text:style-name="P21"/>
      <text:p text:style-name="P79">Creazione delle tabelle usate dagli stub</text:p>
      <text:p text:style-name="P44"/>
      <text:p text:style-name="P62"/>
      <text:p text:style-name="P62">-- servizi SAP --------------------------------------------------------------------</text:p>
      <text:p text:style-name="P62"/>
      <text:p text:style-name="P62">CREATE TABLE ws_stub.sap</text:p>
      <text:p text:style-name="P62">(</text:p>
      <text:p text:style-name="P62"><text:s text:c="2"/>identificativosap character varying NOT NULL,</text:p>
      <text:p text:style-name="P62"><text:s text:c="2"/>risposta text</text:p>
      <text:p text:style-name="P62">)</text:p>
      <text:p text:style-name="P62">WITH (</text:p>
      <text:p text:style-name="P62"><text:s text:c="2"/>OIDS=FALSE</text:p>
      <text:p text:style-name="P62">);</text:p>
      <text:p text:style-name="P62"/>
      <text:p text:style-name="P62">ALTER TABLE ws_stub.sap</text:p>
      <text:p text:style-name="P62"><text:s text:c="2"/>OWNER TO sil;</text:p>
      <text:p text:style-name="P62"/>
      <text:p text:style-name="P62"/>
      <text:p text:style-name="P62">CREATE TABLE ws_stub.did</text:p>
      <text:p text:style-name="P62">(</text:p>
      <text:p text:style-name="P62"><text:s text:c="2"/>codicefiscale character varying NOT NULL,</text:p>
      <text:p text:style-name="P62"><text:s text:c="2"/>risposta text,</text:p>
      <text:p text:style-name="P62"><text:s text:c="2"/>CONSTRAINT did_pkey PRIMARY KEY (codicefiscale)</text:p>
      <text:p text:style-name="P62">)</text:p>
      <text:p text:style-name="P62">WITH (</text:p>
      <text:p text:style-name="P62"><text:s text:c="2"/>OIDS=FALSE</text:p>
      <text:p text:style-name="P62">);</text:p>
      <text:p text:style-name="P62"/>
      <text:p text:style-name="P62">ALTER TABLE ws_stub.did</text:p>
      <text:p text:style-name="P62"><text:s text:c="2"/>OWNER TO sil;</text:p>
      <text:p text:style-name="P62"/>
      <text:p text:style-name="P62"/>
      <text:p text:style-name="P62">-- insert di riferimento</text:p>
      <text:p text:style-name="P62">insert into ws_stub.sap values (</text:p>
      <text:p text:style-name="P62">'AA01711608H',</text:p>
      <text:p text:style-name="P62">'&lt;![CDATA[&lt;?xml version="1.0" encoding="utf-8"?&gt;</text:p>
      <text:p text:style-name="P62"><text:s text:c="8"/>&lt;lavoratore&gt;</text:p>
      <text:p text:style-name="P62"><text:s text:c="2"/>&lt;datiinvio&gt;</text:p>
      <text:p text:style-name="P62"><text:s text:c="4"/>&lt;dataultimoagg&gt;2018-12-14&lt;/dataultimoagg&gt;</text:p>
      <text:p text:style-name="P62"><text:tab/>&lt;identificativosap&gt;AA28868621H&lt;/identificativosap&gt;</text:p>
      <text:p text:style-name="P62"><text:s text:c="4"/>&lt;codiceentetit&gt;H501C000523&lt;/codiceentetit&gt;</text:p>
      <text:p text:style-name="P62"><text:s text:c="4"/>&lt;tipovariazione&gt;02&lt;/tipovariazione&gt;</text:p>
      <text:p text:style-name="P62"><text:s text:c="4"/>&lt;datadinascita&gt;2003-01-01&lt;/datadinascita&gt;</text:p>
      <text:p text:style-name="P62"><text:s text:c="2"/>&lt;/datiinvio&gt;</text:p>
      <text:p text:style-name="P62"><text:s text:c="2"/>&lt;datianagrafici&gt;</text:p>
      <text:p text:style-name="P62"><text:s text:c="4"/>&lt;datipersonali&gt;</text:p>
      <text:p text:style-name="P62"><text:s text:c="6"/>&lt;codicefiscale&gt;DLLSMN03A01H501E&lt;/codicefiscale&gt;</text:p>
      <text:p text:style-name="P62"><text:s text:c="6"/>&lt;cognome&gt;DELL&amp;apos;ORTO&lt;/cognome&gt;</text:p>
      <text:p text:style-name="P62"><text:s text:c="6"/>&lt;nome&gt;SIMONE&lt;/nome&gt;</text:p>
      <text:p text:style-name="P62"><text:s text:c="6"/>&lt;sesso&gt;M&lt;/sesso&gt;</text:p>
      <text:p text:style-name="P62"><text:s text:c="6"/>&lt;datanascita&gt;2003-01-01&lt;/datanascita&gt;</text:p>
      <text:p text:style-name="P62"><text:s text:c="6"/>&lt;codcomune&gt;H501&lt;/codcomune&gt;</text:p>
      <text:p text:style-name="P62"><text:s text:c="6"/>&lt;codcittadinanza&gt;000&lt;/codcittadinanza&gt;</text:p>
      <text:p text:style-name="P62"><text:s text:c="4"/>&lt;/datipersonali&gt;</text:p>
      <text:p text:style-name="P62"><text:s text:c="4"/>&lt;residenza&gt;</text:p>
      <text:p text:style-name="P62"><text:s text:c="6"/>&lt;codcomune&gt;H501&lt;/codcomune&gt;</text:p>
      <text:p text:style-name="P62"><text:s text:c="6"/>&lt;cap&gt;41100&lt;/cap&gt;</text:p>
      <text:p text:style-name="P62"><text:s text:c="6"/>&lt;indirizzo&gt;via Marconi, 46&lt;/indirizzo&gt;</text:p>
      <text:p text:style-name="P62"><text:s text:c="4"/>&lt;/residenza&gt;</text:p>
      <text:p text:style-name="P62"><text:s text:c="4"/>&lt;domicilio&gt;</text:p>
      <text:p text:style-name="P62"><text:s text:c="6"/>&lt;codcomune&gt;H501&lt;/codcomune&gt;</text:p>
      <text:p text:style-name="P62"><text:s text:c="6"/>&lt;cap&gt;41100&lt;/cap&gt;</text:p>
      <text:p text:style-name="P62"><text:s text:c="6"/>&lt;indirizzo&gt;via Marconi, 46&lt;/indirizzo&gt;</text:p>
      <text:p text:style-name="P62"><text:s text:c="4"/>&lt;/domicilio&gt;</text:p>
      <text:p text:style-name="P62"><text:s text:c="4"/>&lt;recapiti&gt;</text:p>
      <text:p text:style-name="P62"><text:s text:c="6"/>&lt;telefono&gt;0000000000&lt;/telefono&gt;</text:p>
      <text:p text:style-name="P62"><text:s text:c="4"/>&lt;/recapiti&gt;</text:p>
      <text:p text:style-name="P62"><text:s text:c="2"/>&lt;/datianagrafici&gt;</text:p>
      <text:p text:style-name="P62"><text:s text:c="2"/>&lt;datiamministrativi&gt;</text:p>
      <text:p text:style-name="P62"><text:s text:c="4"/>&lt;statoinanagrafe&gt;</text:p>
      <text:p text:style-name="P62"><text:s text:c="6"/>&lt;codstatooccupazionale&gt;IN&lt;/codstatooccupazionale&gt;</text:p>
      <text:p text:style-name="P62"><text:s text:c="6"/>&lt;anzianita&gt;7&lt;/anzianita&gt;</text:p>
      <text:p text:style-name="P62"><text:s text:c="6"/>&lt;disponibilita&gt;2018-05-07&lt;/disponibilita&gt;</text:p>
      <text:p text:style-name="P62"><text:s text:c="4"/>&lt;/statoinanagrafe&gt;</text:p>
      <text:p text:style-name="P62"><text:s text:c="4"/>&lt;periodidisoccupazione&gt;</text:p>
      <text:p text:style-name="P62"><text:s text:c="6"/>&lt;dataingresso&gt;2018-05-07&lt;/dataingresso&gt;</text:p>
      <text:p text:style-name="P62"><text:s text:c="6"/>&lt;tipoingresso&gt;D&lt;/tipoingresso&gt;</text:p>
      <text:p text:style-name="P62"><text:soft-page-break/><text:s text:c="4"/>&lt;/periodidisoccupazione&gt;</text:p>
      <text:p text:style-name="P62"><text:s text:c="2"/>&lt;/datiamministrativi&gt;</text:p>
      <text:p text:style-name="P62"><text:s text:c="2"/>&lt;allegato/&gt;</text:p>
      <text:p text:style-name="P62"><text:s text:c="2"/>&lt;politiche_attive_lst&gt;</text:p>
      <text:p text:style-name="P62"><text:tab/><text:tab/>&lt;politiche_attive&gt;</text:p>
      <text:p text:style-name="P62"><text:tab/><text:tab/><text:tab/>&lt;tipo_attivita&gt;C07&lt;/tipo_attivita&gt;</text:p>
      <text:p text:style-name="P62"><text:tab/><text:tab/><text:tab/>&lt;titolo_denominazione&gt;FORMAZIONE NON GENERALISTA MIRATA ALL&amp;apos;INSERIMENTO LAVORATIVO&lt;/titolo_denominazione&gt;</text:p>
      <text:p text:style-name="P62"><text:tab/><text:tab/><text:tab/>&lt;data_proposta&gt;2018-02-16&lt;/data_proposta&gt;</text:p>
      <text:p text:style-name="P62"><text:tab/><text:tab/><text:tab/>&lt;data&gt;2018-03-01&lt;/data&gt;</text:p>
      <text:p text:style-name="P62"><text:tab/><text:tab/><text:tab/>&lt;data_fine&gt;2018-06-30&lt;/data_fine&gt;</text:p>
      <text:p text:style-name="P62"><text:tab/><text:tab/><text:tab/>&lt;durata&gt;2&lt;/durata&gt;</text:p>
      <text:p text:style-name="P62"><text:tab/><text:tab/><text:tab/>&lt;tipologia_durata&gt;G&lt;/tipologia_durata&gt;</text:p>
      <text:p text:style-name="P62"><text:tab/><text:tab/><text:tab/>&lt;descrizione&gt;Progetto di politica attiva regionale/provinciale (Parma)&lt;/descrizione&gt;</text:p>
      <text:p text:style-name="P62"><text:tab/><text:tab/><text:tab/>&lt;titolo_progetto&gt;01&lt;/titolo_progetto&gt;</text:p>
      <text:p text:style-name="P62"><text:tab/><text:tab/><text:tab/>&lt;codice_ente_promotore&gt;G337C000409&lt;/codice_ente_promotore&gt;</text:p>
      <text:p text:style-name="P62"><text:tab/><text:tab/><text:tab/>&lt;identificativo_politica&gt;0620080048E&lt;/identificativo_politica&gt;</text:p>
      <text:p text:style-name="P62"><text:tab/><text:tab/><text:tab/>&lt;indice_profiling&gt;0.79&lt;/indice_profiling&gt;</text:p>
      <text:p text:style-name="P62"><text:tab/><text:tab/><text:tab/>&lt;ultimo_evento&gt;</text:p>
      <text:p text:style-name="P62"><text:tab/><text:tab/><text:tab/><text:tab/>&lt;evento&gt;10&lt;/evento&gt;</text:p>
      <text:p text:style-name="P62"><text:tab/><text:tab/><text:tab/><text:tab/>&lt;data_evento&gt;2018-06-30&lt;/data_evento&gt;</text:p>
      <text:p text:style-name="P62"><text:tab/><text:tab/><text:tab/>&lt;/ultimo_evento&gt;</text:p>
      <text:p text:style-name="P62"><text:tab/><text:tab/>&lt;/politiche_attive&gt;</text:p>
      <text:p text:style-name="P62"><text:tab/><text:tab/>&lt;politiche_attive&gt;</text:p>
      <text:p text:style-name="P62"><text:tab/><text:tab/><text:tab/>&lt;tipo_attivita&gt;C05&lt;/tipo_attivita&gt;</text:p>
      <text:p text:style-name="P62"><text:tab/><text:tab/><text:tab/>&lt;titolo_denominazione&gt;FORMAZIONE PER ACQUISIZIONE QUALIFICA&lt;/titolo_denominazione&gt;</text:p>
      <text:p text:style-name="P62"><text:tab/><text:tab/><text:tab/>&lt;data_proposta&gt;2018-06-01&lt;/data_proposta&gt;</text:p>
      <text:p text:style-name="P62"><text:tab/><text:tab/><text:tab/>&lt;data&gt;2018-06-01&lt;/data&gt;</text:p>
      <text:p text:style-name="P62"><text:tab/><text:tab/><text:tab/>&lt;data_fine&gt;2018-09-30&lt;/data_fine&gt;</text:p>
      <text:p text:style-name="P62"><text:tab/><text:tab/><text:tab/>&lt;durata&gt;4&lt;/durata&gt;</text:p>
      <text:p text:style-name="P62"><text:tab/><text:tab/><text:tab/>&lt;tipologia_durata&gt;M&lt;/tipologia_durata&gt;</text:p>
      <text:p text:style-name="P62"><text:tab/><text:tab/><text:tab/>&lt;descrizione&gt;AGENZIA DEI CUOCHI S.R.L. (Ente Bologna)&lt;/descrizione&gt;</text:p>
      <text:p text:style-name="P62"><text:tab/><text:tab/><text:tab/>&lt;titolo_progetto&gt;02&lt;/titolo_progetto&gt;</text:p>
      <text:p text:style-name="P62"><text:tab/><text:tab/><text:tab/>&lt;codice_ente_promotore&gt;A944S003140&lt;/codice_ente_promotore&gt;</text:p>
      <text:p text:style-name="P62"><text:tab/><text:tab/>&lt;/politiche_attive&gt;</text:p>
      <text:p text:style-name="P62"><text:tab/><text:tab/>&lt;politiche_attive&gt;</text:p>
      <text:p text:style-name="P62"><text:tab/><text:tab/><text:tab/>&lt;tipo_attivita&gt;C05&lt;/tipo_attivita&gt;</text:p>
      <text:p text:style-name="P62"><text:tab/><text:tab/><text:tab/>&lt;titolo_denominazione&gt;FORMAZIONE PER ACQUISIZIONE QUALIFICA&lt;/titolo_denominazione&gt;</text:p>
      <text:p text:style-name="P62"><text:tab/><text:tab/><text:tab/>&lt;data_proposta&gt;2018-06-01&lt;/data_proposta&gt;</text:p>
      <text:p text:style-name="P62"><text:tab/><text:tab/><text:tab/>&lt;data&gt;2018-06-01&lt;/data&gt;</text:p>
      <text:p text:style-name="P62"><text:tab/><text:tab/><text:tab/>&lt;data_fine&gt;2018-09-30&lt;/data_fine&gt;</text:p>
      <text:p text:style-name="P62"><text:tab/><text:tab/><text:tab/>&lt;durata&gt;4&lt;/durata&gt;</text:p>
      <text:p text:style-name="P62"><text:tab/><text:tab/><text:tab/>&lt;tipologia_durata&gt;M&lt;/tipologia_durata&gt;</text:p>
      <text:p text:style-name="P62"><text:tab/><text:tab/><text:tab/>&lt;descrizione&gt;CIFAP (Centro Inter.le Formazione Addestramento Professionale) (Ente RC)&lt;/descrizione&gt;</text:p>
      <text:p text:style-name="P62"><text:tab/><text:tab/><text:tab/>&lt;titolo_progetto&gt;02&lt;/titolo_progetto&gt;</text:p>
      <text:p text:style-name="P62"><text:tab/><text:tab/><text:tab/>&lt;codice_ente_promotore&gt;H224S015591&lt;/codice_ente_promotore&gt;</text:p>
      <text:p text:style-name="P62"><text:tab/><text:tab/>&lt;/politiche_attive&gt;</text:p>
      <text:p text:style-name="P62"><text:tab/><text:tab/>&lt;politiche_attive&gt;</text:p>
      <text:p text:style-name="P62"><text:tab/><text:tab/><text:tab/>&lt;tipo_attivita&gt;A02&lt;/tipo_attivita&gt;</text:p>
      <text:p text:style-name="P62"><text:tab/><text:tab/><text:tab/>&lt;titolo_denominazione&gt;STEFY&lt;/titolo_denominazione&gt;</text:p>
      <text:p text:style-name="P62"><text:tab/><text:tab/><text:tab/>&lt;data_proposta&gt;2010-06-01&lt;/data_proposta&gt;</text:p>
      <text:p text:style-name="P62"><text:tab/><text:tab/><text:tab/>&lt;data&gt;2010-06-01&lt;/data&gt;</text:p>
      <text:p text:style-name="P62"><text:tab/><text:tab/><text:tab/>&lt;data_fine&gt;2010-09-30&lt;/data_fine&gt;</text:p>
      <text:p text:style-name="P62"><text:tab/><text:tab/><text:tab/>&lt;durata&gt;4&lt;/durata&gt;</text:p>
      <text:p text:style-name="P62"><text:tab/><text:tab/><text:tab/>&lt;tipologia_durata&gt;M&lt;/tipologia_durata&gt;</text:p>
      <text:p text:style-name="P62"><text:tab/><text:tab/><text:tab/>&lt;descrizione&gt;STEFY NON ESISTE&lt;/descrizione&gt;</text:p>
      <text:p text:style-name="P62"><text:tab/><text:tab/><text:tab/>&lt;titolo_progetto&gt;02&lt;/titolo_progetto&gt;</text:p>
      <text:p text:style-name="P62"><text:tab/><text:tab/><text:tab/>&lt;codice_ente_promotore&gt;00000000000&lt;/codice_ente_promotore&gt;</text:p>
      <text:p text:style-name="P62"><text:tab/><text:tab/>&lt;/politiche_attive&gt;</text:p>
      <text:p text:style-name="P62"><text:tab/>&lt;/politiche_attive_lst&gt;</text:p>
      <text:p text:style-name="P62">&lt;/lavoratore&gt;]]&gt;'</text:p>
      <text:p text:style-name="P62">);</text:p>
      <text:p text:style-name="P62"/>
      <text:p text:style-name="P62"/>
      <text:p text:style-name="P62">-- insert di riferimento</text:p>
      <text:p text:style-name="P62">insert into ws_stub.did values (</text:p>
      <text:p text:style-name="P62">'GRGGNN98L01H199A',</text:p>
      <text:p text:style-name="P62">'&lt;![CDATA[&lt;ListaDID&gt;</text:p>
      <text:p text:style-name="P62"><text:tab/>&lt;codicefiscale&gt;GRGGNN98L01H199A&lt;/codicefiscale&gt;</text:p>
      <text:p text:style-name="P62"><text:tab/>&lt;codiceentetit&gt;H501C000523&lt;/codiceentetit&gt;</text:p>
      <text:p text:style-name="P62"><text:tab/>&lt;dataultimoagg&gt;2018-09-21&lt;/dataultimoagg&gt;</text:p>
      <text:p text:style-name="P62"><text:tab/>&lt;indiceprofiling&gt;0.644371661&lt;/indiceprofiling&gt;</text:p>
      <text:p text:style-name="P62"><text:tab/>&lt;dataevento&gt;2018-04-05&lt;/dataevento&gt;</text:p>
      <text:p text:style-name="P62"><text:tab/>&lt;disponibilita&gt;2018-04-05&lt;/disponibilita&gt;</text:p>
      <text:p text:style-name="P62"><text:soft-page-break/><text:tab/>&lt;N00&gt;</text:p>
      <text:p text:style-name="P62"><text:tab/><text:tab/>&lt;tipo_attivita&gt;N00&lt;/tipo_attivita&gt;</text:p>
      <text:p text:style-name="P62"><text:tab/><text:tab/>&lt;titolo_denominazione&gt;0000010800G&lt;/titolo_denominazione&gt;</text:p>
      <text:p text:style-name="P62"><text:tab/><text:tab/>&lt;data_proposta&gt;2018-04-05&lt;/data_proposta&gt;</text:p>
      <text:p text:style-name="P62"><text:tab/><text:tab/>&lt;data&gt;2018-04-05&lt;/data&gt;</text:p>
      <text:p text:style-name="P62"><text:tab/><text:tab/>&lt;data_fine&gt;2018-04-05&lt;/data_fine&gt;</text:p>
      <text:p text:style-name="P62"><text:tab/><text:tab/>&lt;descrizione&gt;Convalida DID Online&lt;/descrizione&gt;</text:p>
      <text:p text:style-name="P62"><text:tab/><text:tab/>&lt;titolo_progetto&gt;05&lt;/titolo_progetto&gt;</text:p>
      <text:p text:style-name="P62"><text:tab/><text:tab/>&lt;codice_ente_promotore&gt;H501N000001&lt;/codice_ente_promotore&gt;</text:p>
      <text:p text:style-name="P62"><text:tab/><text:tab/>&lt;identificativo_politica&gt;0000010800G&lt;/identificativo_politica&gt;</text:p>
      <text:p text:style-name="P62"><text:tab/><text:tab/>&lt;indice_profiling&gt;0.644371661&lt;/indice_profiling&gt;</text:p>
      <text:p text:style-name="P62"><text:tab/><text:tab/>&lt;identificativo_presa_in_carico&gt;0670018e72E&lt;/identificativo_presa_in_carico&gt;</text:p>
      <text:p text:style-name="P62"><text:tab/><text:tab/>&lt;ultimo_evento&gt;</text:p>
      <text:p text:style-name="P62"><text:tab/><text:tab/><text:tab/>&lt;evento&gt;02&lt;/evento&gt;</text:p>
      <text:p text:style-name="P62"><text:tab/><text:tab/><text:tab/>&lt;data_evento&gt;2018-04-05&lt;/data_evento&gt;</text:p>
      <text:p text:style-name="P62"><text:tab/><text:tab/>&lt;/ultimo_evento&gt;</text:p>
      <text:p text:style-name="P62"><text:tab/>&lt;/N00&gt;</text:p>
      <text:p text:style-name="P62"><text:tab/>&lt;A02&gt;</text:p>
      <text:p text:style-name="P62"><text:tab/><text:tab/>&lt;tipo_attivita&gt;A02&lt;/tipo_attivita&gt;</text:p>
      <text:p text:style-name="P62"><text:tab/><text:tab/>&lt;titolo_denominazione&gt;PATTO DI ATTIVAZIONE ED EVENTUALE PROFILING&lt;/titolo_denominazione&gt;</text:p>
      <text:p text:style-name="P62"><text:tab/><text:tab/>&lt;data_proposta&gt;2018-04-05&lt;/data_proposta&gt;</text:p>
      <text:p text:style-name="P62"><text:tab/><text:tab/>&lt;data&gt;2018-04-05&lt;/data&gt;</text:p>
      <text:p text:style-name="P62"><text:tab/><text:tab/>&lt;data_fine&gt;2018-04-05&lt;/data_fine&gt;</text:p>
      <text:p text:style-name="P62"><text:tab/><text:tab/>&lt;descrizione&gt;Progetto di politica attiva regionale/provinciale&lt;/descrizione&gt;</text:p>
      <text:p text:style-name="P62"><text:tab/><text:tab/>&lt;titolo_progetto&gt;05&lt;/titolo_progetto&gt;</text:p>
      <text:p text:style-name="P62"><text:tab/><text:tab/>&lt;codice_ente_promotore&gt;F257C000424&lt;/codice_ente_promotore&gt;</text:p>
      <text:p text:style-name="P62"><text:tab/><text:tab/>&lt;identificativo_politica&gt;0670018e72E&lt;/identificativo_politica&gt;</text:p>
      <text:p text:style-name="P62"><text:tab/><text:tab/>&lt;indice_profiling&gt;2&lt;/indice_profiling&gt;</text:p>
      <text:p text:style-name="P62"><text:tab/><text:tab/>&lt;ultimo_evento&gt;</text:p>
      <text:p text:style-name="P62"><text:tab/><text:tab/><text:tab/>&lt;evento&gt;02&lt;/evento&gt;</text:p>
      <text:p text:style-name="P62"><text:tab/><text:tab/><text:tab/>&lt;data_evento&gt;2018-04-05&lt;/data_evento&gt;</text:p>
      <text:p text:style-name="P62"><text:tab/><text:tab/>&lt;/ultimo_evento&gt;</text:p>
      <text:p text:style-name="P62"><text:tab/>&lt;/A02&gt;</text:p>
      <text:p text:style-name="P62">&lt;/ListaDID&gt;]]&gt;');</text:p>
      <text:p text:style-name="P62"/>
      <text:p text:style-name="P62"/>
      <text:p text:style-name="P62">-- servizi YG adesione --------------------------------------------------------------------</text:p>
      <text:p text:style-name="P62"/>
      <text:p text:style-name="P62">CREATE TABLE ws_stub.adesione_yg</text:p>
      <text:p text:style-name="P62">(</text:p>
      <text:p text:style-name="P62"><text:s text:c="2"/>codicefiscale character varying NOT NULL,</text:p>
      <text:p text:style-name="P62"><text:s text:c="2"/>statoadesione character varying NOT NULL,</text:p>
      <text:p text:style-name="P62"><text:s text:c="2"/>risposta text,</text:p>
      <text:p text:style-name="P62"><text:s text:c="2"/>CONSTRAINT adesione_yg_pkey PRIMARY KEY (codicefiscale)</text:p>
      <text:p text:style-name="P62">)</text:p>
      <text:p text:style-name="P62">WITH (</text:p>
      <text:p text:style-name="P62"><text:s text:c="2"/>OIDS=FALSE</text:p>
      <text:p text:style-name="P62">);</text:p>
      <text:p text:style-name="P62"/>
      <text:p text:style-name="P62">ALTER TABLE ws_stub.adesione_yg</text:p>
      <text:p text:style-name="P62"><text:s text:c="2"/>OWNER TO sil;</text:p>
      <text:p text:style-name="P62"/>
      <text:p text:style-name="P62"/>
      <text:p text:style-name="P62">-- insert di riferimento</text:p>
      <text:p text:style-name="P62">insert into ws_stub.adesione_yg values (</text:p>
      <text:p text:style-name="P62">'TSTGCM96D28H199F',</text:p>
      <text:p text:style-name="P62">'A',</text:p>
      <text:p text:style-name="P62">'&lt;![CDATA[&lt;?xml version="1.0" encoding="UTF-8" standalone="yes"?&gt;</text:p>
      <text:p text:style-name="P62">&lt;sezione0&gt;</text:p>
      <text:p text:style-name="P62"><text:s text:c="4"/>&lt;utente&gt;</text:p>
      <text:p text:style-name="P62"><text:s text:c="8"/>&lt;CodiceFiscale&gt;TSTGCM96D28H199F&lt;/CodiceFiscale&gt;</text:p>
      <text:p text:style-name="P62"><text:s text:c="8"/>&lt;dataadesione&gt;2014-11-21&lt;/dataadesione&gt;</text:p>
      <text:p text:style-name="P62"><text:s text:c="8"/>&lt;IdentificativoSap&gt;AA02096552D&lt;/IdentificativoSap&gt;</text:p>
      <text:p text:style-name="P62"><text:s text:c="8"/>&lt;Regione&gt;08&lt;/Regione&gt;</text:p>
      <text:p text:style-name="P62"><text:s text:c="4"/>&lt;/utente&gt;</text:p>
      <text:p text:style-name="P62">&lt;/sezione0&gt;</text:p>
      <text:p text:style-name="P62">]]&gt;');</text:p>
      <text:p text:style-name="P62"/>
      <text:p text:style-name="P62"/>
      <text:p text:style-name="P67">CREATE TABLE ws_stub.<text:span text:style-name="T61">profiling_yg</text:span></text:p>
      <text:p text:style-name="P67">(</text:p>
      <text:p text:style-name="P67"><text:s text:c="2"/>codicefiscale character varying NOT NULL,</text:p>
      <text:p text:style-name="P67"><text:s text:c="2"/>risposta_<text:span text:style-name="T61">insert</text:span> text,</text:p>
      <text:p text:style-name="P67"><text:s text:c="2"/>risposta_<text:span text:style-name="T61">select</text:span> text,</text:p>
      <text:p text:style-name="P67"><text:s text:c="2"/>CONSTRAINT <text:span text:style-name="T61">profiling_yg</text:span>_pkey PRIMARY KEY (codicefiscale)</text:p>
      <text:p text:style-name="P67">)</text:p>
      <text:p text:style-name="P67">WITH (</text:p>
      <text:p text:style-name="P67"><text:soft-page-break/><text:s text:c="2"/>OIDS=FALSE</text:p>
      <text:p text:style-name="P67">);</text:p>
      <text:p text:style-name="P67"/>
      <text:p text:style-name="P68">ALTER TABLE ws_stub.<text:span text:style-name="T61">profiling_yg</text:span></text:p>
      <text:p text:style-name="P67"><text:s text:c="2"/>OWNER TO sil;</text:p>
      <text:p text:style-name="P69"/>
      <text:p text:style-name="P70">insert into ws_stub.profiling_yg</text:p>
      <text:p text:style-name="P71">values ('DLRVCN69S20F839W',</text:p>
      <text:p text:style-name="P71">' <text:s text:c="11"/>&lt;ns0:cf&gt;DLRVCN69S20F839W&lt;/ns0:cf&gt;</text:p>
      <text:p text:style-name="P71"><text:s text:c="12"/>&lt;ns0:codProv&gt;058&lt;/ns0:codProv&gt;</text:p>
      <text:p text:style-name="P71"><text:s text:c="12"/>&lt;ns0:dataInserimento&gt;2019-03-26T12:45:00.000+02:00&lt;/ns0:dataInserimento&gt;</text:p>
      <text:p text:style-name="P71"><text:s text:c="12"/>&lt;ns0:presenzaIt&gt;A01&lt;/ns0:presenzaIt&gt;</text:p>
      <text:p text:style-name="P71"><text:s text:c="12"/>&lt;ns0:occupazAp&gt;A03&lt;/ns0:occupazAp&gt;</text:p>
      <text:p text:style-name="P71"><text:s text:c="12"/>&lt;ns0:titoloStudio&gt;40102004&lt;/ns0:titoloStudio&gt;</text:p>
      <text:p text:style-name="P71"><text:s text:c="12"/>&lt;ns0:codGenere&gt;M&lt;/ns0:codGenere&gt;</text:p>
      <text:p text:style-name="P71"><text:s text:c="12"/>&lt;ns0:eta&gt;28&lt;/ns0:eta&gt;</text:p>
      <text:p text:style-name="P71"><text:s text:c="12"/>&lt;ns0:indice&gt;1&lt;/ns0:indice&gt;</text:p>
      <text:p text:style-name="P71"><text:s text:c="12"/>&lt;ns0:desIndice&gt;Indice 1 Basso&lt;/ns0:desIndice&gt;</text:p>
      <text:p text:style-name="P71"><text:s text:c="12"/>&lt;ns0:indice2&gt;3&lt;/ns0:indice2&gt;</text:p>
      <text:p text:style-name="P71"><text:s text:c="12"/>&lt;ns0:desIndice2&gt;Indice2 3 Medio-Alto&lt;/ns0:desIndice2&gt;</text:p>
      <text:p text:style-name="P71"><text:s text:c="12"/>&lt;ns0:esito&gt;E01&lt;/ns0:esito&gt;',</text:p>
      <text:p text:style-name="P71">' <text:s text:c="11"/>&lt;ns0:cf&gt;DLRVCN69S20F839W&lt;/ns0:cf&gt;</text:p>
      <text:p text:style-name="P71"><text:s text:c="12"/>&lt;ns0:codProv&gt;058&lt;/ns0:codProv&gt;</text:p>
      <text:p text:style-name="P71"><text:s text:c="12"/>&lt;ns0:dataInserimento&gt;2018-10-16T16:26:18.000+02:00&lt;/ns0:dataInserimento&gt;</text:p>
      <text:p text:style-name="P71"><text:s text:c="12"/>&lt;ns0:presenzaIt&gt;A01&lt;/ns0:presenzaIt&gt;</text:p>
      <text:p text:style-name="P71"><text:s text:c="12"/>&lt;ns0:occupazAp&gt;A03&lt;/ns0:occupazAp&gt;</text:p>
      <text:p text:style-name="P71"><text:s text:c="12"/>&lt;ns0:titoloStudio&gt;40102004&lt;/ns0:titoloStudio&gt;</text:p>
      <text:p text:style-name="P71"><text:s text:c="12"/>&lt;ns0:codGenere&gt;M&lt;/ns0:codGenere&gt;</text:p>
      <text:p text:style-name="P71"><text:s text:c="12"/>&lt;ns0:eta&gt;20&lt;/ns0:eta&gt;</text:p>
      <text:p text:style-name="P71"><text:s text:c="12"/>&lt;ns0:indice&gt;1&lt;/ns0:indice&gt;</text:p>
      <text:p text:style-name="P71"><text:s text:c="12"/>&lt;ns0:desIndice&gt;Indice 1 Basso&lt;/ns0:desIndice&gt;</text:p>
      <text:p text:style-name="P71"><text:s text:c="12"/>&lt;ns0:indice2&gt;3&lt;/ns0:indice2&gt;</text:p>
      <text:p text:style-name="P71"><text:s text:c="12"/>&lt;ns0:desIndice2&gt;Indice2 3 Medio-Alto&lt;/ns0:desIndice2&gt;</text:p>
      <text:p text:style-name="P71"><text:s text:c="12"/>&lt;ns0:esito&gt;E01&lt;/ns0:esito&gt;'</text:p>
      <text:p text:style-name="P71">);</text:p>
      <text:p text:style-name="P69"/>
      <text:p text:style-name="P69">-- servizi soggettiAccreditati del layer di cooperazione ---------------------------------</text:p>
      <text:p text:style-name="P69">CREATE TABLE ws_stub.soggetti_accreditati</text:p>
      <text:p text:style-name="P69">(</text:p>
      <text:p text:style-name="P69"><text:s text:c="2"/>codice_identificativo character varying,</text:p>
      <text:p text:style-name="P69"><text:s text:c="2"/>denominazione character varying,</text:p>
      <text:p text:style-name="P69"><text:s text:c="2"/>misura character varying,</text:p>
      <text:p text:style-name="P69"><text:s text:c="2"/>provincia character varying,</text:p>
      <text:p text:style-name="P69"><text:s text:c="2"/>comune character varying,</text:p>
      <text:p text:style-name="P69"><text:s text:c="2"/>tipologia character varying,</text:p>
      <text:p text:style-name="P69"><text:s text:c="2"/>pagina character varying,</text:p>
      <text:p text:style-name="P69"><text:s text:c="2"/>risposta text</text:p>
      <text:p text:style-name="P69">)</text:p>
      <text:p text:style-name="P69">WITH (</text:p>
      <text:p text:style-name="P69"><text:s text:c="2"/>OIDS=FALSE</text:p>
      <text:p text:style-name="P69">);</text:p>
      <text:p text:style-name="P69"/>
      <text:p text:style-name="P69">ALTER TABLE ws_stub.soggetti_accreditati</text:p>
      <text:p text:style-name="P69"><text:s text:c="2"/>OWNER TO sil;</text:p>
      <text:p text:style-name="P69"/>
      <text:p text:style-name="P69"/>
      <text:p text:style-name="P69">insert into ws_stub.soggetti_accreditati values (</text:p>
      <text:p text:style-name="P69">'H501C001019',</text:p>
      <text:p text:style-name="P69">'CPI ROMA OSTIA',</text:p>
      <text:p text:style-name="P69">'YG-A03,YG-A06,YG-B04,YG-B05,YG-B08',</text:p>
      <text:p text:style-name="P69">'RM',</text:p>
      <text:p text:style-name="P69">'H501',</text:p>
      <text:p text:style-name="P69">'CPI',</text:p>
      <text:p text:style-name="P69">'1',</text:p>
      <text:p text:style-name="P69">'{</text:p>
      <text:p text:style-name="P69">"record_totali": 1,</text:p>
      <text:p text:style-name="P69">"pagina_corrente": 1,</text:p>
      <text:p text:style-name="P69">"pagine_totali": 1,</text:p>
      <text:p text:style-name="P69"><text:s text:c="2"/>"soggetti_accreditati": [</text:p>
      <text:p text:style-name="P69"><text:s text:c="6"/>{</text:p>
      <text:p text:style-name="P69"><text:s text:c="6"/>"persona_giuridica": <text:s text:c="6"/>{</text:p>
      <text:p text:style-name="P69"><text:s text:c="9"/>"ragione_sociale": "CPI ROMA OSTIA",</text:p>
      <text:p text:style-name="P69"><text:s text:c="9"/>"codice_fiscale": "02081750560",</text:p>
      <text:p text:style-name="P69"><text:s text:c="9"/>"partita_iva": "02081750560",</text:p>
      <text:p text:style-name="P69"><text:s text:c="9"/>"natura_giuridica": {"id": "1.03.20"},</text:p>
      <text:p text:style-name="P69"><text:s text:c="9"/>"email": "mail@mail.com",</text:p>
      <text:p text:style-name="P69"><text:s text:c="9"/>"telefono": "06 5678098",</text:p>
      <text:p text:style-name="P69"><text:s text:c="9"/>"province": <text:s text:c="9"/>[</text:p>
      <text:p text:style-name="P69"><text:soft-page-break/><text:s text:c="12"/>{"id": "VT"},</text:p>
      <text:p text:style-name="P69"><text:s text:c="12"/>{"id": "RM"}</text:p>
      <text:p text:style-name="P69"><text:s text:c="9"/>],</text:p>
      <text:p text:style-name="P69"><text:s text:c="9"/>"comuni": <text:s text:c="9"/>[</text:p>
      <text:p text:style-name="P69"><text:s text:c="12"/>{"id": "M082"},</text:p>
      <text:p text:style-name="P69"><text:s text:c="12"/>{"id": "H501"}</text:p>
      <text:p text:style-name="P69"><text:s text:c="9"/>]</text:p>
      <text:p text:style-name="P69"><text:s text:c="6"/>},</text:p>
      <text:p text:style-name="P69"><text:s text:c="6"/>"misure": <text:s text:c="6"/>[</text:p>
      <text:p text:style-name="P69"><text:s text:c="9"/>{"id": "YG-A03"},</text:p>
      <text:p text:style-name="P69"><text:s text:c="9"/>{"id": "YG-A06"},</text:p>
      <text:p text:style-name="P69"><text:s text:c="9"/>{"id": "YG-B04"},</text:p>
      <text:p text:style-name="P69"><text:s text:c="9"/>{"id": "YG-B05"},</text:p>
      <text:p text:style-name="P69"><text:s text:c="9"/>{"id": "YG-B08"},</text:p>
      <text:p text:style-name="P69"><text:s text:c="6"/>]</text:p>
      <text:p text:style-name="P69"><text:s text:c="3"/>}</text:p>
      <text:p text:style-name="P69">]}');</text:p>
      <text:p text:style-name="P62"/>
      <text:p text:style-name="P26"/>
      <text:p text:style-name="P21"/>
      <text:p text:style-name="P175"/>
      <text:p text:style-name="P22"><text:span text:style-name="T26">S</text:span><text:span text:style-name="T25">ervizio “</text:span><text:span text:style-name="T27">Flusso SAP</text:span><text:span text:style-name="T25">”: modalità di </text:span><text:span text:style-name="T26">interrogazione, elaborazione e risposta</text:span></text:p>
      <text:p text:style-name="P1"/>
      <text:p text:style-name="P6">Url del WSDL</text:p>
      <text:p text:style-name="P28">http://sil2:18080/mockservizicoapWSSoapBinding?wsdl</text:p>
      <text:p text:style-name="P28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table:number-columns-spanned="3" office:value-type="string">
            <text:p text:style-name="P81">Operation: invioSAP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152">Esempio di body in input</text:p>
          </table:table-cell>
          <table:table-cell table:style-name="Tabella1.B2" office:value-type="string">
            <text:p text:style-name="P152">Possibile risposta</text:p>
          </table:table-cell>
          <table:table-cell table:style-name="Tabella1.C2" office:value-type="string">
            <text:p text:style-name="P152">Logica di elaborazione</text:p>
          </table:table-cell>
        </table:table-row>
        <table:table-row>
          <table:table-cell table:style-name="Tabella1.A3" office:value-type="string">
            <text:p text:style-name="P172">&lt;soapenv:Envelope xmlns:soapenv="http://schemas.xmlsoap.org/soap/envelope/" xmlns:ns2="http://servizi.lavoro.gov.it/servizicoap/types"&gt;</text:p>
            <text:p text:style-name="P172"><text:s text:c="3"/>&lt;soapenv:Header/&gt;</text:p>
            <text:p text:style-name="P172"><text:s text:c="3"/>&lt;soapenv:Body&gt;</text:p>
            <text:p text:style-name="P172"><text:s text:c="6"/>&lt;ns2:invioSAP&gt;</text:p>
            <text:p text:style-name="P80"><text:span text:style-name="T36"><text:s text:c="9"/>&lt;ns2:SAP&gt;</text:span><text:span text:style-name="T34">&lt;![CDATA[&lt;?xml version="1.0" encoding="utf-8"?&gt;</text:span></text:p>
            <text:p text:style-name="P163">&lt;lavoratore&gt;</text:p>
            <text:p text:style-name="P163"><text:s text:c="2"/>&lt;datiinvio&gt;</text:p>
            <text:p text:style-name="P163"><text:s text:c="4"/>&lt;dataultimoagg&gt;2014-11-20&lt;/dataultimoagg&gt;</text:p>
            <text:p text:style-name="P163"><text:s text:c="4"/>&lt;codiceentetit&gt;G224C000126&lt;/codiceentetit&gt;</text:p>
            <text:p text:style-name="P163"><text:s text:c="4"/>&lt;tipovariazione&gt;01&lt;/tipovariazione&gt;</text:p>
            <text:p text:style-name="P163"><text:s text:c="4"/>&lt;datadinascita&gt;1997-03-01&lt;/datadinascita&gt;</text:p>
            <text:p text:style-name="P163"><text:s text:c="2"/>&lt;/datiinvio&gt;</text:p>
            <text:p text:style-name="P163"><text:s text:c="2"/>&lt;datianagrafici&gt;</text:p>
            <text:p text:style-name="P163"><text:s text:c="4"/>&lt;datipersonali&gt;</text:p>
            <text:p text:style-name="P163"><text:s text:c="6"/>&lt;codicefiscale&gt;DLRVCN69S20F839W&lt;/codicefiscale&gt;</text:p>
            <text:p text:style-name="P163"><text:s text:c="6"/>&lt;cognome&gt;DI LORENZO&lt;/cognome&gt;</text:p>
            <text:p text:style-name="P163"><text:s text:c="6"/>&lt;nome&gt;VINCENZO&lt;/nome&gt;</text:p>
            <text:p text:style-name="P163"><text:s text:c="6"/>&lt;sesso&gt;M&lt;/sesso&gt;</text:p>
            <text:p text:style-name="P163"><text:s text:c="6"/>&lt;datanascita&gt;1997-03-01&lt;/datanascita&gt;</text:p>
            <text:p text:style-name="P163"><text:s text:c="6"/>&lt;codcomune&gt;L781&lt;/codcomune&gt;</text:p>
            <text:p text:style-name="P163"><text:s text:c="6"/>&lt;codcittadinanza&gt;000&lt;/codcittadinanza&gt;</text:p>
            <text:p text:style-name="P163"><text:s text:c="4"/>&lt;/datipersonali&gt;</text:p>
            <text:p text:style-name="P163"><text:s text:c="4"/>&lt;residenza&gt;</text:p>
            <text:p text:style-name="P163"><text:s text:c="6"/>&lt;codcomune&gt;G224&lt;/codcomune&gt;</text:p>
            <text:p text:style-name="P163"><text:s text:c="6"/>&lt;cap&gt;35100&lt;/cap&gt;</text:p>
            <text:p text:style-name="P163"><text:s text:c="6"/>&lt;indirizzo&gt;Indirizzo non disponibile&lt;/indirizzo&gt;</text:p>
            <text:p text:style-name="P163"><text:s text:c="4"/>&lt;/residenza&gt;</text:p>
            <text:p text:style-name="P163"><text:s text:c="4"/>&lt;domicilio&gt;</text:p>
            <text:p text:style-name="P163"><text:s text:c="6"/>&lt;codcomune&gt;G224&lt;/codcomune&gt;</text:p>
            <text:p text:style-name="P163"><text:s text:c="6"/>&lt;cap&gt;35100&lt;/cap&gt;</text:p>
            <text:p text:style-name="P163"><text:s text:c="6"/>&lt;indirizzo&gt;Indirizzo non disponibile&lt;/indirizzo&gt;</text:p>
            <text:p text:style-name="P163"><text:s text:c="4"/>&lt;/domicilio&gt;</text:p>
            <text:p text:style-name="P163"><text:soft-page-break/><text:s text:c="4"/>&lt;recapiti&gt;</text:p>
            <text:p text:style-name="P163"><text:s text:c="6"/>&lt;email&gt;engbaraldiluca@dispostable.com&lt;/email&gt;</text:p>
            <text:p text:style-name="P163"><text:s text:c="4"/>&lt;/recapiti&gt;</text:p>
            <text:p text:style-name="P163"><text:s text:c="2"/>&lt;/datianagrafici&gt;</text:p>
            <text:p text:style-name="P163"><text:s text:c="2"/>&lt;datiamministrativi/&gt;</text:p>
            <text:p text:style-name="P163"><text:s text:c="2"/>&lt;esperienzelavoro_lst/&gt; </text:p>
            <text:p text:style-name="P163"><text:s text:c="2"/>&lt;livelliistruzione_lst/&gt;</text:p>
            <text:p text:style-name="P163"><text:s text:c="2"/>&lt;allegato/&gt;</text:p>
            <text:p text:style-name="P163">&lt;/lavoratore&gt;]]&gt;</text:p>
            <text:p text:style-name="P172"><text:s text:c="9"/>&lt;/ns2:SAP&gt;</text:p>
            <text:p text:style-name="P172"><text:s text:c="6"/>&lt;/ns2:invioSAP&gt;</text:p>
            <text:p text:style-name="P172"><text:s text:c="3"/>&lt;/soapenv:Body&gt;</text:p>
            <text:p text:style-name="P172">&lt;/soapenv:Envelope&gt;</text:p>
            <text:p text:style-name="P172"/>
            <text:p text:style-name="P80"/>
            <text:p text:style-name="P80"/>
            <text:p text:style-name="P80"/>
          </table:table-cell>
          <table:table-cell table:style-name="Tabella1.B3" office:value-type="string">
            <text:p text:style-name="P80">&lt;s:Envelope xmlns:s="http://schemas.xmlsoap.org/soap/envelope/"&gt;</text:p>
            <text:p text:style-name="P80"><text:s text:c="3"/>&lt;s:Header&gt;</text:p>
            <text:p text:style-name="P80"><text:s text:c="6"/>&lt;openspcoop:integrazione SPCoopTipoMittente="SPC" SPCoopMittente="LAZIO" SPCoopTipoDestinatario="SPC" SPCoopDestinatario="NAZIONALE" SPCoopTipoServizio="SPC" SPCoopServizio="ServiziSAP" SPCoopAzione="invioSAP" SPCoopID="LAZIO_LAZIOSPCoopIT_1000302_2017-09-14_11:44" SOAP_ENV:actor="http://it.regione.toscana.icar/Integrazione" SOAP_ENV:mustUnderstand="0" xmlns:openspcoop="http://it.regione.toscana.icar/Integrazione" xmlns:SOAP_ENV="http://schemas.xmlsoap.org/soap/envelope/"/&gt;</text:p>
            <text:p text:style-name="P80"><text:s text:c="3"/>&lt;/s:Header&gt;</text:p>
            <text:p text:style-name="P80"><text:s text:c="3"/>&lt;s:Body&gt;</text:p>
            <text:p text:style-name="P80"><text:s text:c="6"/>&lt;risposta_invioSAP xmlns="http://servizi.lavoro.gov.it/servizicoap/types"&gt;</text:p>
            <text:p text:style-name="P80"><text:s text:c="9"/>&lt;Esito&gt;OK&lt;/Esito&gt;</text:p>
            <text:p text:style-name="P80"><text:s text:c="9"/>&lt;MessaggioErrore&gt;Invio effettuato correttamente.&lt;/MessaggioErrore&gt;</text:p>
            <text:p text:style-name="P80"><text:s text:c="9"/>&lt;CodiceSAP&gt;<text:span text:style-name="T34">ZZ20081084Z</text:span>&lt;/CodiceSAP&gt;</text:p>
            <text:p text:style-name="P80"><text:s text:c="6"/>&lt;/risposta_invioSAP&gt;</text:p>
            <text:p text:style-name="P80"><text:s text:c="3"/>&lt;/s:Body&gt;</text:p>
            <text:p text:style-name="P80">&lt;/s:Envelope&gt;</text:p>
            <text:p text:style-name="P80"/>
            <text:p text:style-name="P80"/>
            <text:p text:style-name="P80"/>
            <text:p text:style-name="P80"/>
          </table:table-cell>
          <table:table-cell table:style-name="Tabella1.C3" office:value-type="string">
            <text:p text:style-name="P92">Il servizio riceve una SAP ed applica la logica seguente:</text:p>
            <text:p text:style-name="P92"/>
            <text:list xml:id="list2979292363" text:style-name="L2">
              <text:list-item>
                <text:p text:style-name="P183">nel 30% dei casi risponde “X001 – limite di invocazioni raggiunto”</text:p>
              </text:list-item>
              <text:list-item>
                <text:p text:style-name="P183">genera un identificativo SAP random</text:p>
              </text:list-item>
              <text:list-item>
                <text:p text:style-name="P183">aggiunge il codice SAP creato alla SAP passata in input</text:p>
              </text:list-item>
              <text:list-item>
                <text:p text:style-name="P183">inserisce [identificativosap, SAP] nella tabella sap. Tutto il payload di input completato con il codice SAP finisce nel campo ‘richiesta’ della tabella.</text:p>
              </text:list-item>
              <text:list-item>
                <text:p text:style-name="P191">restituisce il codice SAP al chiamante</text:p>
              </text:list-item>
            </text:list>
            <text:p text:style-name="P80"/>
            <text:p text:style-name="P80"/>
            <text:p text:style-name="P80"/>
            <text:p text:style-name="P80"/>
          </table:table-cell>
        </table:table-row>
        <table:table-row>
          <table:table-cell table:style-name="Tabella1.A4" office:value-type="string">
            <text:p text:style-name="P80"/>
          </table:table-cell>
          <table:table-cell table:style-name="Tabella1.B4" office:value-type="string">
            <text:p text:style-name="P80">&lt;s:Envelope xmlns:s="http://schemas.xmlsoap.org/soap/envelope/"&gt;</text:p>
            <text:p text:style-name="P80"><text:s text:c="3"/>&lt;s:Header&gt;</text:p>
            <text:p text:style-name="P80"><text:s text:c="6"/>&lt;openspcoop:integrazione SPCoopTipoMittente="SPC" SPCoopMittente="EMILIA" SPCoopTipoDestinatario="SPC" SPCoopDestinatario="NAZIONALE" SPCoopTipoServizio="SPC" SPCoopServizio="ServiziSAP" SPCoopAzione="invioSAP" SPCoopID="EMILIA_EMILIASPCoopIT_1000302_2017-09-14_11:44" SOAP_ENV:actor="http://it.regione.toscana.icar/Integrazione" SOAP_ENV:mustUnderstand="0" xmlns:openspcoop="http://it.regione.toscana.icar/Integrazione" xmlns:SOAP_ENV="http://schemas.xmlsoap.org/soap/envelope/"/&gt;</text:p>
            <text:p text:style-name="P80"><text:s text:c="3"/>&lt;/s:Header&gt;</text:p>
            <text:p text:style-name="P80"><text:s text:c="3"/>&lt;s:Body&gt;</text:p>
            <text:p text:style-name="P80"><text:s text:c="6"/>&lt;risposta_invioSAP xmlns="http://servizi.lavoro.gov.it/servizicoap/types"&gt;</text:p>
            <text:p text:style-name="P80"><text:s text:c="9"/>&lt;Esito&gt;<text:span text:style-name="T34">X001</text:span>&lt;/Esito&gt;</text:p>
            <text:p text:style-name="P80"><text:s text:c="9"/>&lt;MessaggioErrore&gt;<text:span text:style-name="T34">Limite invocazioni raggiunto</text:span>&lt;/MessaggioErrore&gt;</text:p>
            <text:p text:style-name="P80"><text:s text:c="9"/>&lt;CodiceSAP/&gt;</text:p>
            <text:p text:style-name="P80"><text:s text:c="6"/>&lt;/risposta_invioSAP&gt;</text:p>
            <text:p text:style-name="P80"><text:s text:c="3"/>&lt;/s:Body&gt;</text:p>
            <text:p text:style-name="P80">&lt;/s:Envelope&gt;</text:p>
          </table:table-cell>
          <table:table-cell table:style-name="Tabella1.C4" office:value-type="string">
            <text:p text:style-name="P103">Questa è la risposta che restituisce l’errore X001</text:p>
          </table:table-cell>
        </table:table-row>
      </table:table>
      <text:p text:style-name="P28"/>
      <text:p text:style-name="P74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columns-spanned="3" office:value-type="string">
            <text:p text:style-name="P82">Operation: <text:span text:style-name="T40">verificaEsistenzaSAP</text:span>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153">Esempio di body in input</text:p>
          </table:table-cell>
          <table:table-cell table:style-name="Tabella2.B2" office:value-type="string">
            <text:p text:style-name="P153">Possibile risposta</text:p>
          </table:table-cell>
          <table:table-cell table:style-name="Tabella2.C2" office:value-type="string">
            <text:p text:style-name="P153">Logica di elaborazione</text:p>
          </table:table-cell>
        </table:table-row>
        <table:table-row>
          <table:table-cell table:style-name="Tabella2.A3" office:value-type="string">
            <text:p text:style-name="P102">&lt;soapenv:Envelope xmlns:soapenv="http://schemas.xmlsoap.org/soap/envelope/" xmlns:ns2="http://servizi.lavoro.gov.it/servizicoap/types"&gt;</text:p>
            <text:p text:style-name="P102"><text:s text:c="3"/>&lt;soapenv:Header/&gt;</text:p>
            <text:p text:style-name="P102"><text:s text:c="3"/>&lt;soapenv:Body&gt;</text:p>
            <text:p text:style-name="P102"><text:s text:c="6"/>&lt;ns2:verificaEsistenzaSAP&gt;</text:p>
            <text:p text:style-name="P102"><text:s text:c="9"/>&lt;ns2:CodiceFiscale&gt;</text:p>
            <text:p text:style-name="P164">&lt;![CDATA[&lt;?xml version="1.0" encoding="utf-8"?&gt;&lt;VerificaSAP&gt;&lt;codiceFiscale&gt;DLRVCN69S20F839W&lt;/codiceFiscale&gt;&lt;/VerificaSAP&gt;]]&gt;</text:p>
            <text:p text:style-name="P102"><text:s text:c="9"/>&lt;/ns2:CodiceFiscale&gt;</text:p>
            <text:p text:style-name="P102"><text:s text:c="6"/>&lt;/ns2:verificaEsistenzaSAP&gt;</text:p>
            <text:p text:style-name="P102"><text:s text:c="3"/>&lt;/soapenv:Body&gt;</text:p>
            <text:p text:style-name="P102">&lt;/soapenv:Envelope&gt;</text:p>
          </table:table-cell>
          <table:table-cell table:style-name="Tabella2.B3" office:value-type="string">
            <text:p text:style-name="P102">&lt;s:Envelope xmlns:s="http://schemas.xmlsoap.org/soap/envelope/"&gt;</text:p>
            <text:p text:style-name="P102"><text:s text:c="3"/>&lt;s:Header&gt;</text:p>
            <text:p text:style-name="P102"><text:s text:c="6"/>&lt;openspcoop:integrazione SPCoopTipoMittente="SPC" SPCoopMittente="LAZIO" SPCoopTipoDestinatario="SPC" SPCoopDestinatario="NAZIONALE" SPCoopTipoServizio="SPC" SPCoopServizio="ServiziSAP" SPCoopAzione="verificaEsistenzaSAP" SPCoopID="LAZIO_LAZIOSPCoopIT_2001283_2017-08-04_12:59" SOAP_ENV:actor="http://it.regione.toscana.icar/Integrazione" SOAP_ENV:mustUnderstand="0" xmlns:openspcoop="http://it.regione.toscana.icar/Integrazione" xmlns:SOAP_ENV="http://schemas.xmlsoap.org/soap/envelope/"/&gt;</text:p>
            <text:p text:style-name="P102"><text:s text:c="3"/>&lt;/s:Header&gt;</text:p>
            <text:p text:style-name="P102"><text:s text:c="3"/>&lt;s:Body&gt;</text:p>
            <text:p text:style-name="P102"><text:s text:c="6"/>&lt;risposta_verificaEsistenzaSAP xmlns="http://servizi.lavoro.gov.it/servizicoap/types"&gt;</text:p>
            <text:p text:style-name="P102"><text:s text:c="9"/>&lt;CodiceSAP&gt;<text:span text:style-name="T34">ZZ20081084Z</text:span>&lt;/CodiceSAP&gt;</text:p>
            <text:p text:style-name="P102"><text:s text:c="6"/>&lt;/risposta_verificaEsistenzaSAP&gt;</text:p>
            <text:p text:style-name="P102"><text:s text:c="3"/>&lt;/s:Body&gt;</text:p>
            <text:p text:style-name="P102">&lt;/s:Envelope&gt;</text:p>
          </table:table-cell>
          <table:table-cell table:style-name="Tabella2.C3" office:value-type="string">
            <text:p text:style-name="P93">Il servizio riceve un <text:span text:style-name="T41">codice fiscale</text:span> ed applica la logica seguente:</text:p>
            <text:p text:style-name="P93"/>
            <text:list xml:id="list141735025982815" text:continue-numbering="true" text:style-name="L2">
              <text:list-item>
                <text:p text:style-name="P184">nel 30% dei casi risponde “X001 – limite di invocazioni raggiunto”</text:p>
              </text:list-item>
              <text:list-item>
                <text:p text:style-name="P192">cerca nella tabella sap una SAP che contenga il codice fiscale ricevuto</text:p>
                <text:list>
                  <text:list-item>
                    <text:p text:style-name="P192">se l<text:span text:style-name="T43">a</text:span> trova risponde con l’identificativosap della tabella</text:p>
                  </text:list-item>
                  <text:list-item>
                    <text:p text:style-name="P192">se non lo trova risponde con un <text:span text:style-name="T42">not found</text:span></text:p>
                  </text:list-item>
                </text:list>
              </text:list-item>
            </text:list>
            <text:p text:style-name="P102"/>
            <text:p text:style-name="P102"/>
            <text:p text:style-name="P102"/>
            <text:p text:style-name="P102"/>
          </table:table-cell>
        </table:table-row>
        <table:table-row>
          <table:table-cell table:style-name="Tabella2.A4" office:value-type="string">
            <text:p text:style-name="P102"/>
          </table:table-cell>
          <table:table-cell table:style-name="Tabella2.B4" office:value-type="string">
            <text:p text:style-name="P102">&lt;s:Envelope xmlns:s="http://schemas.xmlsoap.org/soap/envelope/"&gt;</text:p>
            <text:p text:style-name="P102"><text:s text:c="3"/>&lt;s:Header&gt;</text:p>
            <text:p text:style-name="P102"><text:s text:c="6"/>&lt;openspcoop:integrazione SPCoopTipoMittente="SPC" SPCoopMittente="LAZIO" SPCoopTipoDestinatario="SPC" SPCoopDestinatario="NAZIONALE" SPCoopTipoServizio="SPC" SPCoopServizio="ServiziSAP" SPCoopAzione="verificaEsistenzaSAP" SPCoopID="LAZIO_LAZIOSPCoopIT_2001283_2017-08-04_12:59" SOAP_ENV:actor="http://it.regione.toscana.icar/Integrazione" SOAP_ENV:mustUnderstand="0" xmlns:openspcoop="http://it.regione.toscana.icar/Integrazione" <text:soft-page-break/>xmlns:SOAP_ENV="http://schemas.xmlsoap.org/soap/envelope/"/&gt;</text:p>
            <text:p text:style-name="P102"><text:s text:c="3"/>&lt;/s:Header&gt;</text:p>
            <text:p text:style-name="P102"><text:s text:c="3"/>&lt;s:Body&gt;</text:p>
            <text:p text:style-name="P102"><text:s text:c="6"/>&lt;risposta_verificaEsistenzaSAP xmlns="http://servizi.lavoro.gov.it/servizicoap/types"&gt;</text:p>
            <text:p text:style-name="P102"><text:s text:c="9"/>&lt;CodiceSAP&gt;<text:span text:style-name="T34">0</text:span>&lt;/CodiceSAP&gt;</text:p>
            <text:p text:style-name="P102"><text:s text:c="6"/>&lt;/risposta_verificaEsistenzaSAP&gt;</text:p>
            <text:p text:style-name="P102"><text:s text:c="3"/>&lt;/s:Body&gt;</text:p>
            <text:p text:style-name="P102">&lt;/s:Envelope&gt;</text:p>
          </table:table-cell>
          <table:table-cell table:style-name="Tabella2.C4" office:value-type="string">
            <text:p text:style-name="P110">Questa è la risposta nel caso in cui la SAP non si trova (not found)</text:p>
          </table:table-cell>
        </table:table-row>
        <table:table-row>
          <table:table-cell table:style-name="Tabella2.A5" office:value-type="string">
            <text:p text:style-name="P102"/>
          </table:table-cell>
          <table:table-cell table:style-name="Tabella2.B5" office:value-type="string">
            <text:p text:style-name="P102">&lt;s:Envelope xmlns:s="http://schemas.xmlsoap.org/soap/envelope/"&gt;</text:p>
            <text:p text:style-name="P102"><text:tab/>&lt;s:Header&gt;</text:p>
            <text:p text:style-name="P102"><text:tab/><text:tab/>&lt;openspcoop:integrazione SPCoopTipoMittente="SPC" SPCoopMittente="LAZIO" SPCoopTipoDestinatario="SPC" SPCoopDestinatario="NAZIONALE" SPCoopTipoServizio="SPC" SPCoopServizio="ServiziSAP" SPCoopAzione="verificaEsistenzaSAP" SPCoopID="LAZIO_LAZIOSPCoopIT_2001283_2017-08-04_12:59" SOAP_ENV:actor="http://it.regione.toscana.icar/Integrazione" SOAP_ENV:mustUnderstand="0" xmlns:openspcoop="http://it.regione.toscana.icar/Integrazione" xmlns:SOAP_ENV="http://schemas.xmlsoap.org/soap/envelope/"/&gt;</text:p>
            <text:p text:style-name="P102"><text:tab/>&lt;/s:Header&gt;</text:p>
            <text:p text:style-name="P102"><text:tab/>&lt;s:Body&gt;</text:p>
            <text:p text:style-name="P102"><text:tab/>&lt;risposta_verificaEsistenzaSAP xmlns="http://servizi.lavoro.gov.it/servizicoap/types"&gt;</text:p>
            <text:p text:style-name="P102"><text:tab/>&lt;CodiceSAP&gt;<text:span text:style-name="T34">X001 – Limite invocazioni raggiunto</text:span>&lt;/CodiceSAP&gt;</text:p>
            <text:p text:style-name="P102"><text:tab/>&lt;/risposta_verificaEsistenzaSAP&gt;</text:p>
            <text:p text:style-name="P102"><text:tab/>&lt;/s:Body&gt;</text:p>
            <text:p text:style-name="P102">&lt;/s:Envelope&gt;</text:p>
          </table:table-cell>
          <table:table-cell table:style-name="Tabella2.C5" office:value-type="string">
            <text:p text:style-name="P107">Questa è la risposta che restituisce l’errore X001</text:p>
          </table:table-cell>
        </table:table-row>
      </table:table>
      <text:p text:style-name="P29"/>
      <text:p text:style-name="P28"/>
      <text:p text:style-name="P75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table:number-columns-spanned="3" office:value-type="string">
            <text:p text:style-name="P83">Operation: <text:span text:style-name="T44">richiestaSAP</text:span></text:p>
          </table:table-cell>
          <table:covered-table-cell/>
          <table:covered-table-cell/>
        </table:table-row>
        <table:table-row>
          <table:table-cell table:style-name="Tabella3.A3" office:value-type="string">
            <text:p text:style-name="P154">Esempio di body in input</text:p>
          </table:table-cell>
          <table:table-cell table:style-name="Tabella3.B2" office:value-type="string">
            <text:p text:style-name="P154">Possibile risposta</text:p>
          </table:table-cell>
          <table:table-cell table:style-name="Tabella3.C2" office:value-type="string">
            <text:p text:style-name="P154">Logica di elaborazione</text:p>
          </table:table-cell>
        </table:table-row>
        <table:table-row>
          <table:table-cell table:style-name="Tabella3.A3" office:value-type="string">
            <text:p text:style-name="P118">&lt;soapenv:Envelope xmlns:soapenv="http://schemas.xmlsoap.org/soap/envelope/" xmlns:ns2="http://servizi.lavoro.gov.it/servizicoap/types"&gt;</text:p>
            <text:p text:style-name="P118"><text:s text:c="3"/>&lt;soapenv:Header/&gt;</text:p>
            <text:p text:style-name="P118"><text:s text:c="3"/>&lt;soapenv:Body&gt;</text:p>
            <text:p text:style-name="P118"><text:s text:c="6"/>&lt;ns2:richiestaSAP&gt;</text:p>
            <text:p text:style-name="P118"><text:s text:c="9"/>&lt;ns2:CodiceSAP&gt;<text:span text:style-name="T34">&lt;![CDATA[&lt;?xml version="1.0" encoding="utf-8"?&gt;</text:span></text:p>
            <text:p text:style-name="P165">&lt;IDSAP xmlns:xsi="http://www.w3.org/2001/XMLSchema-instance"&gt;&lt;IdentificativoSap&gt;ZZ20081084Z&lt;/IdentificativoSap&gt;</text:p>
            <text:p text:style-name="P165">&lt;/IDSAP&gt;</text:p>
            <text:p text:style-name="P165">]]&gt;</text:p>
            <text:p text:style-name="P118"><text:s text:c="8"/>&lt;/ns2:CodiceSAP&gt;</text:p>
            <text:p text:style-name="P118"><text:s text:c="6"/>&lt;/ns2:richiestaSAP&gt;</text:p>
            <text:p text:style-name="P118"><text:s text:c="3"/>&lt;/soapenv:Body&gt;</text:p>
            <text:p text:style-name="P118">&lt;/soapenv:Envelope&gt;</text:p>
          </table:table-cell>
          <table:table-cell table:style-name="Tabella3.B3" office:value-type="string">
            <text:p text:style-name="P118">&lt;soapenv:Envelope xmlns:soapenv="http://schemas.xmlsoap.org/soap/envelope/" xmlns:ns2="http://servizi.lavoro.gov.it/servizicoap/types"&gt;</text:p>
            <text:p text:style-name="P118"><text:s text:c="3"/>&lt;soapenv:Header/&gt;</text:p>
            <text:p text:style-name="P118"><text:s text:c="3"/>&lt;soapenv:Body&gt;</text:p>
            <text:p text:style-name="P118"><text:s text:c="6"/>&lt;ns2:risposta_richiestaSAP&gt;</text:p>
            <text:p text:style-name="P118"><text:s text:c="9"/>&lt;ns2:SAP&gt;<text:span text:style-name="T34">&lt;![CDATA[&lt;?xml version="1.0" encoding="utf-8"?&gt;</text:span></text:p>
            <text:p text:style-name="P165">&lt;lavoratore&gt;</text:p>
            <text:p text:style-name="P165"><text:s text:c="2"/>&lt;datiinvio&gt;</text:p>
            <text:p text:style-name="P165"><text:s text:c="4"/>&lt;dataultimoagg&gt;2014-11-20&lt;/dataultimoagg&gt;</text:p>
            <text:p text:style-name="P165">&lt;identificativosap&gt;ZZ20081084Z&lt;/identificativosap&gt;</text:p>
            <text:p text:style-name="P165"><text:s text:c="4"/>&lt;codiceentetit&gt;G224C000126&lt;/codiceentetit&gt;</text:p>
            <text:p text:style-name="P165"><text:s text:c="4"/>&lt;tipovariazione&gt;01&lt;/tipovariazione&gt;</text:p>
            <text:p text:style-name="P165"><text:s text:c="4"/>&lt;datadinascita&gt;1997-03-01&lt;/datadinascita&gt;</text:p>
            <text:p text:style-name="P165"><text:s text:c="2"/>&lt;/datiinvio&gt;</text:p>
            <text:p text:style-name="P165"><text:s text:c="2"/>&lt;datianagrafici&gt;</text:p>
            <text:p text:style-name="P165"><text:s text:c="4"/>&lt;datipersonali&gt;</text:p>
            <text:p text:style-name="P165"><text:s text:c="6"/>&lt;codicefiscale&gt;DLRVCN69S20F839W&lt;/codicefiscale&gt;</text:p>
            <text:p text:style-name="P165"><text:s text:c="6"/>&lt;cognome&gt;DI LORENZO&lt;/cognome&gt;</text:p>
            <text:p text:style-name="P165"><text:s text:c="6"/>&lt;nome&gt;VINCENZO&lt;/nome&gt;</text:p>
            <text:p text:style-name="P165"><text:s text:c="6"/>&lt;sesso&gt;M&lt;/sesso&gt;</text:p>
            <text:p text:style-name="P165"><text:s text:c="6"/>&lt;datanascita&gt;1997-03-01&lt;/datanascita&gt;</text:p>
            <text:p text:style-name="P165"><text:s text:c="6"/>&lt;codcomune&gt;L781&lt;/codcomune&gt;</text:p>
            <text:p text:style-name="P165"><text:s text:c="6"/>&lt;codcittadinanza&gt;000&lt;/codcittadinanza&gt;</text:p>
            <text:p text:style-name="P165"><text:s text:c="4"/>&lt;/datipersonali&gt;</text:p>
            <text:p text:style-name="P165"><text:s text:c="4"/>&lt;residenza&gt;</text:p>
            <text:p text:style-name="P165"><text:s text:c="6"/>&lt;codcomune&gt;G224&lt;/codcomune&gt;</text:p>
            <text:p text:style-name="P165"><text:s text:c="6"/>&lt;cap&gt;35100&lt;/cap&gt;</text:p>
            <text:p text:style-name="P165"><text:s text:c="6"/>&lt;indirizzo&gt;Indirizzo non disponibile&lt;/indirizzo&gt;</text:p>
            <text:p text:style-name="P165"><text:s text:c="4"/>&lt;/residenza&gt;</text:p>
            <text:p text:style-name="P165"><text:s text:c="4"/>&lt;domicilio&gt;</text:p>
            <text:p text:style-name="P165"><text:s text:c="6"/>&lt;codcomune&gt;G224&lt;/codcomune&gt;</text:p>
            <text:p text:style-name="P165"><text:s text:c="6"/>&lt;cap&gt;35100&lt;/cap&gt;</text:p>
            <text:p text:style-name="P165"><text:s text:c="6"/>&lt;indirizzo&gt;Indirizzo non disponibile&lt;/indirizzo&gt;</text:p>
            <text:p text:style-name="P165"><text:s text:c="4"/>&lt;/domicilio&gt;</text:p>
            <text:p text:style-name="P165"><text:s text:c="4"/>&lt;recapiti&gt;</text:p>
            <text:p text:style-name="P165"><text:s text:c="6"/>&lt;email&gt;engbaraldiluca@dispostable.com&lt;/email&gt;</text:p>
            <text:p text:style-name="P165"><text:s text:c="4"/>&lt;/recapiti&gt;</text:p>
            <text:p text:style-name="P165"><text:s text:c="2"/>&lt;/datianagrafici&gt;</text:p>
            <text:p text:style-name="P165"><text:soft-page-break/><text:s text:c="2"/>&lt;datiamministrativi/&gt;</text:p>
            <text:p text:style-name="P165"><text:s text:c="2"/>&lt;esperienzelavoro_lst/&gt; </text:p>
            <text:p text:style-name="P165"><text:s text:c="2"/>&lt;livelliistruzione_lst/&gt;</text:p>
            <text:p text:style-name="P165"><text:s text:c="2"/>&lt;allegato/&gt;</text:p>
            <text:p text:style-name="P118"><text:span text:style-name="T34">&lt;/lavoratore&gt;]]&gt;</text:span>&lt;/ns2:SAP&gt;</text:p>
            <text:p text:style-name="P118"><text:s text:c="6"/>&lt;/ns2:risposta_richiestaSAP&gt;</text:p>
            <text:p text:style-name="P118"><text:s text:c="3"/>&lt;/soapenv:Body&gt;</text:p>
            <text:p text:style-name="P118">&lt;/soapenv:Envelope&gt;</text:p>
          </table:table-cell>
          <table:table-cell table:style-name="Tabella3.C3" office:value-type="string">
            <text:p text:style-name="P94">Il servizio riceve un <text:span text:style-name="T41">codice SAP</text:span> ed applica la logica seguente:</text:p>
            <text:p text:style-name="P94"/>
            <text:list xml:id="list141735227871343" text:continue-numbering="true" text:style-name="L2">
              <text:list-item>
                <text:p text:style-name="P185">nel 30% dei casi risponde “X001 – limite di invocazioni raggiunto”</text:p>
              </text:list-item>
              <text:list-item>
                <text:p text:style-name="P193">cerca nella tabella sap una SAP che contenga il codice <text:span text:style-name="T45">SAP</text:span> ricevuto</text:p>
                <text:list>
                  <text:list-item>
                    <text:p text:style-name="P193">se l<text:span text:style-name="T45">o</text:span> trova risponde con <text:span text:style-name="T45">la SAP</text:span> <text:span text:style-name="T45">presente n</text:span>ella tabella</text:p>
                  </text:list-item>
                  <text:list-item>
                    <text:p text:style-name="P193">se non lo trova risponde con un <text:span text:style-name="T42">not found</text:span></text:p>
                  </text:list-item>
                </text:list>
              </text:list-item>
            </text:list>
            <text:p text:style-name="P118"/>
            <text:p text:style-name="P118"/>
            <text:p text:style-name="P118"/>
            <text:p text:style-name="P118"/>
          </table:table-cell>
        </table:table-row>
        <table:table-row>
          <table:table-cell table:style-name="Tabella3.A4" office:value-type="string">
            <text:p text:style-name="P118"/>
          </table:table-cell>
          <table:table-cell table:style-name="Tabella3.B4" office:value-type="string">
            <text:p text:style-name="P118">&lt;soapenv:Envelope xmlns:soapenv="http://schemas.xmlsoap.org/soap/envelope/" xmlns:ns2="http://servizi.lavoro.gov.it/servizicoap/types"&gt;</text:p>
            <text:p text:style-name="P118"><text:s text:c="3"/>&lt;soapenv:Header/&gt;</text:p>
            <text:p text:style-name="P118"><text:s text:c="3"/>&lt;soapenv:Body&gt;</text:p>
            <text:p text:style-name="P118"><text:s text:c="6"/>&lt;ns2:risposta_richiestaSAP&gt;</text:p>
            <text:p text:style-name="P118"><text:s text:c="9"/>&lt;ns2:SAP/&gt;</text:p>
            <text:p text:style-name="P118"><text:s text:c="6"/>&lt;/ns2:risposta_richiestaSAP&gt;</text:p>
            <text:p text:style-name="P118"><text:s text:c="3"/>&lt;/soapenv:Body&gt;</text:p>
            <text:p text:style-name="P118">&lt;/soapenv:Envelope&gt;</text:p>
          </table:table-cell>
          <table:table-cell table:style-name="Tabella3.C4" office:value-type="string">
            <text:p text:style-name="P111">Questa è la risposta nel caso in cui la SAP non si trova (not found)</text:p>
          </table:table-cell>
        </table:table-row>
        <table:table-row>
          <table:table-cell table:style-name="Tabella3.A5" office:value-type="string">
            <text:p text:style-name="P118"/>
          </table:table-cell>
          <table:table-cell table:style-name="Tabella3.B5" office:value-type="string">
            <text:p text:style-name="P118">&lt;soapenv:Envelope xmlns:soapenv="http://schemas.xmlsoap.org/soap/envelope/" xmlns:ns2="http://servizi.lavoro.gov.it/servizicoap/types"&gt;</text:p>
            <text:p text:style-name="P118"><text:s text:c="3"/>&lt;soapenv:Header/&gt;</text:p>
            <text:p text:style-name="P118"><text:s text:c="3"/>&lt;soapenv:Body&gt;</text:p>
            <text:p text:style-name="P118"><text:s text:c="6"/>&lt;ns2:risposta_richiestaSAP&gt;</text:p>
            <text:p text:style-name="P118"><text:s text:c="8"/>&lt;ns2:SAP&gt;X001 - Limite invocazioni raggiunto&lt;/ns2:SAP&gt; </text:p>
            <text:p text:style-name="P118"><text:s text:c="6"/>&lt;/ns2:risposta_richiestaSAP&gt;</text:p>
            <text:p text:style-name="P118"><text:s text:c="3"/>&lt;/soapenv:Body&gt;</text:p>
            <text:p text:style-name="P118">&lt;/soapenv:Envelope&gt;</text:p>
          </table:table-cell>
          <table:table-cell table:style-name="Tabella3.C5" office:value-type="string">
            <text:p text:style-name="P108">Questa è la risposta che restituisce l’errore X001</text:p>
          </table:table-cell>
        </table:table-row>
      </table:table>
      <text:p text:style-name="P30"/>
      <text:p text:style-name="P30"/>
      <text:p text:style-name="P76"/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table:number-columns-spanned="3" office:value-type="string">
            <text:p text:style-name="P84">Operation: richiestaSAP_N00_A02</text:p>
          </table:table-cell>
          <table:covered-table-cell/>
          <table:covered-table-cell/>
        </table:table-row>
        <table:table-row>
          <table:table-cell table:style-name="Tabella4.A3" office:value-type="string">
            <text:p text:style-name="P155">Esempio di body in input</text:p>
          </table:table-cell>
          <table:table-cell table:style-name="Tabella4.B2" office:value-type="string">
            <text:p text:style-name="P155">Possibile risposta</text:p>
          </table:table-cell>
          <table:table-cell table:style-name="Tabella4.C2" office:value-type="string">
            <text:p text:style-name="P155">Logica di elaborazione</text:p>
          </table:table-cell>
        </table:table-row>
        <table:table-row>
          <table:table-cell table:style-name="Tabella4.A3" office:value-type="string">
            <text:p text:style-name="P119">&lt;soapenv:Envelope xmlns:soapenv="http://schemas.xmlsoap.org/soap/envelope/" xmlns:ns2="http://servizi.lavoro.gov.it/servizicoap/types"&gt;</text:p>
            <text:p text:style-name="P119"><text:s text:c="3"/>&lt;soapenv:Header/&gt;</text:p>
            <text:p text:style-name="P119"><text:s text:c="3"/>&lt;soapenv:Body&gt;</text:p>
            <text:p text:style-name="P119"><text:s text:c="6"/>&lt;ns2:richiestaSAP_N00_A02&gt; &lt;ns2:CodiceFiscale&gt;<text:span text:style-name="T34">GRGGNN98L01H199A</text:span>&lt;/ns2:CodiceFiscale&gt;</text:p>
            <text:p text:style-name="P119"><text:s text:c="6"/>&lt;/ns2:richiestaSAP_N00_A02&gt;</text:p>
            <text:p text:style-name="P119"><text:s text:c="3"/>&lt;/soapenv:Body&gt;</text:p>
            <text:p text:style-name="P119">&lt;/soapenv:Envelope&gt;</text:p>
          </table:table-cell>
          <table:table-cell table:style-name="Tabella4.B3" office:value-type="string">
            <text:p text:style-name="P119">&lt;soapenv:Envelope xmlns:soapenv="http://schemas.xmlsoap.org/soap/envelope/" xmlns:ns2="http://servizi.lavoro.gov.it/servizicoap/types"&gt;</text:p>
            <text:p text:style-name="P119"><text:s text:c="3"/>&lt;soapenv:Header/&gt;</text:p>
            <text:p text:style-name="P119"><text:s text:c="3"/>&lt;soapenv:Body&gt;</text:p>
            <text:p text:style-name="P119"><text:s text:c="6"/>&lt;ns2:risposta_richiestaSAP_N00_A02&gt;</text:p>
            <text:p text:style-name="P119"><text:s text:c="9"/>&lt;ns2:DID&gt;<text:span text:style-name="T34">&lt;![CDATA[&lt;ListaDID&gt;</text:span></text:p>
            <text:p text:style-name="P166">&lt;codicefiscale&gt;GRGGNN98L01H199A&lt;/codicefiscale&gt;</text:p>
            <text:p text:style-name="P166">&lt;codiceentetit&gt;H501C000523&lt;/codiceentetit&gt;</text:p>
            <text:p text:style-name="P166">&lt;dataultimoagg&gt;2018-09-21&lt;/dataultimoagg&gt;</text:p>
            <text:p text:style-name="P166">&lt;indiceprofiling&gt;0.644371661&lt;/indiceprofiling&gt;</text:p>
            <text:p text:style-name="P166"><text:tab/>&lt;dataevento&gt;2018-04-05&lt;/dataevento&gt;</text:p>
            <text:p text:style-name="P166"><text:tab/>&lt;disponibilita&gt;2018-04-05&lt;/disponibilita&gt;</text:p>
            <text:p text:style-name="P166"><text:tab/>&lt;N00&gt;</text:p>
            <text:p text:style-name="P166"><text:tab/><text:tab/>&lt;tipo_attivita&gt;N00&lt;/tipo_attivita&gt;</text:p>
            <text:p text:style-name="P166">&lt;titolo_denominazione&gt;0000010800G&lt;/titolo_denominazione&gt;</text:p>
            <text:p text:style-name="P166"><text:tab/>&lt;data_proposta&gt;2018-04-05&lt;/data_proposta&gt;</text:p>
            <text:p text:style-name="P166"><text:tab/><text:tab/>&lt;data&gt;2018-04-05&lt;/data&gt;</text:p>
            <text:p text:style-name="P166"><text:tab/><text:tab/>&lt;data_fine&gt;2018-04-05&lt;/data_fine&gt;</text:p>
            <text:p text:style-name="P166"><text:tab/><text:tab/>&lt;descrizione&gt;Convalida DID Online&lt;/descrizione&gt;</text:p>
            <text:p text:style-name="P166"><text:tab/>&lt;titolo_progetto&gt;05&lt;/titolo_progetto&gt;</text:p>
            <text:p text:style-name="P166">&lt;codice_ente_promotore&gt;H501N000001&lt;/codice_ente_promotore&gt;</text:p>
            <text:p text:style-name="P166">&lt;identificativo_politica&gt;0000010800G&lt;/identificativo_politica&gt;</text:p>
            <text:p text:style-name="P166">&lt;indice_profiling&gt;0.644371661&lt;/indice_profiling&gt;</text:p>
            <text:p text:style-name="P166">&lt;identificativo_presa_in_carico&gt;0670018e72E&lt;/identificativo_presa_in_carico&gt;</text:p>
            <text:p text:style-name="P166"><text:tab/><text:tab/>&lt;ultimo_evento&gt;</text:p>
            <text:p text:style-name="P166"><text:tab/><text:tab/><text:tab/>&lt;evento&gt;02&lt;/evento&gt;</text:p>
            <text:p text:style-name="P166"><text:tab/>&lt;data_evento&gt;2018-04-05&lt;/data_evento&gt;</text:p>
            <text:p text:style-name="P166"><text:tab/><text:tab/>&lt;/ultimo_evento&gt;</text:p>
            <text:p text:style-name="P166"><text:tab/>&lt;/N00&gt;</text:p>
            <text:p text:style-name="P166"><text:tab/>&lt;A02&gt;</text:p>
            <text:p text:style-name="P166"><text:tab/><text:tab/>&lt;tipo_attivita&gt;A02&lt;/tipo_attivita&gt;</text:p>
            <text:p text:style-name="P166"><text:tab/><text:tab/>&lt;titolo_denominazione&gt;PATTO DI ATTIVAZIONE ED EVENTUALE PROFILING&lt;/titolo_denominazione&gt;</text:p>
            <text:p text:style-name="P166"><text:tab/>&lt;data_proposta&gt;2018-04-05&lt;/data_proposta&gt;</text:p>
            <text:p text:style-name="P166"><text:tab/><text:tab/>&lt;data&gt;2018-04-05&lt;/data&gt;</text:p>
            <text:p text:style-name="P166"><text:tab/><text:tab/>&lt;data_fine&gt;2018-04-05&lt;/data_fine&gt;</text:p>
            <text:p text:style-name="P166"><text:tab/><text:tab/>&lt;descrizione&gt;Progetto di politica attiva regionale/provinciale&lt;/descrizione&gt;</text:p>
            <text:p text:style-name="P166"><text:soft-page-break/><text:tab/>&lt;titolo_progetto&gt;05&lt;/titolo_progetto&gt;</text:p>
            <text:p text:style-name="P166">&lt;codice_ente_promotore&gt;F257C000424&lt;/codice_ente_promotore&gt;</text:p>
            <text:p text:style-name="P166">&lt;identificativo_politica&gt;0670018e72E&lt;/identificativo_politica&gt;</text:p>
            <text:p text:style-name="P166"><text:tab/>&lt;indice_profiling&gt;2&lt;/indice_profiling&gt;</text:p>
            <text:p text:style-name="P166"><text:tab/><text:tab/>&lt;ultimo_evento&gt;</text:p>
            <text:p text:style-name="P166"><text:tab/><text:tab/><text:tab/>&lt;evento&gt;02&lt;/evento&gt;</text:p>
            <text:p text:style-name="P166"><text:tab/>&lt;data_evento&gt;2018-04-05&lt;/data_evento&gt;</text:p>
            <text:p text:style-name="P166"><text:tab/><text:tab/>&lt;/ultimo_evento&gt;</text:p>
            <text:p text:style-name="P166"><text:tab/>&lt;/A02&gt;</text:p>
            <text:p text:style-name="P119"><text:span text:style-name="T34">&lt;/ListaDID&gt;]]</text:span>&gt;&lt;/ns2:DID&gt;</text:p>
            <text:p text:style-name="P119"><text:s text:c="6"/>&lt;/ns2:risposta_richiestaSAP_N00_A02&gt;</text:p>
            <text:p text:style-name="P119"><text:s text:c="3"/>&lt;/soapenv:Body&gt;</text:p>
            <text:p text:style-name="P119">&lt;/soapenv:Envelope&gt;</text:p>
          </table:table-cell>
          <table:table-cell table:style-name="Tabella4.C3" office:value-type="string">
            <text:p text:style-name="P95">Il servizio riceve un <text:span text:style-name="T41">codice fiscale</text:span> ed applica la logica seguente:</text:p>
            <text:p text:style-name="P95"/>
            <text:list xml:id="list141735870348563" text:continue-numbering="true" text:style-name="L2">
              <text:list-item>
                <text:p text:style-name="P186">nel 30% dei casi risponde “X001 – limite di invocazioni raggiunto”</text:p>
              </text:list-item>
              <text:list-item>
                <text:p text:style-name="P194">cerca nella tabella <text:span text:style-name="T46">did</text:span> una <text:span text:style-name="T47">DID</text:span> che contenga il codice <text:span text:style-name="T46">filscale</text:span> ricevuto</text:p>
                <text:list>
                  <text:list-item>
                    <text:p text:style-name="P194">se l<text:span text:style-name="T45">o</text:span> trova risponde con <text:span text:style-name="T45">la DID</text:span> <text:span text:style-name="T45">presente n</text:span>ella tabella</text:p>
                  </text:list-item>
                  <text:list-item>
                    <text:p text:style-name="P194">se non lo trova risponde con un <text:span text:style-name="T42">not found</text:span></text:p>
                  </text:list-item>
                </text:list>
              </text:list-item>
            </text:list>
            <text:p text:style-name="P119"/>
            <text:p text:style-name="P119"/>
            <text:p text:style-name="P119"/>
            <text:p text:style-name="P119"/>
          </table:table-cell>
        </table:table-row>
        <table:table-row>
          <table:table-cell table:style-name="Tabella4.A4" office:value-type="string">
            <text:p text:style-name="P119"/>
          </table:table-cell>
          <table:table-cell table:style-name="Tabella4.B4" office:value-type="string">
            <text:p text:style-name="P119">&lt;soapenv:Envelope xmlns:soapenv="http://schemas.xmlsoap.org/soap/envelope/" xmlns:ns2="http://servizi.lavoro.gov.it/servizicoap/types"&gt;</text:p>
            <text:p text:style-name="P119"><text:s text:c="3"/>&lt;soapenv:Header/&gt;</text:p>
            <text:p text:style-name="P119"><text:s text:c="3"/>&lt;soapenv:Body&gt;</text:p>
            <text:p text:style-name="P119"><text:s text:c="6"/>&lt;ns2:risposta_richiestaSAP_N00_A02&gt;</text:p>
            <text:p text:style-name="P119"><text:s text:c="9"/>&lt;ns2:DID/&gt;</text:p>
            <text:p text:style-name="P119"><text:s text:c="6"/>&lt;/ns2:risposta_richiestaSAP_N00_A02&gt;</text:p>
            <text:p text:style-name="P119"><text:s text:c="3"/>&lt;/soapenv:Body&gt;</text:p>
            <text:p text:style-name="P119">&lt;/soapenv:Envelope&gt;</text:p>
          </table:table-cell>
          <table:table-cell table:style-name="Tabella4.C4" office:value-type="string">
            <text:p text:style-name="P112">Questa è la risposta nel caso in cui la <text:span text:style-name="T47">DID</text:span> non si trova (not found)</text:p>
          </table:table-cell>
        </table:table-row>
        <table:table-row>
          <table:table-cell table:style-name="Tabella4.A5" office:value-type="string">
            <text:p text:style-name="P119"/>
          </table:table-cell>
          <table:table-cell table:style-name="Tabella4.B5" office:value-type="string">
            <text:p text:style-name="P119">&lt;soapenv:Envelope xmlns:soapenv="http://schemas.xmlsoap.org/soap/envelope/" xmlns:ns2="http://servizi.lavoro.gov.it/servizicoap/types"&gt;</text:p>
            <text:p text:style-name="P119"><text:s text:c="3"/>&lt;soapenv:Header/&gt;</text:p>
            <text:p text:style-name="P119"><text:s text:c="3"/>&lt;soapenv:Body&gt;</text:p>
            <text:p text:style-name="P119"><text:s text:c="6"/>&lt;ns2:risposta_richiestaSAP_N00_A02&gt;</text:p>
            <text:p text:style-name="P119"><text:s text:c="9"/>&lt;ns2:DID&gt;<text:span text:style-name="T34">X001 – Limite invocazioni raggiunto</text:span>&lt;/ns2:DID&gt;</text:p>
            <text:p text:style-name="P119"><text:s text:c="6"/>&lt;/ns2:risposta_richiestaSAP_N00_A02&gt;</text:p>
            <text:p text:style-name="P119"><text:s text:c="3"/>&lt;/soapenv:Body&gt;</text:p>
            <text:p text:style-name="P119">&lt;/soapenv:Envelope&gt;</text:p>
          </table:table-cell>
          <table:table-cell table:style-name="Tabella4.C5" office:value-type="string">
            <text:p text:style-name="P104">Questa è la risposta che restituisce l’errore X001</text:p>
          </table:table-cell>
        </table:table-row>
      </table:table>
      <text:p text:style-name="P31"/>
      <text:p text:style-name="P31"/>
      <text:p text:style-name="P176"/>
      <text:p text:style-name="P23"><text:span text:style-name="T26">S</text:span><text:span text:style-name="T25">ervizio “</text:span><text:span text:style-name="T27">Flusso </text:span><text:span text:style-name="T28">Utenti-YG</text:span><text:span text:style-name="T25">”: modalità di </text:span><text:span text:style-name="T26">interrogazione, elaborazione e risposta</text:span></text:p>
      <text:p text:style-name="P40"/>
      <text:p text:style-name="P7">Url del WSDL</text:p>
      <text:p text:style-name="P32">http://sil2:1808<text:span text:style-name="T48">1</text:span>/<text:span text:style-name="T48">YG</text:span>mockservizicoapWSSoapBinding?wsdl</text:p>
      <text:p text:style-name="P28"/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table:number-columns-spanned="3" office:value-type="string">
            <text:p text:style-name="P85">Operation: invioUtenteYG</text:p>
          </table:table-cell>
          <table:covered-table-cell/>
          <table:covered-table-cell/>
        </table:table-row>
        <table:table-row>
          <table:table-cell table:style-name="Tabella5.A3" office:value-type="string">
            <text:p text:style-name="P156">Esempio di body in input</text:p>
          </table:table-cell>
          <table:table-cell table:style-name="Tabella5.B2" office:value-type="string">
            <text:p text:style-name="P156">Possibile risposta</text:p>
          </table:table-cell>
          <table:table-cell table:style-name="Tabella5.C2" office:value-type="string">
            <text:p text:style-name="P156">Logica di elaborazione</text:p>
          </table:table-cell>
        </table:table-row>
        <table:table-row>
          <table:table-cell table:style-name="Tabella5.A3" office:value-type="string">
            <text:p text:style-name="P120">&lt;soapenv:Envelope xmlns:soapenv="http://schemas.xmlsoap.org/soap/envelope/" xmlns:ns2="http://servizi.lavoro.gov.it/servizicoap/types"&gt;</text:p>
            <text:p text:style-name="P120"><text:s text:c="3"/>&lt;soapenv:Header/&gt;</text:p>
            <text:p text:style-name="P120"><text:s text:c="3"/>&lt;soapenv:Body&gt;</text:p>
            <text:p text:style-name="P120"><text:s text:c="6"/>&lt;ns2:invioUtenteYG&gt;</text:p>
            <text:p text:style-name="P120"><text:s text:c="9"/>&lt;ns2:UtenteYG&gt;<text:span text:style-name="T34">&lt;![CDATA[&lt;?xml version="1.0" encoding="utf-8"?&gt;</text:span></text:p>
            <text:p text:style-name="P167">&lt;sezione0&gt;</text:p>
            <text:p text:style-name="P167">&lt;utente&gt;</text:p>
            <text:p text:style-name="P167">&lt;CodiceFiscale&gt;DLRVCN69S20F839W&lt;/CodiceFiscale&gt;</text:p>
            <text:p text:style-name="P167">&lt;dataadesione&gt;2014-11-21&lt;/dataadesione&gt;</text:p>
            <text:p text:style-name="P167">&lt;IdentificativoSap&gt;ZZ20081084Z</text:p>
            <text:p text:style-name="P167">&lt;/IdentificativoSap&gt;</text:p>
            <text:p text:style-name="P167">&lt;Regione&gt;08&lt;/Regione&gt;</text:p>
            <text:p text:style-name="P167">&lt;/utente&gt;</text:p>
            <text:p text:style-name="P167">&lt;/sezione0&gt;</text:p>
            <text:p text:style-name="P120"><text:span text:style-name="T34">]]</text:span>&gt;</text:p>
            <text:p text:style-name="P120"><text:s text:c="8"/>&lt;/ns2:UtenteYG&gt;</text:p>
            <text:p text:style-name="P120"><text:s text:c="6"/>&lt;/ns2:invioUtenteYG&gt;</text:p>
            <text:p text:style-name="P120"><text:s text:c="3"/>&lt;/soapenv:Body&gt;</text:p>
            <text:p text:style-name="P120">&lt;/soapenv:Envelope&gt;</text:p>
          </table:table-cell>
          <table:table-cell table:style-name="Tabella5.B3" office:value-type="string">
            <text:p text:style-name="P120">&lt;soapenv:Envelope xmlns:soapenv="http://schemas.xmlsoap.org/soap/envelope/" xmlns:ns2="http://servizi.lavoro.gov.it/servizicoap/types"&gt;</text:p>
            <text:p text:style-name="P120"><text:s text:c="3"/>&lt;soapenv:Header/&gt;</text:p>
            <text:p text:style-name="P120"><text:s text:c="3"/>&lt;soapenv:Body&gt;</text:p>
            <text:p text:style-name="P120"><text:s text:c="6"/>&lt;ns2:risposta_invioUtenteYG&gt;</text:p>
            <text:p text:style-name="P120"><text:s text:c="9"/>&lt;ns2:Esito&gt;<text:span text:style-name="T34">OK</text:span>&lt;/ns2:Esito&gt;</text:p>
            <text:p text:style-name="P120"><text:s text:c="9"/>&lt;ns2:MessaggioErrore&gt;<text:span text:style-name="T34">Invio effettuato correttamente.</text:span>&lt;/ns2:MessaggioErrore&gt;</text:p>
            <text:p text:style-name="P120"><text:s text:c="6"/>&lt;/ns2:risposta_invioUtenteYG&gt;</text:p>
            <text:p text:style-name="P120"><text:s text:c="3"/>&lt;/soapenv:Body&gt;</text:p>
            <text:p text:style-name="P120">&lt;/soapenv:Envelope&gt;</text:p>
          </table:table-cell>
          <table:table-cell table:style-name="Tabella5.C3" office:value-type="string">
            <text:p text:style-name="P96">Il servizio riceve un <text:span text:style-name="T41">codice fiscale</text:span> ed applica la logica seguente:</text:p>
            <text:p text:style-name="P96"/>
            <text:list xml:id="list141736211998792" text:continue-numbering="true" text:style-name="L2">
              <text:list-item>
                <text:p text:style-name="P187">nel 30% dei casi risponde “X001 – limite di invocazioni raggiunto”</text:p>
              </text:list-item>
              <text:list-item>
                <text:p text:style-name="P195">cerca nella tabella <text:span text:style-name="T48">adesione_yg</text:span> un’a<text:span text:style-name="T48">desione con lo stesso codice fiscale </text:span>ricevuto</text:p>
                <text:list>
                  <text:list-item>
                    <text:p text:style-name="P195">se l<text:span text:style-name="T48">a</text:span> trova, risponde <text:span text:style-name="T48">un messaggio di adesione già presente</text:span></text:p>
                  </text:list-item>
                  <text:list-item>
                    <text:p text:style-name="P195">se non lo trova <text:span text:style-name="T48">inserisce l’adesione e risponde con un messaggio di OK</text:span></text:p>
                  </text:list-item>
                </text:list>
              </text:list-item>
            </text:list>
            <text:p text:style-name="P120"/>
            <text:p text:style-name="P120"/>
            <text:p text:style-name="P120"/>
            <text:p text:style-name="P120"/>
          </table:table-cell>
        </table:table-row>
        <table:table-row>
          <table:table-cell table:style-name="Tabella5.A4" office:value-type="string">
            <text:p text:style-name="P120"/>
          </table:table-cell>
          <table:table-cell table:style-name="Tabella5.B4" office:value-type="string">
            <text:p text:style-name="P120">&lt;soapenv:Envelope xmlns:soapenv="http://schemas.xmlsoap.org/soap/envelope/" xmlns:ns2="http://servizi.lavoro.gov.it/servizicoap/types"&gt;</text:p>
            <text:p text:style-name="P120"><text:s text:c="3"/>&lt;soapenv:Header/&gt;</text:p>
            <text:p text:style-name="P120"><text:s text:c="3"/>&lt;soapenv:Body&gt;</text:p>
            <text:p text:style-name="P120"><text:s text:c="6"/>&lt;ns2:risposta_invioUtenteYG&gt;</text:p>
            <text:p text:style-name="P120"><text:s text:c="9"/>&lt;ns2:Esito&gt;<text:span text:style-name="T34">KO</text:span>&lt;/ns2:Esito&gt;</text:p>
            <text:p text:style-name="P120"><text:s text:c="9"/>&lt;ns2:MessaggioErrore&gt;&lt;![CDATA[Riscontrato errore nella validazione dell'input :&lt;ListaAnomalie&gt;</text:p>
            <text:p text:style-name="P120"><text:s text:c="2"/>&lt;Anomalia&gt;</text:p>
            <text:p text:style-name="P120"><text:s text:c="4"/>&lt;CodiceAnomalia&gt;P019&lt;/CodiceAnomalia&gt;</text:p>
            <text:p text:style-name="P120"><text:s text:c="4"/>&lt;DescrizioneAnomalia&gt;<text:span text:style-name="T34">Per il codice fiscale GRGGNN98L01H199A è gia presente un'adesione </text:span><text:soft-page-break/><text:span text:style-name="T34">attiva</text:span>&lt;/DescrizioneAnomalia&gt;</text:p>
            <text:p text:style-name="P120"><text:s text:c="4"/>&lt;CampiInErrore&gt;Utente[1]/AdesioneGiaEffettuata[1]&lt;/CampiInErrore&gt;</text:p>
            <text:p text:style-name="P120"><text:s text:c="2"/>&lt;/Anomalia&gt;</text:p>
            <text:p text:style-name="P120">&lt;/ListaAnomalie&gt;]]&gt;&lt;/ns2:MessaggioErrore&gt;</text:p>
            <text:p text:style-name="P120"><text:s text:c="6"/>&lt;/ns2:risposta_invioUtenteYG&gt;</text:p>
            <text:p text:style-name="P120"><text:s text:c="3"/>&lt;/soapenv:Body&gt;</text:p>
            <text:p text:style-name="P120">&lt;/soapenv:Envelope&gt;</text:p>
          </table:table-cell>
          <table:table-cell table:style-name="Tabella5.C4" office:value-type="string">
            <text:p text:style-name="P113">Questa è la risposta nel caso in cui <text:span text:style-name="T48">esiste già un’adesione per il codice fiscale ricevuto (Adesione già presente).</text:span></text:p>
            <text:p text:style-name="P113"/>
            <text:p text:style-name="P121">Lo stub non popola correttamente il codice fiscale presente nel tag DescrizioneAnomalia.</text:p>
          </table:table-cell>
        </table:table-row>
        <table:table-row>
          <table:table-cell table:style-name="Tabella5.A5" office:value-type="string">
            <text:p text:style-name="P120"/>
          </table:table-cell>
          <table:table-cell table:style-name="Tabella5.B5" office:value-type="string">
            <text:p text:style-name="P120">&lt;soapenv:Envelope xmlns:soapenv="http://schemas.xmlsoap.org/soap/envelope/" xmlns:ns2="http://servizi.lavoro.gov.it/servizicoap/types"&gt;</text:p>
            <text:p text:style-name="P120"><text:s text:c="3"/>&lt;soapenv:Header/&gt;</text:p>
            <text:p text:style-name="P120"><text:s text:c="3"/>&lt;soapenv:Body&gt;</text:p>
            <text:p text:style-name="P120"><text:s text:c="6"/>&lt;ns2:risposta_invioUtenteYG&gt;</text:p>
            <text:p text:style-name="P120"><text:s text:c="9"/>&lt;ns2:Esito&gt;<text:span text:style-name="T34">X001</text:span>&lt;/ns2:Esito&gt;</text:p>
            <text:p text:style-name="P120"><text:s text:c="9"/>&lt;ns2:MessaggioErrore&gt;<text:span text:style-name="T34">Limite invocazioni raggiunto</text:span>&lt;/ns2:MessaggioErrore&gt;</text:p>
            <text:p text:style-name="P120"><text:s text:c="6"/>&lt;/ns2:risposta_invioUtenteYG&gt;</text:p>
            <text:p text:style-name="P120"><text:s text:c="3"/>&lt;/soapenv:Body&gt;</text:p>
            <text:p text:style-name="P120">&lt;/soapenv:Envelope&gt;</text:p>
          </table:table-cell>
          <table:table-cell table:style-name="Tabella5.C5" office:value-type="string">
            <text:p text:style-name="P105">Questa è la risposta che restituisce l’errore X001</text:p>
          </table:table-cell>
        </table:table-row>
      </table:table>
      <text:p text:style-name="P33"/>
      <text:p text:style-name="P34"/>
      <text:p text:style-name="P77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table:number-columns-spanned="3" office:value-type="string">
            <text:p text:style-name="P86">Operation: <text:span text:style-name="T49">check</text:span>UtenteYG</text:p>
          </table:table-cell>
          <table:covered-table-cell/>
          <table:covered-table-cell/>
        </table:table-row>
        <table:table-row>
          <table:table-cell table:style-name="Tabella6.A3" office:value-type="string">
            <text:p text:style-name="P157">Esempio di body in input</text:p>
          </table:table-cell>
          <table:table-cell table:style-name="Tabella6.B2" office:value-type="string">
            <text:p text:style-name="P157">Possibile risposta</text:p>
          </table:table-cell>
          <table:table-cell table:style-name="Tabella6.C2" office:value-type="string">
            <text:p text:style-name="P157">Logica di elaborazione</text:p>
          </table:table-cell>
        </table:table-row>
        <table:table-row>
          <table:table-cell table:style-name="Tabella6.A3" office:value-type="string">
            <text:p text:style-name="P125">&lt;soapenv:Envelope xmlns:soapenv="http://schemas.xmlsoap.org/soap/envelope/" xmlns:ns2="http://servizi.lavoro.gov.it/servizicoap/types"&gt;</text:p>
            <text:p text:style-name="P125"><text:s text:c="3"/>&lt;soapenv:Header/&gt;</text:p>
            <text:p text:style-name="P125"><text:s text:c="3"/>&lt;soapenv:Body&gt;</text:p>
            <text:p text:style-name="P125"><text:s text:c="6"/>&lt;ns2:checkUtenteYG&gt;</text:p>
            <text:p text:style-name="P125"><text:s text:c="8"/>&lt;ns2:UtenteYG&gt;</text:p>
            <text:p text:style-name="P125">&lt;![CDATA<text:span text:style-name="T34">[&lt;?xml version="1.0" encoding="utf-8"?&gt;&lt;checkUtenteYG&gt;</text:span></text:p>
            <text:p text:style-name="P168"><text:s text:c="2"/>&lt;codiceFiscale&gt;DLRVCN69S20F839W&lt;/codiceFiscale&gt;</text:p>
            <text:p text:style-name="P125"><text:span text:style-name="T34">&lt;/checkUtenteYG&gt;</text:span>]]&gt;</text:p>
            <text:p text:style-name="P125"><text:s text:c="8"/>&lt;/ns2:UtenteYG&gt;</text:p>
            <text:p text:style-name="P125"><text:s text:c="6"/>&lt;/ns2:checkUtenteYG&gt;</text:p>
            <text:p text:style-name="P125"><text:s text:c="3"/>&lt;/soapenv:Body&gt;</text:p>
            <text:p text:style-name="P125">&lt;/soapenv:Envelope&gt;</text:p>
          </table:table-cell>
          <table:table-cell table:style-name="Tabella6.B3" office:value-type="string">
            <text:p text:style-name="P125">&lt;soapenv:Envelope xmlns:soapenv="http://schemas.xmlsoap.org/soap/envelope/" xmlns:ns2="http://servizi.lavoro.gov.it/servizicoap/types"&gt;</text:p>
            <text:p text:style-name="P125"><text:s text:c="3"/>&lt;soapenv:Header/&gt;</text:p>
            <text:p text:style-name="P125"><text:s text:c="3"/>&lt;soapenv:Body&gt;</text:p>
            <text:p text:style-name="P125"><text:s text:c="6"/>&lt;ns2:risposta_checkUtenteYG&gt;</text:p>
            <text:p text:style-name="P125"><text:s text:c="9"/>&lt;ns2:Esito&gt;<text:span text:style-name="T34">OK</text:span>&lt;/ns2:Esito&gt;</text:p>
            <text:p text:style-name="P125"><text:s text:c="9"/>&lt;ns2:MessaggioErrore/&gt;</text:p>
            <text:p text:style-name="P125"><text:s text:c="6"/>&lt;/ns2:risposta_checkUtenteYG&gt;</text:p>
            <text:p text:style-name="P125"><text:s text:c="3"/>&lt;/soapenv:Body&gt;</text:p>
            <text:p text:style-name="P125">&lt;/soapenv:Envelope&gt;</text:p>
          </table:table-cell>
          <table:table-cell table:style-name="Tabella6.C3" office:value-type="string">
            <text:p text:style-name="P97">Il servizio riceve un <text:span text:style-name="T41">codice fiscale</text:span> ed applica la logica seguente:</text:p>
            <text:p text:style-name="P97"/>
            <text:list xml:id="list141735379050425" text:continue-numbering="true" text:style-name="L2">
              <text:list-item>
                <text:p text:style-name="P188">nel 30% dei casi risponde “X001 – limite di invocazioni raggiunto”</text:p>
              </text:list-item>
              <text:list-item>
                <text:p text:style-name="P196">cerca nella tabella <text:span text:style-name="T48">adesione_yg</text:span> un’a<text:span text:style-name="T48">desione con lo stesso codice fiscale </text:span>ricevuto</text:p>
                <text:list>
                  <text:list-item>
                    <text:p text:style-name="P196">se l<text:span text:style-name="T48">a</text:span> trova, risponde <text:span text:style-name="T48">un messaggio di OK</text:span></text:p>
                  </text:list-item>
                  <text:list-item>
                    <text:p text:style-name="P196">se non lo trova <text:span text:style-name="T51">risponde con un messaggio di adesione non trovata</text:span></text:p>
                  </text:list-item>
                </text:list>
              </text:list-item>
            </text:list>
            <text:p text:style-name="P125"/>
            <text:p text:style-name="P125"/>
            <text:p text:style-name="P125"/>
            <text:p text:style-name="P125"/>
          </table:table-cell>
        </table:table-row>
        <table:table-row>
          <table:table-cell table:style-name="Tabella6.A4" office:value-type="string">
            <text:p text:style-name="P125"/>
          </table:table-cell>
          <table:table-cell table:style-name="Tabella6.B4" office:value-type="string">
            <text:p text:style-name="P125">&lt;soapenv:Envelope xmlns:soapenv="http://schemas.xmlsoap.org/soap/envelope/" xmlns:ns2="http://servizi.lavoro.gov.it/servizicoap/types"&gt;</text:p>
            <text:p text:style-name="P125"><text:s text:c="3"/>&lt;soapenv:Header/&gt;</text:p>
            <text:p text:style-name="P125"><text:s text:c="3"/>&lt;soapenv:Body&gt;</text:p>
            <text:p text:style-name="P125"><text:s text:c="6"/>&lt;ns2:risposta_checkUtenteYG&gt;</text:p>
            <text:p text:style-name="P125"><text:s text:c="9"/>&lt;ns2:Esito&gt;<text:span text:style-name="T34">KO</text:span>&lt;/ns2:Esito&gt;</text:p>
            <text:p text:style-name="P125"><text:s text:c="9"/>&lt;ns2:MessaggioErrore&gt;<text:span text:style-name="T34">Per il codice fiscale non esiste PA A02 o Adesione in stato P o T</text:span>&lt;/ns2:MessaggioErrore&gt;</text:p>
            <text:p text:style-name="P125"><text:s text:c="6"/>&lt;/ns2:risposta_checkUtenteYG&gt;</text:p>
            <text:p text:style-name="P125"><text:s text:c="3"/>&lt;/soapenv:Body&gt;</text:p>
            <text:p text:style-name="P125">&lt;/soapenv:Envelope&gt;</text:p>
          </table:table-cell>
          <table:table-cell table:style-name="Tabella6.C4" office:value-type="string">
            <text:p text:style-name="P114">Questa è la risposta nel caso in cui <text:span text:style-name="T50">non esiste un’adesione per il codice fiscale ricevuto.</text:span></text:p>
            <text:p text:style-name="P114"/>
            <text:p text:style-name="P126">Il messaggio di errore non è gestito dinamicamente dallo stub.</text:p>
            <text:p text:style-name="P122"/>
          </table:table-cell>
        </table:table-row>
        <table:table-row>
          <table:table-cell table:style-name="Tabella6.A5" office:value-type="string">
            <text:p text:style-name="P125"/>
          </table:table-cell>
          <table:table-cell table:style-name="Tabella6.B5" office:value-type="string">
            <text:p text:style-name="P125">&lt;soapenv:Envelope xmlns:soapenv="http://schemas.xmlsoap.org/soap/envelope/" xmlns:ns2="http://servizi.lavoro.gov.it/servizicoap/types"&gt;</text:p>
            <text:p text:style-name="P125"><text:s text:c="3"/>&lt;soapenv:Header/&gt;</text:p>
            <text:p text:style-name="P125"><text:s text:c="3"/>&lt;soapenv:Body&gt;</text:p>
            <text:p text:style-name="P125"><text:s text:c="6"/>&lt;ns2:risposta_checkUtenteYG&gt;</text:p>
            <text:p text:style-name="P125"><text:s text:c="9"/>&lt;ns2:Esito&gt;<text:span text:style-name="T34">X001</text:span>&lt;/ns2:Esito&gt;</text:p>
            <text:p text:style-name="P125"><text:s text:c="9"/>&lt;ns2:MessaggioErrore&gt;<text:span text:style-name="T34">Limite invocazioni raggiunto</text:span>&lt;/ns2:MessaggioErrore&gt;</text:p>
            <text:p text:style-name="P125"><text:s text:c="6"/>&lt;/ns2:risposta_checkUtenteYG&gt;</text:p>
            <text:p text:style-name="P125"><text:s text:c="3"/>&lt;/soapenv:Body&gt;</text:p>
            <text:p text:style-name="P125">&lt;/soapenv:Envelope&gt;</text:p>
          </table:table-cell>
          <table:table-cell table:style-name="Tabella6.C5" office:value-type="string">
            <text:p text:style-name="P106">Questa è la risposta che restituisce l’errore X001</text:p>
          </table:table-cell>
        </table:table-row>
      </table:table>
      <text:p text:style-name="P34"/>
      <text:p text:style-name="P177"/>
      <text:p text:style-name="P24"><text:span text:style-name="T26">S</text:span><text:span text:style-name="T25">ervizio “</text:span><text:span text:style-name="T28">Flusso Stato-Adesione-YG </text:span><text:span text:style-name="T29">(getStatoAdesioneYG)</text:span><text:span text:style-name="T25">”: modalità di </text:span><text:span text:style-name="T26">interrogazione, elaborazione e risposta</text:span></text:p>
      <text:p text:style-name="P41"/>
      <text:p text:style-name="P8">Url del WSDL</text:p>
      <text:p text:style-name="P35">http://sil2:18082/YG_GET_mockservizicoapWSSoapBinding?<text:span text:style-name="T52">wsdl</text:span></text:p>
      <text:p text:style-name="P34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table:number-columns-spanned="3" office:value-type="string">
            <text:p text:style-name="P87">Operation: getStatoAdesioneYG</text:p>
          </table:table-cell>
          <table:covered-table-cell/>
          <table:covered-table-cell/>
        </table:table-row>
        <table:table-row>
          <table:table-cell table:style-name="Tabella7.A3" office:value-type="string">
            <text:p text:style-name="P158">Esempio di body in input</text:p>
          </table:table-cell>
          <table:table-cell table:style-name="Tabella7.B2" office:value-type="string">
            <text:p text:style-name="P158">Possibile risposta</text:p>
          </table:table-cell>
          <table:table-cell table:style-name="Tabella7.C2" office:value-type="string">
            <text:p text:style-name="P158">Logica di elaborazione</text:p>
          </table:table-cell>
        </table:table-row>
        <table:table-row>
          <table:table-cell table:style-name="Tabella7.A3" office:value-type="string">
            <text:p text:style-name="P129">&lt;soapenv:Envelope xmlns:soapenv="http://schemas.xmlsoap.org/soap/envelope/" xmlns:ns2="http://servizi.lavoro.gov.it/servizicoap/types"&gt;</text:p>
            <text:p text:style-name="P129"><text:s text:c="3"/>&lt;soapenv:Header/&gt;</text:p>
            <text:p text:style-name="P129"><text:s text:c="3"/>&lt;soapenv:Body&gt;</text:p>
            <text:p text:style-name="P129"><text:s text:c="6"/>&lt;ns2:getStatoAdesioneYG&gt;</text:p>
            <text:p text:style-name="P129"><text:s text:c="9"/>&lt;ns2:DatiStatoAdesione&gt;&lt;![CDATA[<text:span text:style-name="T34">&lt;?xml version="1.0" encoding="utf-8"?&gt;</text:span></text:p>
            <text:p text:style-name="P169"><text:s text:c="2"/>&lt;DatiStatoAdesione xmlns:xsi="http://www.w3.org/2001/XMLSchema-instance"&gt;</text:p>
            <text:p text:style-name="P169"><text:s text:c="2"/>&lt;codiceFiscale&gt;DLRVCN69S20F839W&lt;/codiceFiscale&gt;</text:p>
            <text:p text:style-name="P171"><text:s text:c="2"/>&lt;RegioneAdesione&gt;01&lt;/RegioneAdesione&gt;</text:p>
            <text:p text:style-name="P132"><text:span text:style-name="T34"><text:s text:c="2"/>&lt;/DatiStatoAdesione&gt;</text:span>]]&gt;</text:p>
            <text:p text:style-name="P129"><text:s text:c="8"/>&lt;/ns2:DatiStatoAdesione&gt;</text:p>
            <text:p text:style-name="P129"><text:s text:c="6"/>&lt;/ns2:getStatoAdesioneYG&gt;</text:p>
            <text:p text:style-name="P129"><text:s text:c="3"/>&lt;/soapenv:Body&gt;</text:p>
            <text:p text:style-name="P129">&lt;/soapenv:Envelope&gt;</text:p>
          </table:table-cell>
          <table:table-cell table:style-name="Tabella7.B3" office:value-type="string">
            <text:p text:style-name="P129">&lt;soapenv:Envelope xmlns:soapenv="http://schemas.xmlsoap.org/soap/envelope/" xmlns:ns2="http://servizi.lavoro.gov.it/servizicoap/types"&gt;</text:p>
            <text:p text:style-name="P129"><text:s text:c="3"/>&lt;soapenv:Header/&gt;</text:p>
            <text:p text:style-name="P129"><text:s text:c="3"/>&lt;soapenv:Body&gt;</text:p>
            <text:p text:style-name="P129"><text:s text:c="6"/>&lt;ns2:risposta_getStatoAdesioneYG&gt;</text:p>
            <text:p text:style-name="P129"><text:s text:c="9"/>&lt;ns2:Esito&gt;<text:span text:style-name="T34">OK</text:span>&lt;/ns2:Esito&gt;</text:p>
            <text:p text:style-name="P129"><text:s text:c="9"/>&lt;ns2:MessaggioErrore/&gt;</text:p>
            <text:p text:style-name="P129">&lt;ns2:DataAdesione&gt;<text:span text:style-name="T34">2018-03-01</text:span>&lt;/ns2:DataAdesione&gt;</text:p>
            <text:p text:style-name="P129"><text:s text:c="9"/>&lt;ns2:StatoAdesione&gt;<text:span text:style-name="T34">A</text:span>&lt;/ns2:StatoAdesione&gt;</text:p>
            <text:p text:style-name="P129"><text:s text:c="9"/>&lt;ns2:DataStatoAdesione&gt;<text:span text:style-name="T34">2018-03-18T09:00:00</text:span>&lt;/ns2:DataStatoAdesione&gt;</text:p>
            <text:p text:style-name="P129"><text:s text:c="6"/>&lt;/ns2:risposta_getStatoAdesioneYG&gt;</text:p>
            <text:p text:style-name="P129"><text:s text:c="3"/>&lt;/soapenv:Body&gt;</text:p>
            <text:p text:style-name="P129">&lt;/soapenv:Envelope&gt;</text:p>
          </table:table-cell>
          <table:table-cell table:style-name="Tabella7.C3" office:value-type="string">
            <text:p text:style-name="P98">Il servizio riceve un <text:span text:style-name="T41">codice fiscale</text:span> ed applica la logica seguente:</text:p>
            <text:p text:style-name="P98"/>
            <text:list xml:id="list141734890076229" text:continue-numbering="true" text:style-name="L2">
              <text:list-item>
                <text:p text:style-name="P197">cerca nella tabella <text:span text:style-name="T48">adesione_yg</text:span> un’a<text:span text:style-name="T48">desione con lo stesso codice fiscale </text:span>ricevuto</text:p>
                <text:list>
                  <text:list-item>
                    <text:p text:style-name="P197">se l<text:span text:style-name="T48">a</text:span> trova, risponde <text:span text:style-name="T48">un messaggio di OK, ed indica lo stato dell’adesione </text:span></text:p>
                  </text:list-item>
                  <text:list-item>
                    <text:p text:style-name="P197">se non lo trova <text:span text:style-name="T51">risponde con un messaggio di adesione non trovata</text:span></text:p>
                  </text:list-item>
                </text:list>
              </text:list-item>
            </text:list>
            <text:p text:style-name="P129"/>
            <text:p text:style-name="P129"/>
            <text:p text:style-name="P129"/>
          </table:table-cell>
        </table:table-row>
        <table:table-row>
          <table:table-cell table:style-name="Tabella7.A4" office:value-type="string">
            <text:p text:style-name="P129"/>
          </table:table-cell>
          <table:table-cell table:style-name="Tabella7.B4" office:value-type="string">
            <text:p text:style-name="P129">&lt;soapenv:Envelope xmlns:soapenv="http://schemas.xmlsoap.org/soap/envelope/" xmlns:ns2="http://servizi.lavoro.gov.it/servizicoap/types"&gt;</text:p>
            <text:p text:style-name="P129"><text:s text:c="3"/>&lt;soapenv:Header/&gt;</text:p>
            <text:p text:style-name="P129"><text:s text:c="3"/>&lt;soapenv:Body&gt;</text:p>
            <text:p text:style-name="P129"><text:s text:c="6"/>&lt;ns2:risposta_getStatoAdesioneYG&gt;</text:p>
            <text:p text:style-name="P129"><text:s text:c="9"/>&lt;ns2:Esito&gt;<text:span text:style-name="T34">KO</text:span>&lt;/ns2:Esito&gt;</text:p>
            <text:p text:style-name="P129"><text:s text:c="9"/>&lt;ns2:MessaggioErrore&gt;<text:span text:style-name="T34">Adesione non disponibile.</text:span>&lt;/ns2:MessaggioErrore&gt;</text:p>
            <text:p text:style-name="P129">&lt;ns2:DataAdesione&gt;0001-01-01&lt;/ns2:DataAdesione&gt;</text:p>
            <text:p text:style-name="P129"><text:s text:c="9"/>&lt;ns2:StatoAdesione/&gt;</text:p>
            <text:p text:style-name="P129"><text:s text:c="9"/>&lt;ns2:DataStatoAdesione&gt;0001-01-01T00:00:00&lt;/ns2:DataStatoAdesione&gt;</text:p>
            <text:p text:style-name="P129"><text:s text:c="6"/>&lt;/ns2:risposta_getStatoAdesioneYG&gt;</text:p>
            <text:p text:style-name="P129"><text:s text:c="3"/>&lt;/soapenv:Body&gt;</text:p>
            <text:p text:style-name="P129">&lt;/soapenv:Envelope&gt;</text:p>
          </table:table-cell>
          <table:table-cell table:style-name="Tabella7.C4" office:value-type="string">
            <text:p text:style-name="P115">Questa è la risposta nel caso in cui <text:span text:style-name="T50">non esiste un’adesione per il codice fiscale ricevuto.</text:span></text:p>
            <text:p text:style-name="P127"/>
            <text:p text:style-name="P123"/>
          </table:table-cell>
        </table:table-row>
      </table:table>
      <text:p text:style-name="P35"/>
      <text:p text:style-name="P1"><text:soft-page-break/></text:p>
      <text:p text:style-name="P178"/>
      <text:p text:style-name="P25"><text:span text:style-name="T26">S</text:span><text:span text:style-name="T25">ervizio “</text:span><text:span text:style-name="T28">Flusso Stato-Adesione-YG </text:span><text:span text:style-name="T29">(</text:span><text:span text:style-name="T30">s</text:span><text:span text:style-name="T29">etStatoAdesioneYG)</text:span><text:span text:style-name="T25">”: modalità di </text:span><text:span text:style-name="T26">interrogazione, elaborazione e risposta</text:span></text:p>
      <text:p text:style-name="P42"/>
      <text:p text:style-name="P9">Url del WSDL</text:p>
      <text:p text:style-name="P36">http://sil2:1808<text:span text:style-name="T53">3</text:span>/YG_<text:span text:style-name="T53">S</text:span>ET_mockservizicoapWSSoapBinding?<text:span text:style-name="T52">wsdl</text:span></text:p>
      <text:p text:style-name="P36"/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table:number-columns-spanned="3" office:value-type="string">
            <text:p text:style-name="P88">Operation: <text:span text:style-name="T53">s</text:span>etStatoAdesioneYG</text:p>
          </table:table-cell>
          <table:covered-table-cell/>
          <table:covered-table-cell/>
        </table:table-row>
        <table:table-row>
          <table:table-cell table:style-name="Tabella8.A3" office:value-type="string">
            <text:p text:style-name="P159">Esempio di body in input</text:p>
          </table:table-cell>
          <table:table-cell table:style-name="Tabella8.B2" office:value-type="string">
            <text:p text:style-name="P159">Possibile risposta</text:p>
          </table:table-cell>
          <table:table-cell table:style-name="Tabella8.C2" office:value-type="string">
            <text:p text:style-name="P159">Logica di elaborazione</text:p>
          </table:table-cell>
        </table:table-row>
        <table:table-row>
          <table:table-cell table:style-name="Tabella8.A3" office:value-type="string">
            <text:p text:style-name="P130">&lt;soapenv:Envelope xmlns:soapenv="http://schemas.xmlsoap.org/soap/envelope/" xmlns:ns2="http://servizi.lavoro.gov.it/servizicoap/types"&gt;</text:p>
            <text:p text:style-name="P130"><text:s text:c="3"/>&lt;soapenv:Header/&gt;</text:p>
            <text:p text:style-name="P130"><text:s text:c="3"/>&lt;soapenv:Body&gt;</text:p>
            <text:p text:style-name="P130"><text:s text:c="6"/>&lt;ns2:setStatoAdesioneYG&gt;</text:p>
            <text:p text:style-name="P130"><text:s text:c="9"/>&lt;ns2:DatiStatoAdesione&gt;</text:p>
            <text:p text:style-name="P130">&lt;![CDATA[<text:span text:style-name="T34">&lt;?xml version="1.0" encoding="utf-8"?&gt;</text:span></text:p>
            <text:p text:style-name="P171"><text:s text:c="2"/>&lt;DatiStatoAdesione xmlns:xsi="http://www.w3.org/2001/XMLSchema-instance"&gt;</text:p>
            <text:p text:style-name="P170"><text:s text:c="2"/>&lt;codiceFiscale&gt;DLRVCN69S20F839W&lt;/codiceFiscale&gt;</text:p>
            <text:p text:style-name="P170"><text:s text:c="2"/>&lt;DataAdesione&gt;2018-03-01&lt;/DataAdesione&gt;</text:p>
            <text:p text:style-name="P170"><text:s text:c="2"/>&lt;RegioneAdesione&gt;01&lt;/RegioneAdesione&gt;</text:p>
            <text:p text:style-name="P171"><text:s text:c="2"/>&lt;StatoAdesione&gt;P&lt;/StatoAdesione&gt;</text:p>
            <text:p text:style-name="P132"><text:s text:c="2"/><text:span text:style-name="T34">&lt;/DatiStatoAdesione&gt;</text:span></text:p>
            <text:p text:style-name="P130">]]&gt; <text:s text:c="9"/></text:p>
            <text:p text:style-name="P130"><text:s text:c="9"/>&lt;/ns2:DatiStatoAdesione&gt;</text:p>
            <text:p text:style-name="P130"><text:s text:c="6"/>&lt;/ns2:setStatoAdesioneYG&gt;</text:p>
            <text:p text:style-name="P130"><text:s text:c="3"/>&lt;/soapenv:Body&gt;</text:p>
            <text:p text:style-name="P130">&lt;/soapenv:Envelope&gt;</text:p>
          </table:table-cell>
          <table:table-cell table:style-name="Tabella8.B3" office:value-type="string">
            <text:p text:style-name="P130">&lt;soapenv:Envelope xmlns:soapenv="http://schemas.xmlsoap.org/soap/envelope/" xmlns:ns2="http://servizi.lavoro.gov.it/servizicoap/types"&gt;</text:p>
            <text:p text:style-name="P130"><text:s text:c="3"/>&lt;soapenv:Header/&gt;</text:p>
            <text:p text:style-name="P130"><text:s text:c="3"/>&lt;soapenv:Body&gt;</text:p>
            <text:p text:style-name="P130"><text:s text:c="6"/>&lt;ns2:risposta_setStatoAdesioneYG&gt;</text:p>
            <text:p text:style-name="P130"><text:s text:c="9"/>&lt;ns2:Esito&gt;<text:span text:style-name="T34">OK</text:span>&lt;/ns2:Esito&gt;</text:p>
            <text:p text:style-name="P130"><text:s text:c="9"/>&lt;ns2:MessaggioErrore&gt;<text:span text:style-name="T34">Cambio stato adesione eseguito correttamente</text:span>&lt;/ns2:MessaggioErrore&gt;</text:p>
            <text:p text:style-name="P130"><text:s text:c="6"/>&lt;/ns2:risposta_setStatoAdesioneYG&gt;</text:p>
            <text:p text:style-name="P130"><text:s text:c="3"/>&lt;/soapenv:Body&gt;</text:p>
            <text:p text:style-name="P130">&lt;/soapenv:Envelope&gt;</text:p>
          </table:table-cell>
          <table:table-cell table:style-name="Tabella8.C3" office:value-type="string">
            <text:p text:style-name="P99">Il servizio riceve un <text:span text:style-name="T41">codice fiscale</text:span> ed applica la logica seguente:</text:p>
            <text:p text:style-name="P99"/>
            <text:list xml:id="list141736323960980" text:continue-numbering="true" text:style-name="L2">
              <text:list-item>
                <text:p text:style-name="P198">cerca nella tabella <text:span text:style-name="T48">adesione_yg</text:span> un’a<text:span text:style-name="T48">desione con lo stesso codice fiscale </text:span>ricevuto</text:p>
                <text:list>
                  <text:list-item>
                    <text:p text:style-name="P198">se l<text:span text:style-name="T48">a</text:span> trova <text:span text:style-name="T54">e la transizione di stato è ammessa</text:span>, risponde <text:span text:style-name="T48">un messaggio di OK</text:span></text:p>
                  </text:list-item>
                  <text:list-item>
                    <text:p text:style-name="P199">se non l<text:span text:style-name="T54">a</text:span> trova <text:span text:style-name="T54">ma la transizione di stato non è permessa, risponde con un messaggio di errore</text:span></text:p>
                  </text:list-item>
                  <text:list-item>
                    <text:p text:style-name="P200">se non la trova, risponde con un messaggio di adesione non trovata</text:p>
                  </text:list-item>
                </text:list>
              </text:list-item>
            </text:list>
            <text:p text:style-name="P130"/>
          </table:table-cell>
        </table:table-row>
        <table:table-row>
          <table:table-cell table:style-name="Tabella8.A4" office:value-type="string">
            <text:p text:style-name="P130"/>
          </table:table-cell>
          <table:table-cell table:style-name="Tabella8.B4" office:value-type="string">
            <text:p text:style-name="P130">&lt;soapenv:Envelope xmlns:soapenv="http://schemas.xmlsoap.org/soap/envelope/" xmlns:ns2="http://servizi.lavoro.gov.it/servizicoap/types"&gt;</text:p>
            <text:p text:style-name="P130"><text:s text:c="3"/>&lt;soapenv:Header/&gt;</text:p>
            <text:p text:style-name="P130"><text:s text:c="3"/>&lt;soapenv:Body&gt;</text:p>
            <text:p text:style-name="P130"><text:s text:c="6"/>&lt;ns2:risposta_setStatoAdesioneYG&gt;</text:p>
            <text:p text:style-name="P130"><text:s text:c="9"/>&lt;ns2:Esito&gt;<text:span text:style-name="T34">KO</text:span>&lt;/ns2:Esito&gt;</text:p>
            <text:p text:style-name="P130"><text:s text:c="9"/>&lt;ns2:MessaggioErrore&gt;<text:span text:style-name="T34">Stato inviato non coerente con lo stato attuale dell'adesione</text:span>&lt;/ns2:MessaggioErrore&gt;</text:p>
            <text:p text:style-name="P130"><text:s text:c="6"/>&lt;/ns2:risposta_setStatoAdesioneYG&gt;</text:p>
            <text:p text:style-name="P130"><text:s text:c="3"/>&lt;/soapenv:Body&gt;</text:p>
            <text:p text:style-name="P130">&lt;/soapenv:Envelope&gt;</text:p>
          </table:table-cell>
          <table:table-cell table:style-name="Tabella8.C4" office:value-type="string">
            <text:p text:style-name="P116">Questa è la risposta nel caso in cui <text:span text:style-name="T54">la transizione di stato non è permessa.</text:span></text:p>
            <text:p text:style-name="P128"/>
            <text:p text:style-name="P124"/>
          </table:table-cell>
        </table:table-row>
        <table:table-row>
          <table:table-cell table:style-name="Tabella8.A5" office:value-type="string">
            <text:p text:style-name="P130"/>
          </table:table-cell>
          <table:table-cell table:style-name="Tabella8.B5" office:value-type="string">
            <text:p text:style-name="P130">&lt;soapenv:Envelope <text:soft-page-break/>xmlns:soapenv="http://schemas.xmlsoap.org/soap/envelope/" xmlns:ns2="http://servizi.lavoro.gov.it/servizicoap/types"&gt;</text:p>
            <text:p text:style-name="P130"><text:s text:c="3"/>&lt;soapenv:Header/&gt;</text:p>
            <text:p text:style-name="P130"><text:s text:c="3"/>&lt;soapenv:Body&gt;</text:p>
            <text:p text:style-name="P130"><text:s text:c="6"/>&lt;ns2:risposta_setStatoAdesioneYG&gt;</text:p>
            <text:p text:style-name="P130"><text:s text:c="9"/>&lt;ns2:Esito&gt;<text:span text:style-name="T34">KO</text:span>&lt;/ns2:Esito&gt;</text:p>
            <text:p text:style-name="P130"><text:s text:c="9"/>&lt;ns2:MessaggioErrore&gt;P<text:span text:style-name="T34">orca quella miseria...</text:span>&lt;/ns2:MessaggioErrore&gt;</text:p>
            <text:p text:style-name="P130"><text:s text:c="6"/>&lt;/ns2:risposta_setStatoAdesioneYG&gt;</text:p>
            <text:p text:style-name="P130"><text:s text:c="3"/>&lt;/soapenv:Body&gt;</text:p>
            <text:p text:style-name="P130">&lt;/soapenv:Envelope&gt;</text:p>
          </table:table-cell>
          <table:table-cell table:style-name="Tabella8.C5" office:value-type="string">
            <text:p text:style-name="P117">Questa è la risposta nel caso in cui <text:span text:style-name="T54">l’adesione </text:span><text:soft-page-break/><text:span text:style-name="T54">non è stata trovata.</text:span></text:p>
            <text:p text:style-name="P117"/>
            <text:p text:style-name="P131">Il messaggio di errore è stato inventato.</text:p>
          </table:table-cell>
        </table:table-row>
      </table:table>
      <text:p text:style-name="P36"/>
      <text:p text:style-name="P42"/>
      <text:p text:style-name="P179"/>
      <text:p text:style-name="P27"><text:span text:style-name="T26">S</text:span><text:span text:style-name="T25">ervizio “</text:span><text:span text:style-name="T27">Flusso </text:span><text:span text:style-name="T31">PROFILING-YG</text:span><text:span text:style-name="T25">”: modalità di </text:span><text:span text:style-name="T26">interrogazione, elaborazione e risposta</text:span></text:p>
      <text:p text:style-name="P45"/>
      <text:p text:style-name="P10">Url del WSDL</text:p>
      <text:p text:style-name="P37">http://<text:span text:style-name="T66">sil2</text:span>:<text:span text:style-name="T66">1</text:span>808<text:span text:style-name="T66">4</text:span>/mockYG_Profiling_Binding?wsdl</text:p>
      <text:p text:style-name="P37"/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table:number-columns-spanned="3" office:value-type="string">
            <text:p text:style-name="P89">Operation: in<text:span text:style-name="T62">sert</text:span></text:p>
          </table:table-cell>
          <table:covered-table-cell/>
          <table:covered-table-cell/>
        </table:table-row>
        <table:table-row>
          <table:table-cell table:style-name="Tabella9.A3" office:value-type="string">
            <text:p text:style-name="P160">Esempio di body in input</text:p>
          </table:table-cell>
          <table:table-cell table:style-name="Tabella9.B2" office:value-type="string">
            <text:p text:style-name="P160">Possibile risposta</text:p>
          </table:table-cell>
          <table:table-cell table:style-name="Tabella9.C2" office:value-type="string">
            <text:p text:style-name="P160">Logica di elaborazione</text:p>
          </table:table-cell>
        </table:table-row>
        <table:table-row>
          <table:table-cell table:style-name="Tabella9.A3" office:value-type="string">
            <text:p text:style-name="P133">&lt;soapenv:Envelope xmlns:soapenv="http://schemas.xmlsoap.org/soap/envelope/" xmlns:ns2="http://mlps.gov.it/DataModels/InformationDelivery/YG_Profiling/1.3"&gt;</text:p>
            <text:p text:style-name="P133"><text:s text:c="3"/>&lt;soapenv:Header/&gt;</text:p>
            <text:p text:style-name="P133"><text:s text:c="3"/>&lt;soapenv:Body&gt;</text:p>
            <text:p text:style-name="P133"><text:s text:c="6"/>&lt;ns2:Insert_Input&gt;</text:p>
            <text:p text:style-name="P133"><text:s text:c="9"/>&lt;ns2:cf&gt;<text:span text:style-name="T34">DLRVCN69S20F839W</text:span>&lt;/ns2:cf&gt;</text:p>
            <text:p text:style-name="P133"><text:s text:c="9"/>&lt;ns2:titoloStudio&gt;<text:span text:style-name="T34">40102004</text:span>&lt;/ns2:titoloStudio&gt;</text:p>
            <text:p text:style-name="P133"><text:s text:c="9"/>&lt;ns2:codProv&gt;<text:span text:style-name="T34">058</text:span>&lt;/ns2:codProv&gt;</text:p>
            <text:p text:style-name="P133"><text:s text:c="9"/>&lt;ns2:presenzaIt&gt;<text:span text:style-name="T34">A01</text:span>&lt;/ns2:presenzaIt&gt;</text:p>
            <text:p text:style-name="P133"><text:s text:c="9"/>&lt;ns2:occupazAp&gt;<text:span text:style-name="T34">A03</text:span>&lt;/ns2:occupazAp&gt;</text:p>
            <text:p text:style-name="P133"><text:s text:c="6"/>&lt;/ns2:Insert_Input&gt;</text:p>
            <text:p text:style-name="P133"><text:s text:c="3"/>&lt;/soapenv:Body&gt;</text:p>
            <text:p text:style-name="P133">&lt;/soapenv:Envelope&gt;</text:p>
          </table:table-cell>
          <table:table-cell table:style-name="Tabella9.B3" office:value-type="string">
            <text:p text:style-name="P133">&lt;soapenv:Envelope xmlns:soapenv="http://schemas.xmlsoap.org/soap/envelope/" xmlns:ns0="http://mlps.gov.it/DataModels/InformationDelivery/YG_Profiling/1.3"&gt;</text:p>
            <text:p text:style-name="P133"><text:s text:c="3"/>&lt;soapenv:Header/&gt;</text:p>
            <text:p text:style-name="P133"><text:s text:c="3"/>&lt;soapenv:Body&gt;</text:p>
            <text:p text:style-name="P133"><text:s text:c="6"/>&lt;ns0:YG_ProfilingCollection xmlns:xsi="http://www.w3.org/2001/XMLSchema-instance"&gt;</text:p>
            <text:p text:style-name="P133"><text:s text:c="9"/>&lt;ns0:YG_Profiling&gt;</text:p>
            <text:p text:style-name="P133"><text:s text:c="12"/>&lt;ns0:cf&gt;<text:span text:style-name="T34">DLRVCN69S20F839W</text:span>&lt;/ns0:cf&gt;</text:p>
            <text:p text:style-name="P133"><text:s text:c="12"/>&lt;ns0:codProv&gt;<text:span text:style-name="T34">058</text:span>&lt;/ns0:codProv&gt;</text:p>
            <text:p text:style-name="P133"><text:s text:c="12"/>&lt;ns0:dataInserimento&gt;<text:span text:style-name="T34">2019-03-26T12:45:00.000+02:00</text:span>&lt;/ns0:dataInserimento&gt;</text:p>
            <text:p text:style-name="P133"><text:s text:c="12"/>&lt;ns0:presenzaIt&gt;<text:span text:style-name="T34">A01</text:span>&lt;/ns0:presenzaIt&gt;</text:p>
            <text:p text:style-name="P133"><text:s text:c="12"/>&lt;ns0:occupazAp&gt;<text:span text:style-name="T34">A03</text:span>&lt;/ns0:occupazAp&gt;</text:p>
            <text:p text:style-name="P133"><text:s text:c="12"/>&lt;ns0:titoloStudio&gt;<text:span text:style-name="T34">40102004</text:span>&lt;/ns0:titoloStudio&gt;</text:p>
            <text:p text:style-name="P133"><text:s text:c="12"/>&lt;ns0:codGenere&gt;<text:span text:style-name="T34">M</text:span>&lt;/ns0:codGenere&gt;</text:p>
            <text:p text:style-name="P133"><text:s text:c="12"/>&lt;ns0:eta&gt;<text:span text:style-name="T34">28</text:span>&lt;/ns0:eta&gt;</text:p>
            <text:p text:style-name="P133"><text:s text:c="12"/>&lt;ns0:indice&gt;<text:span text:style-name="T34">1</text:span>&lt;/ns0:indice&gt;</text:p>
            <text:p text:style-name="P133"><text:s text:c="12"/>&lt;ns0:desIndice&gt;<text:span text:style-name="T34">Indice 1 Basso</text:span>&lt;/ns0:desIndice&gt;</text:p>
            <text:p text:style-name="P133"><text:s text:c="12"/>&lt;ns0:indice2&gt;<text:span text:style-name="T34">3</text:span>&lt;/ns0:indice2&gt;</text:p>
            <text:p text:style-name="P133"><text:s text:c="12"/>&lt;ns0:desIndice2&gt;<text:span text:style-name="T34">Indice2 3 Medio-Alto</text:span>&lt;/ns0:desIndice2&gt;</text:p>
            <text:p text:style-name="P133"><text:s text:c="12"/>&lt;ns0:esito&gt;<text:span text:style-name="T34">E01</text:span>&lt;/ns0:esito&gt;</text:p>
            <text:p text:style-name="P133"><text:s text:c="9"/>&lt;/ns0:YG_Profiling&gt;</text:p>
            <text:p text:style-name="P133"><text:s text:c="6"/>&lt;/ns0:YG_ProfilingCollection&gt;</text:p>
            <text:p text:style-name="P133"><text:s text:c="3"/>&lt;/soapenv:Body&gt;</text:p>
            <text:p text:style-name="P133">&lt;/soapenv:Envelope&gt;</text:p>
          </table:table-cell>
          <table:table-cell table:style-name="Tabella9.C3" office:value-type="string">
            <text:p text:style-name="P100">Il servizio riceve <text:span text:style-name="T62">la richiesta di calcolo del profiling YG</text:span> ed applica la logica seguente:</text:p>
            <text:p text:style-name="P100"/>
            <text:list xml:id="list141736409268338" text:continue-numbering="true" text:style-name="L2">
              <text:list-item>
                <text:p text:style-name="P201">preleva il codice fiscale dal payload in input</text:p>
              </text:list-item>
              <text:list-item>
                <text:p text:style-name="P189"><text:span text:style-name="T63">lo ricerca </text:span>nella tabella profiling_yg. <text:span text:style-name="T63">Se c’è restituisce il contenuto del campo risposta_insert</text:span>.</text:p>
              </text:list-item>
              <text:list-item>
                <text:p text:style-name="P201">Altrimenti restituisce un KO</text:p>
              </text:list-item>
            </text:list>
            <text:p text:style-name="P133"/>
            <text:p text:style-name="P133"/>
            <text:p text:style-name="P137">Tabelle di transcodifica:</text:p>
            <text:p text:style-name="P137"/>
            <text:list xml:id="list1158666283" text:style-name="L3">
              <text:list-item>
                <text:p text:style-name="P203">codProv<text:line-break/>std_provincia</text:p>
              </text:list-item>
              <text:list-item>
                <text:p text:style-name="P203">presenzaIt<text:line-break/>std_presenza_in_italia (NUOVA)</text:p>
              </text:list-item>
              <text:list-item>
                <text:p text:style-name="P203">occupazAp<text:line-break/>std_condizione_occupazionale (NUOVA)</text:p>
              </text:list-item>
              <text:list-item>
                <text:p text:style-name="P203">titoloStudio<text:line-break/>std_titolo</text:p>
              </text:list-item>
              <text:list-item>
                <text:p text:style-name="P203">codGenere<text:line-break/>std_genere</text:p>
              </text:list-item>
            </text:list>
            <text:p text:style-name="P133"/>
          </table:table-cell>
        </table:table-row>
        <table:table-row>
          <table:table-cell table:style-name="Tabella9.A4" office:value-type="string">
            <text:p text:style-name="P134">&lt;soapenv:Envelope xmlns:soapenv="http://schemas.xmlsoap.org/soap/envelope/" xmlns:ns2="http://mlps.gov.it/DataModels/InformationDelivery/YG_Profiling/1.3"&gt;</text:p>
            <text:p text:style-name="P134"><text:s text:c="3"/>&lt;soapenv:Header/&gt;</text:p>
            <text:p text:style-name="P134"><text:soft-page-break/><text:s text:c="3"/>&lt;soapenv:Body&gt;</text:p>
            <text:p text:style-name="P134"><text:s text:c="6"/>&lt;ns2:Insert_Input&gt;</text:p>
            <text:p text:style-name="P134"><text:s text:c="9"/>&lt;ns2:cf&gt;<text:span text:style-name="T34">DLRVCN69S20F839</text:span><text:span text:style-name="T35">Q</text:span>&lt;/ns2:cf&gt;</text:p>
            <text:p text:style-name="P134"><text:s text:c="9"/>&lt;ns2:titoloStudio&gt;<text:span text:style-name="T34">40102004</text:span>&lt;/ns2:titoloStudio&gt;</text:p>
            <text:p text:style-name="P134"><text:s text:c="9"/>&lt;ns2:codProv&gt;<text:span text:style-name="T34">058</text:span>&lt;/ns2:codProv&gt;</text:p>
            <text:p text:style-name="P134"><text:s text:c="9"/>&lt;ns2:presenzaIt&gt;<text:span text:style-name="T34">A01</text:span>&lt;/ns2:presenzaIt&gt;</text:p>
            <text:p text:style-name="P134"><text:s text:c="9"/>&lt;ns2:occupazAp&gt;<text:span text:style-name="T34">A03</text:span>&lt;/ns2:occupazAp&gt;</text:p>
            <text:p text:style-name="P134"><text:s text:c="6"/>&lt;/ns2:Insert_Input&gt;</text:p>
            <text:p text:style-name="P134"><text:s text:c="3"/>&lt;/soapenv:Body&gt;</text:p>
            <text:p text:style-name="P134">&lt;/soapenv:Envelope&gt;</text:p>
          </table:table-cell>
          <table:table-cell table:style-name="Tabella9.B4" office:value-type="string">
            <text:p text:style-name="P133">&lt;soapenv:Envelope xmlns:soapenv="http://schemas.xmlsoap.org/soap/envelope/" xmlns:ns="http://mlps.gov.it/DataModels/InformationDelivery/YG_Profiling/1.3"&gt;</text:p>
            <text:p text:style-name="P133"><text:s text:c="3"/>&lt;soapenv:Header/&gt;</text:p>
            <text:p text:style-name="P133"><text:s text:c="3"/>&lt;soapenv:Body&gt;</text:p>
            <text:p text:style-name="P133"><text:soft-page-break/><text:s text:c="6"/>&lt;ns:YG_ProfilingCollection xmlns:xsi="http://www.w3.org/2001/XMLSchema-instance"&gt;</text:p>
            <text:p text:style-name="P133"><text:s text:c="9"/>&lt;ns:YG_Profiling&gt;</text:p>
            <text:p text:style-name="P133"><text:s text:c="12"/>&lt;ns:cf xsi:nil="true"/&gt;</text:p>
            <text:p text:style-name="P133"><text:s text:c="12"/>&lt;ns:codProv xsi:nil="true"/&gt;</text:p>
            <text:p text:style-name="P133"><text:s text:c="12"/>&lt;ns:dataInserimento&gt;<text:span text:style-name="T34">2019-03-27T11:28:58.000+01:00</text:span>&lt;/ns0:dataInserimento&gt;</text:p>
            <text:p text:style-name="P133"><text:s text:c="12"/>&lt;ns:presenzaIt xsi:nil="true"/&gt;</text:p>
            <text:p text:style-name="P133"><text:s text:c="12"/>&lt;ns:occupazAp xsi:nil="true"/&gt;</text:p>
            <text:p text:style-name="P133"><text:s text:c="12"/>&lt;ns:titoloStudio xsi:nil="true"/&gt;</text:p>
            <text:p text:style-name="P133"><text:s text:c="12"/>&lt;ns:codGenere xsi:nil="true"/&gt;</text:p>
            <text:p text:style-name="P133"><text:s text:c="12"/>&lt;ns:eta xsi:nil="true"/&gt;</text:p>
            <text:p text:style-name="P133"><text:s text:c="12"/>&lt;ns:indice xsi:nil="true"/&gt;</text:p>
            <text:p text:style-name="P133"><text:s text:c="12"/>&lt;ns:desIndice xsi:nil="true"/&gt;</text:p>
            <text:p text:style-name="P133"><text:s text:c="12"/>&lt;ns:indice2 xsi:nil="true"/&gt;</text:p>
            <text:p text:style-name="P133"><text:s text:c="12"/>&lt;ns:desIndice2 xsi:nil="true"/&gt;</text:p>
            <text:p text:style-name="P133"><text:s text:c="12"/>&lt;ns:esito&gt;<text:span text:style-name="T34">E08</text:span>&lt;/ns0:esito&gt;</text:p>
            <text:p text:style-name="P133"><text:s text:c="9"/>&lt;/ns:YG_Profiling&gt;</text:p>
            <text:p text:style-name="P133"><text:s text:c="6"/>&lt;/ns:YG_ProfilingCollection&gt;</text:p>
            <text:p text:style-name="P133"><text:s text:c="3"/>&lt;/soapenv:Body&gt;</text:p>
            <text:p text:style-name="P133">&lt;/soapenv:Envelope&gt;</text:p>
          </table:table-cell>
          <table:table-cell table:style-name="Tabella9.C4" office:value-type="string">
            <text:p text:style-name="P135">Questo è un caso in cui non viene restituito un KO</text:p>
          </table:table-cell>
        </table:table-row>
      </table:table>
      <text:p text:style-name="P37"/>
      <text:p text:style-name="P78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table:number-columns-spanned="3" office:value-type="string">
            <text:p text:style-name="P89">Operation: <text:span text:style-name="T62">select</text:span></text:p>
          </table:table-cell>
          <table:covered-table-cell/>
          <table:covered-table-cell/>
        </table:table-row>
        <table:table-row>
          <table:table-cell table:style-name="Tabella10.A3" office:value-type="string">
            <text:p text:style-name="P160">Esempio di body in input</text:p>
          </table:table-cell>
          <table:table-cell table:style-name="Tabella10.B2" office:value-type="string">
            <text:p text:style-name="P160">Possibile risposta</text:p>
          </table:table-cell>
          <table:table-cell table:style-name="Tabella10.C2" office:value-type="string">
            <text:p text:style-name="P160">Logica di elaborazione</text:p>
          </table:table-cell>
        </table:table-row>
        <table:table-row>
          <table:table-cell table:style-name="Tabella10.A3" office:value-type="string">
            <text:p text:style-name="P133">&lt;soapenv:Envelope xmlns:soapenv="http://schemas.xmlsoap.org/soap/envelope/" xmlns:ns2="http://mlps.gov.it/DataModels/InformationDelivery/YG_Profiling/1.3"&gt;</text:p>
            <text:p text:style-name="P133"><text:s text:c="3"/>&lt;soapenv:Header/&gt;</text:p>
            <text:p text:style-name="P133"><text:s text:c="3"/>&lt;soapenv:Body&gt;</text:p>
            <text:p text:style-name="P133"><text:s text:c="6"/>&lt;ns2:Select_Input&gt;</text:p>
            <text:p text:style-name="P133"><text:s text:c="9"/>&lt;ns2:cf&gt;<text:span text:style-name="T34">DLRVCN69S20F839W</text:span>&lt;/ns2:cf&gt;</text:p>
            <text:p text:style-name="P133"><text:s text:c="9"/>&lt;ns2:provincia&gt;<text:span text:style-name="T34">058</text:span>&lt;/ns2:provincia&gt;</text:p>
            <text:p text:style-name="P133"><text:s text:c="6"/>&lt;/ns2:Select_Input&gt;</text:p>
            <text:p text:style-name="P133"><text:s text:c="3"/>&lt;/soapenv:Body&gt;</text:p>
            <text:p text:style-name="P133">&lt;/soapenv:Envelope&gt;</text:p>
          </table:table-cell>
          <table:table-cell table:style-name="Tabella10.B3" office:value-type="string">
            <text:p text:style-name="P133">&lt;soapenv:Envelope xmlns:soapenv="http://schemas.xmlsoap.org/soap/envelope/"&gt;</text:p>
            <text:p text:style-name="P133"><text:s text:c="3"/>&lt;soapenv:Header/&gt;</text:p>
            <text:p text:style-name="P133"><text:s text:c="3"/>&lt;soapenv:Body&gt;</text:p>
            <text:p text:style-name="P133"><text:s text:c="6"/>&lt;ns0:YG_ProfilingCollection xmlns:ns0="http://mlps.gov.it/DataModels/InformationDelivery/YG_Profiling/1.3" xmlns:xsi="http://www.w3.org/2001/XMLSchema-instance"&gt;</text:p>
            <text:p text:style-name="P133"><text:s text:c="9"/>&lt;ns0:YG_Profiling&gt;</text:p>
            <text:p text:style-name="P133"><text:s text:c="12"/>&lt;ns0:cf&gt;<text:span text:style-name="T34">DLRVCN69S20F839W</text:span>&lt;/ns0:cf&gt;</text:p>
            <text:p text:style-name="P133"><text:s text:c="12"/>&lt;ns0:codProv&gt;<text:span text:style-name="T34">058</text:span>&lt;/ns0:codProv&gt;</text:p>
            <text:p text:style-name="P133"><text:s text:c="12"/>&lt;ns0:dataInserimento&gt;<text:span text:style-name="T34">2018-10-16T16:26:18.000+02:00</text:span>&lt;/ns0:dataInserimento&gt;</text:p>
            <text:p text:style-name="P133"><text:s text:c="12"/>&lt;ns0:presenzaIt&gt;<text:span text:style-name="T34">A01</text:span>&lt;/ns0:presenzaIt&gt;</text:p>
            <text:p text:style-name="P133"><text:s text:c="12"/>&lt;ns0:occupazAp&gt;<text:span text:style-name="T34">A03</text:span>&lt;/ns0:occupazAp&gt;</text:p>
            <text:p text:style-name="P133"><text:s text:c="12"/>&lt;ns0:titoloStudio&gt;<text:span text:style-name="T34">40102004</text:span>&lt;/ns0:titoloStudio&gt;</text:p>
            <text:p text:style-name="P133"><text:s text:c="12"/>&lt;ns0:codGenere&gt;<text:span text:style-name="T34">M</text:span>&lt;/ns0:codGenere&gt;</text:p>
            <text:p text:style-name="P133"><text:s text:c="12"/>&lt;ns0:eta&gt;<text:span text:style-name="T34">20</text:span>&lt;/ns0:eta&gt;</text:p>
            <text:p text:style-name="P133"><text:s text:c="12"/>&lt;ns0:indice&gt;<text:span text:style-name="T34">1</text:span>&lt;/ns0:indice&gt;</text:p>
            <text:p text:style-name="P133"><text:s text:c="12"/>&lt;ns0:desIndice&gt;<text:span text:style-name="T34">Indice 1 Basso</text:span>&lt;/ns0:desIndice&gt;</text:p>
            <text:p text:style-name="P133"><text:s text:c="12"/>&lt;ns0:indice2&gt;<text:span text:style-name="T34">3</text:span>&lt;/ns0:indice2&gt;</text:p>
            <text:p text:style-name="P133"><text:s text:c="12"/>&lt;ns0:desIndice2&gt;<text:span text:style-name="T34">Indice2 3 Medio-Alto</text:span>&lt;/ns0:desIndice2&gt;</text:p>
            <text:p text:style-name="P133"><text:s text:c="12"/>&lt;ns0:esito&gt;<text:span text:style-name="T34">E01</text:span>&lt;/ns0:esito&gt;</text:p>
            <text:p text:style-name="P133"><text:s text:c="9"/>&lt;/ns0:YG_Profiling&gt;</text:p>
            <text:p text:style-name="P133"><text:s text:c="6"/>&lt;/ns0:YG_ProfilingCollection&gt;</text:p>
            <text:p text:style-name="P133"><text:s text:c="3"/>&lt;/soapenv:Body&gt;</text:p>
            <text:p text:style-name="P133">&lt;/soapenv:Envelope&gt;</text:p>
          </table:table-cell>
          <table:table-cell table:style-name="Tabella10.C3" office:value-type="string">
            <text:p text:style-name="P101">Il servizio riceve <text:span text:style-name="T62">la richiesta di ricerca di un profiling YG calcolato in precedenza </text:span>ed applica la logica seguente:</text:p>
            <text:p text:style-name="P101"/>
            <text:list xml:id="list141735100232673" text:continue-list="list141736409268338" text:style-name="L2">
              <text:list-item>
                <text:p text:style-name="P202">preleva il codice fiscale dal payload in input</text:p>
              </text:list-item>
              <text:list-item>
                <text:p text:style-name="P190"><text:span text:style-name="T63">lo ricerca </text:span>nella tabella profiling_yg. <text:span text:style-name="T63">Se c’è restituisce il contenuto del campo risposta_select</text:span>.</text:p>
              </text:list-item>
              <text:list-item>
                <text:p text:style-name="P202">Altrimenti restituisce un KO</text:p>
              </text:list-item>
            </text:list>
            <text:p text:style-name="P133"/>
            <text:p text:style-name="P133"/>
          </table:table-cell>
        </table:table-row>
        <table:table-row>
          <table:table-cell table:style-name="Tabella10.A4" office:value-type="string">
            <text:p text:style-name="P133">&lt;soapenv:Envelope xmlns:soapenv="http://schemas.xmlsoap.org/soap/envelope/" xmlns:ns2="http://mlps.gov.it/DataModels/InformationDelivery/YG_Profiling/1.3"&gt;</text:p>
            <text:p text:style-name="P133"><text:s text:c="3"/>&lt;soapenv:Header/&gt;</text:p>
            <text:p text:style-name="P133"><text:s text:c="3"/>&lt;soapenv:Body&gt;</text:p>
            <text:p text:style-name="P133"><text:s text:c="6"/>&lt;ns2:Select_Input&gt;</text:p>
            <text:p text:style-name="P133"><text:s text:c="9"/>&lt;ns2:cf&gt;<text:span text:style-name="T34">DLRVCN69S20F839Q</text:span>&lt;/ns2:cf&gt;</text:p>
            <text:p text:style-name="P133"><text:s text:c="9"/>&lt;ns2:provincia&gt;<text:span text:style-name="T34">058</text:span>&lt;/ns2:provincia&gt;</text:p>
            <text:p text:style-name="P133"><text:s text:c="6"/>&lt;/ns2:Select_Input&gt;</text:p>
            <text:p text:style-name="P133"><text:s text:c="3"/>&lt;/soapenv:Body&gt;</text:p>
            <text:p text:style-name="P133">&lt;/soapenv:Envelope&gt;</text:p>
          </table:table-cell>
          <table:table-cell table:style-name="Tabella10.B4" office:value-type="string">
            <text:p text:style-name="P133">&lt;soapenv:Envelope xmlns:soapenv="http://schemas.xmlsoap.org/soap/envelope/" xmlns:ns="http://mlps.gov.it/DataModels/InformationDelivery/YG_Profiling/1.3"&gt;</text:p>
            <text:p text:style-name="P133"><text:s text:c="3"/>&lt;soapenv:Header/&gt;</text:p>
            <text:p text:style-name="P133"><text:s text:c="3"/>&lt;soapenv:Body&gt;</text:p>
            <text:p text:style-name="P133"><text:s text:c="6"/>&lt;ns:YG_ProfilingCollection xmlns:xsi="http://www.w3.org/2001/XMLSchema-instance"&gt;</text:p>
            <text:p text:style-name="P133"><text:s text:c="9"/>&lt;ns:YG_Profiling&gt;</text:p>
            <text:p text:style-name="P133"><text:s text:c="12"/>&lt;ns:cf xsi:nil="true"/&gt;</text:p>
            <text:p text:style-name="P133"><text:s text:c="12"/>&lt;ns:codProv xsi:nil="true"/&gt;</text:p>
            <text:p text:style-name="P133"><text:s text:c="12"/>&lt;ns:dataInserimento&gt;<text:span text:style-name="T34">2018-10-</text:span><text:soft-page-break/><text:span text:style-name="T34">16T16:19:08.000+02:00</text:span>&lt;/ns0:dataInserimento&gt;</text:p>
            <text:p text:style-name="P133"><text:s text:c="12"/>&lt;ns:presenzaIt xsi:nil="true"/&gt;</text:p>
            <text:p text:style-name="P133"><text:s text:c="12"/>&lt;ns:occupazAp xsi:nil="true"/&gt;</text:p>
            <text:p text:style-name="P133"><text:s text:c="12"/>&lt;ns:titoloStudio xsi:nil="true"/&gt;</text:p>
            <text:p text:style-name="P133"><text:s text:c="12"/>&lt;ns:codGenere xsi:nil="true"/&gt;</text:p>
            <text:p text:style-name="P133"><text:s text:c="12"/>&lt;ns:eta xsi:nil="true"/&gt;</text:p>
            <text:p text:style-name="P133"><text:s text:c="12"/>&lt;ns:indice xsi:nil="true"/&gt;</text:p>
            <text:p text:style-name="P133"><text:s text:c="12"/>&lt;ns:desIndice xsi:nil="true"/&gt;</text:p>
            <text:p text:style-name="P133"><text:s text:c="12"/>&lt;ns:indice2 xsi:nil="true"/&gt;</text:p>
            <text:p text:style-name="P133"><text:s text:c="12"/>&lt;ns:desIndice2 xsi:nil="true"/&gt;</text:p>
            <text:p text:style-name="P133"><text:s text:c="12"/>&lt;ns:esito&gt;<text:span text:style-name="T34">E10</text:span>&lt;/ns0:esito&gt;</text:p>
            <text:p text:style-name="P133"><text:s text:c="9"/>&lt;/ns:YG_Profiling&gt;</text:p>
            <text:p text:style-name="P133"><text:s text:c="6"/>&lt;/ns:YG_ProfilingCollection&gt;</text:p>
            <text:p text:style-name="P133"><text:s text:c="3"/>&lt;/soapenv:Body&gt;</text:p>
            <text:p text:style-name="P133">&lt;/soapenv:Envelope&gt;</text:p>
          </table:table-cell>
          <table:table-cell table:style-name="Tabella10.C4" office:value-type="string">
            <text:p text:style-name="P136">Questo è un caso in cui non viene restituito un KO</text:p>
          </table:table-cell>
        </table:table-row>
        <table:table-row>
          <table:table-cell table:style-name="Tabella10.A5" office:value-type="string">
            <text:p text:style-name="P133"/>
          </table:table-cell>
          <table:table-cell table:style-name="Tabella10.B5" office:value-type="string">
            <text:p text:style-name="P133"/>
          </table:table-cell>
          <table:table-cell table:style-name="Tabella10.C5" office:value-type="string">
            <text:p text:style-name="P109"/>
          </table:table-cell>
        </table:table-row>
      </table:table>
      <text:p text:style-name="P37"/>
      <text:p text:style-name="P37"/>
      <text:p text:style-name="P180"><text:span text:style-name="T26">S</text:span><text:span text:style-name="T25">ervizi </text:span><text:span text:style-name="T32">REST del layer di cooperazione: servizio /stub/soggettiAccreditati</text:span></text:p>
      <text:p text:style-name="P53"/>
      <text:p text:style-name="P38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table:number-columns-spanned="3" office:value-type="string">
            <text:p text:style-name="P90">Operation: <text:span text:style-name="T69">POST</text:span></text:p>
          </table:table-cell>
          <table:covered-table-cell/>
          <table:covered-table-cell/>
        </table:table-row>
        <table:table-row>
          <table:table-cell table:style-name="Tabella11.A3" office:value-type="string">
            <text:p text:style-name="P161">Esempio di body in input</text:p>
          </table:table-cell>
          <table:table-cell table:style-name="Tabella11.B2" office:value-type="string">
            <text:p text:style-name="P161">Possibile risposta</text:p>
          </table:table-cell>
          <table:table-cell table:style-name="Tabella11.C2" office:value-type="string">
            <text:p text:style-name="P161">Logica di elaborazione</text:p>
          </table:table-cell>
        </table:table-row>
        <table:table-row>
          <table:table-cell table:style-name="Tabella11.A3" office:value-type="string">
            <text:p text:style-name="P138">{</text:p>
            <text:p text:style-name="P138"><text:s text:c="2"/>"chiave": "3F2504E0-4F89-11D3-9A0C-0305E82C3301",</text:p>
            <text:p text:style-name="P138"><text:s text:c="2"/>"record_per_pagina": 10,</text:p>
            <text:p text:style-name="P138"><text:s text:c="2"/>"pagina": 1,</text:p>
            <text:p text:style-name="P138"><text:s text:c="2"/>"soggetto": {</text:p>
            <text:p text:style-name="P138"><text:s text:c="4"/>"codice_identificativo": "H501C001019",</text:p>
            <text:p text:style-name="P138"><text:s text:c="4"/>"denominazione": "CPI ROMA OSTIA"</text:p>
            <text:p text:style-name="P138"><text:s text:c="2"/>},</text:p>
            <text:p text:style-name="P138"><text:s text:c="2"/>"misure": [</text:p>
            <text:p text:style-name="P138"><text:s text:c="4"/>{</text:p>
            <text:p text:style-name="P138"><text:s text:c="6"/>"id": "YG-A03"</text:p>
            <text:p text:style-name="P138"><text:s text:c="4"/>}</text:p>
            <text:p text:style-name="P138"><text:s text:c="2"/>],</text:p>
            <text:p text:style-name="P138"><text:s text:c="2"/>"province": [</text:p>
            <text:p text:style-name="P138"><text:s text:c="4"/>{</text:p>
            <text:p text:style-name="P138"><text:s text:c="6"/>"id": "RM"</text:p>
            <text:p text:style-name="P138"><text:s text:c="4"/>}</text:p>
            <text:p text:style-name="P138"><text:s text:c="2"/>],</text:p>
            <text:p text:style-name="P138"><text:s text:c="2"/>"comuni": [</text:p>
            <text:p text:style-name="P138"><text:s text:c="4"/>{</text:p>
            <text:p text:style-name="P138"><text:s text:c="6"/>"id": "H501"</text:p>
            <text:p text:style-name="P138"><text:s text:c="4"/>}</text:p>
            <text:p text:style-name="P138"><text:s text:c="2"/>],</text:p>
            <text:p text:style-name="P138"><text:s text:c="2"/>"tipologie": [</text:p>
            <text:p text:style-name="P138"><text:s text:c="4"/>{</text:p>
            <text:p text:style-name="P138"><text:s text:c="6"/>"id": "CPI"</text:p>
            <text:p text:style-name="P138"><text:s text:c="4"/>}</text:p>
            <text:p text:style-name="P138"><text:s text:c="2"/>]</text:p>
            <text:p text:style-name="P138">}</text:p>
          </table:table-cell>
          <table:table-cell table:style-name="Tabella11.B3" office:value-type="string">
            <text:p text:style-name="P138">HTTP/1.1 200 OK </text:p>
            <text:p text:style-name="P138"/>
            <text:p text:style-name="P138">{</text:p>
            <text:p text:style-name="P138"><text:s text:c="3"/>"record_totali": 1,</text:p>
            <text:p text:style-name="P138"><text:s text:c="3"/>"pagina_corrente": 1,</text:p>
            <text:p text:style-name="P138"><text:s text:c="3"/>"pagine_totali": 1,</text:p>
            <text:p text:style-name="P138"><text:s text:c="3"/>"soggetti_accreditati": [ <text:s text:c="2"/>{</text:p>
            <text:p text:style-name="P138"><text:s text:c="6"/>"persona_giuridica": <text:s text:c="6"/>{</text:p>
            <text:p text:style-name="P138"><text:s text:c="9"/>"<text:span text:style-name="T76">denominazione</text:span>": "CPI ROMA OSTIA",</text:p>
            <text:p text:style-name="P138"><text:s text:c="9"/>"codice_fiscale": "02081750560",</text:p>
            <text:p text:style-name="P138"><text:s text:c="9"/>"partita_iva": "02081750560",</text:p>
            <text:p text:style-name="P138"><text:s text:c="9"/>"natura_giuridica": {"id": "1.03.20"},</text:p>
            <text:p text:style-name="P138"><text:s text:c="9"/>"email": "mail@mail.com",</text:p>
            <text:p text:style-name="P138"><text:s text:c="9"/>"telefono": "06 5678098",</text:p>
            <text:p text:style-name="P138"><text:s text:c="9"/>"province": <text:s text:c="9"/>[</text:p>
            <text:p text:style-name="P138"><text:s text:c="12"/>{"id": "VT"},</text:p>
            <text:p text:style-name="P138"><text:s text:c="12"/>{"id": "RM"}</text:p>
            <text:p text:style-name="P138"><text:s text:c="9"/>],</text:p>
            <text:p text:style-name="P138"><text:s text:c="9"/>"comuni": <text:s text:c="9"/>[</text:p>
            <text:p text:style-name="P138"><text:s text:c="12"/>{"id": "M082"},</text:p>
            <text:p text:style-name="P138"><text:s text:c="12"/>{"id": "H501"}</text:p>
            <text:p text:style-name="P138"><text:s text:c="9"/>]</text:p>
            <text:p text:style-name="P138"><text:s text:c="6"/>},</text:p>
            <text:p text:style-name="P138"><text:s text:c="6"/>"misure": <text:s text:c="6"/>[</text:p>
            <text:p text:style-name="P138"><text:s text:c="9"/>{"id": "YG-A03"},</text:p>
            <text:p text:style-name="P138"><text:s text:c="9"/>{"id": "YG-A06"},</text:p>
            <text:p text:style-name="P138"><text:s text:c="9"/>{"id": "YG-B04"},</text:p>
            <text:p text:style-name="P138"><text:s text:c="9"/>{"id": "YG-B05"},</text:p>
            <text:p text:style-name="P138"><text:s text:c="9"/>{"id": "YG-B08"}</text:p>
            <text:p text:style-name="P138"><text:s text:c="6"/>],</text:p>
            <text:p text:style-name="P143"><text:s text:c="6"/>"<text:span text:style-name="T76">tipologia": "CPI"</text:span></text:p>
            <text:p text:style-name="P138"><text:s text:c="3"/>}]</text:p>
            <text:p text:style-name="P138">}</text:p>
          </table:table-cell>
          <table:table-cell table:style-name="Tabella11.C3" office:value-type="string">
            <text:p text:style-name="P140">Il servizio legge i parametri in input:</text:p>
            <text:list xml:id="list3870559631" text:style-name="L4">
              <text:list-item>
                <text:p text:style-name="P204">pagina</text:p>
              </text:list-item>
              <text:list-item>
                <text:p text:style-name="P204">soggetto/codice_identificativo</text:p>
              </text:list-item>
              <text:list-item>
                <text:p text:style-name="P204">soggetto/denominazione</text:p>
              </text:list-item>
              <text:list-item>
                <text:p text:style-name="P204">misure[1]/id</text:p>
              </text:list-item>
              <text:list-item>
                <text:p text:style-name="P204">province[1]/id</text:p>
              </text:list-item>
              <text:list-item>
                <text:p text:style-name="P204">comuni[1]/id</text:p>
              </text:list-item>
              <text:list-item>
                <text:p text:style-name="P204">tipologie[1]/id</text:p>
              </text:list-item>
            </text:list>
            <text:p text:style-name="P140">ed esegue la query corrispondente sulla tabella soggetti_accreditati.</text:p>
            <text:p text:style-name="P140">Le clausole sono inserite per i parametri popolati e sono tutte in and logico.</text:p>
            <text:p text:style-name="P140">I match sono sempre esatti a meno di:</text:p>
            <text:list xml:id="list141736070523996" text:continue-numbering="true" text:style-name="L4">
              <text:list-item>
                <text:p text:style-name="P204">soggetto/denominazione</text:p>
              </text:list-item>
              <text:list-item>
                <text:p text:style-name="P204">misure[1]/id</text:p>
              </text:list-item>
            </text:list>
            <text:p text:style-name="P140">in cui si adopera una like.</text:p>
          </table:table-cell>
        </table:table-row>
        <table:table-row>
          <table:table-cell table:style-name="Tabella11.A4" office:value-type="string">
            <text:p text:style-name="P138">{</text:p>
            <text:p text:style-name="P138"><text:s text:c="2"/>"chiave": "3F2504E0-4F89-11D3-9A0C-0305E82C3301",</text:p>
            <text:p text:style-name="P138"><text:s text:c="2"/>"record_per_pagina": 10,</text:p>
            <text:p text:style-name="P138"><text:s text:c="2"/>"pagina": 1,</text:p>
            <text:p text:style-name="P138"><text:s text:c="2"/>"soggetto": {</text:p>
            <text:p text:style-name="P138"><text:s text:c="4"/>"codice_identificativo": "<text:span text:style-name="T8">errore</text:span>",</text:p>
            <text:p text:style-name="P138"><text:s text:c="4"/>"denominazione": "CPI ROMA OSTIA"</text:p>
            <text:p text:style-name="P138"><text:s text:c="2"/>},</text:p>
            <text:p text:style-name="P138"><text:soft-page-break/><text:s text:c="2"/>"misure": [</text:p>
            <text:p text:style-name="P138"><text:s text:c="4"/>{</text:p>
            <text:p text:style-name="P138"><text:s text:c="6"/>"id": "YG-A03"</text:p>
            <text:p text:style-name="P138"><text:s text:c="4"/>}</text:p>
            <text:p text:style-name="P138"><text:s text:c="2"/>],</text:p>
            <text:p text:style-name="P138"><text:s text:c="2"/>"province": [</text:p>
            <text:p text:style-name="P138"><text:s text:c="4"/>{</text:p>
            <text:p text:style-name="P138"><text:s text:c="6"/>"id": "RM"</text:p>
            <text:p text:style-name="P138"><text:s text:c="4"/>}</text:p>
            <text:p text:style-name="P138"><text:s text:c="2"/>],</text:p>
            <text:p text:style-name="P138"><text:s text:c="2"/>"comuni": [</text:p>
            <text:p text:style-name="P138"><text:s text:c="4"/>{</text:p>
            <text:p text:style-name="P138"><text:s text:c="6"/>"id": "H501"</text:p>
            <text:p text:style-name="P138"><text:s text:c="4"/>}</text:p>
            <text:p text:style-name="P138"><text:s text:c="2"/>],</text:p>
            <text:p text:style-name="P138"><text:s text:c="2"/>"tipologie": [</text:p>
            <text:p text:style-name="P138"><text:s text:c="4"/>{</text:p>
            <text:p text:style-name="P138"><text:s text:c="6"/>"id": "CPI"</text:p>
            <text:p text:style-name="P138"><text:s text:c="4"/>}</text:p>
            <text:p text:style-name="P138"><text:s text:c="2"/>]</text:p>
            <text:p text:style-name="P138">}</text:p>
          </table:table-cell>
          <table:table-cell table:style-name="Tabella11.B4" office:value-type="string">
            <text:p text:style-name="P138">HTTP/1.1 500 Internal Server Error </text:p>
            <text:p text:style-name="P138"/>
            <text:p text:style-name="P138">{"errore": {</text:p>
            <text:p text:style-name="P138"><text:s text:c="3"/>"id": "E000",</text:p>
            <text:p text:style-name="P138"><text:s text:c="3"/>"messaggio": "Errore generico"</text:p>
            <text:p text:style-name="P138">}}</text:p>
          </table:table-cell>
          <table:table-cell table:style-name="Tabella11.C4" office:value-type="string">
            <text:p text:style-name="P140">Lo stub è stato progettato in modo che se si popola il codice_identificativo con la stringa <text:span text:style-name="T8">errore</text:span>, allore viene restituito un HTTP 500.</text:p>
          </table:table-cell>
        </table:table-row>
        <table:table-row>
          <table:table-cell table:style-name="Tabella11.A5" office:value-type="string">
            <text:p text:style-name="P138"/>
          </table:table-cell>
          <table:table-cell table:style-name="Tabella11.B5" office:value-type="string">
            <text:p text:style-name="P138">HTTP/1.1 204 No Content </text:p>
          </table:table-cell>
          <table:table-cell table:style-name="Tabella11.C5" office:value-type="string">
            <text:p text:style-name="P139">Se non si trova nessun risultato <text:span text:style-name="T70">eseguendo la query viene restituito un HTTP 204.</text:span></text:p>
          </table:table-cell>
        </table:table-row>
      </table:table>
      <text:p text:style-name="P47"/>
      <text:p text:style-name="P1"/>
      <text:p text:style-name="P1"/>
      <text:p text:style-name="P1"/>
      <text:p text:style-name="P180"><text:span text:style-name="T26">S</text:span><text:span text:style-name="T25">ervizi </text:span><text:span text:style-name="T32">REST del layer di cooperazione: servizio /stub/avanzaPolitica</text:span></text:p>
      <text:p text:style-name="P53"/>
      <text:p text:style-name="P38"/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table:number-columns-spanned="3" office:value-type="string">
            <text:p text:style-name="P90">Operation: <text:span text:style-name="T69">POST</text:span></text:p>
          </table:table-cell>
          <table:covered-table-cell/>
          <table:covered-table-cell/>
        </table:table-row>
        <table:table-row>
          <table:table-cell table:style-name="Tabella12.A3" office:value-type="string">
            <text:p text:style-name="P161">Esempio di body in input</text:p>
          </table:table-cell>
          <table:table-cell table:style-name="Tabella12.B2" office:value-type="string">
            <text:p text:style-name="P161">Possibile risposta</text:p>
          </table:table-cell>
          <table:table-cell table:style-name="Tabella12.C2" office:value-type="string">
            <text:p text:style-name="P161">Logica di elaborazione</text:p>
          </table:table-cell>
        </table:table-row>
        <table:table-row>
          <table:table-cell table:style-name="Tabella12.A3" office:value-type="string">
            <text:p text:style-name="P138">{</text:p>
            <text:p text:style-name="P138"><text:s text:c="2"/>"chiave": "3F2504E0-4F89-11D3-9A0C-0305E82C3301",</text:p>
            <text:p text:style-name="P138"><text:s text:c="2"/>"codice_identificativo": "H501C001019",</text:p>
            <text:p text:style-name="P138"><text:s text:c="2"/>"misura" : {</text:p>
            <text:p text:style-name="P138"><text:s text:c="6"/>"id": "YG-A03",</text:p>
            <text:p text:style-name="P138"><text:s text:c="6"/>"evento": "GG-02",</text:p>
            <text:p text:style-name="P138"><text:s text:c="6"/>"timestamp_evento": "2019-10-21T13:28:06.419Z",</text:p>
            <text:p text:style-name="P138"><text:s text:c="6"/>"durata": 3,</text:p>
            <text:p text:style-name="P138"><text:s text:c="6"/>"tipologia_durata": "M" </text:p>
            <text:p text:style-name="P138"><text:s text:c="2"/>},</text:p>
            <text:p text:style-name="P138"><text:s text:c="2"/>"json_dinamico": {</text:p>
            <text:p text:style-name="P138"><text:s text:c="6"/>"parametro_1": "valore_1",</text:p>
            <text:p text:style-name="P138"><text:s text:c="6"/>"parametro_2": "valore_2"</text:p>
            <text:p text:style-name="P138"><text:s text:c="2"/>},</text:p>
            <text:p text:style-name="P138"><text:s text:c="2"/>"persona_fisica": {</text:p>
            <text:p text:style-name="P138"><text:s text:c="6"/>"nome": "Mario",</text:p>
            <text:p text:style-name="P138"><text:s text:c="6"/>"cognome": "Rossi",</text:p>
            <text:p text:style-name="P138"><text:s text:c="6"/>"codice_fiscale": "RSSMRA80A01H501U",</text:p>
            <text:p text:style-name="P138"><text:s text:c="6"/>"data_di_nascita": "1980-01-01",</text:p>
            <text:p text:style-name="P138"><text:s text:c="6"/>"comune_di_nascita": {"id": "H501"},</text:p>
            <text:p text:style-name="P138"><text:s text:c="4"/>"sesso": {"id": "M"},</text:p>
            <text:p text:style-name="P138"><text:s text:c="4"/>"residenza": {</text:p>
            <text:p text:style-name="P138"><text:s text:c="6"/>"indirizzo": "Via Monte Grappa, 28",</text:p>
            <text:p text:style-name="P138"><text:s text:c="6"/>"comune": {"id": "H501"}</text:p>
            <text:p text:style-name="P138"><text:s text:c="4"/>},</text:p>
            <text:p text:style-name="P138"><text:s text:c="4"/>"domicilio": {</text:p>
            <text:p text:style-name="P138"><text:s text:c="6"/>"indirizzo": "Via Monte Grappa, 28",</text:p>
            <text:p text:style-name="P138"><text:s text:c="6"/>"comune": {"id": "H501"}</text:p>
            <text:p text:style-name="P138"><text:s text:c="4"/>}</text:p>
            <text:p text:style-name="P138"><text:s text:c="2"/>}</text:p>
            <text:p text:style-name="P138">}</text:p>
          </table:table-cell>
          <table:table-cell table:style-name="Tabella12.B3" office:value-type="string">
            <text:p text:style-name="P138">HTTP/1.1 200 OK </text:p>
            <text:p text:style-name="P138"/>
            <text:p text:style-name="P138">{</text:p>
            <text:p text:style-name="P138"><text:s text:c="3"/>"esito": "OK",</text:p>
            <text:p text:style-name="P138"><text:s text:c="3"/>"errore": <text:s text:c="3"/>{</text:p>
            <text:p text:style-name="P138"><text:s text:c="6"/>"id": null,</text:p>
            <text:p text:style-name="P138"><text:s text:c="6"/>"messaggio": null</text:p>
            <text:p text:style-name="P138"><text:s text:c="3"/>}</text:p>
            <text:p text:style-name="P138">}</text:p>
          </table:table-cell>
          <table:table-cell table:style-name="Tabella12.C3" office:value-type="string">
            <text:p text:style-name="P141">Lo stub non considera né valida il contenuto in ingresso.</text:p>
            <text:p text:style-name="P141">In generale risponde sempre con un esito “OK”.</text:p>
          </table:table-cell>
        </table:table-row>
        <table:table-row>
          <table:table-cell table:style-name="Tabella12.A4" office:value-type="string">
            <text:p text:style-name="P138">{</text:p>
            <text:p text:style-name="P138"><text:s text:c="2"/>"chiave": "3F2504E0-4F89-11D3-9A0C-0305E82C3301",</text:p>
            <text:p text:style-name="P138"><text:s text:c="2"/>"codice_identificativo": "H501C001019",</text:p>
            <text:p text:style-name="P138"><text:s text:c="2"/>"misura" : {</text:p>
            <text:p text:style-name="P138"><text:s text:c="6"/>"id": "YG-A03",</text:p>
            <text:p text:style-name="P138"><text:s text:c="6"/>"evento": "GG-02",</text:p>
            <text:p text:style-name="P138"><text:s text:c="6"/>"timestamp_evento": "2019-10-21T13:28:06.419Z",</text:p>
            <text:p text:style-name="P138"><text:soft-page-break/><text:s text:c="6"/>"durata": 3,</text:p>
            <text:p text:style-name="P138"><text:s text:c="6"/>"tipologia_durata": "<text:span text:style-name="T8">O</text:span>" </text:p>
            <text:p text:style-name="P138"><text:s text:c="2"/>},</text:p>
            <text:p text:style-name="P138"><text:s text:c="2"/>"json_dinamico": {</text:p>
            <text:p text:style-name="P138"><text:s text:c="6"/>"parametro_1": "valore_1",</text:p>
            <text:p text:style-name="P138"><text:s text:c="6"/>"parametro_2": "valore_2"</text:p>
            <text:p text:style-name="P138"><text:s text:c="2"/>},</text:p>
            <text:p text:style-name="P138"><text:s text:c="2"/>"persona_fisica": {</text:p>
            <text:p text:style-name="P138"><text:s text:c="6"/>"nome": "Mario",</text:p>
            <text:p text:style-name="P138"><text:s text:c="6"/>"cognome": "Rossi",</text:p>
            <text:p text:style-name="P138"><text:s text:c="6"/>"codice_fiscale": "RSSMRA80A01H501U",</text:p>
            <text:p text:style-name="P138"><text:s text:c="6"/>"data_di_nascita": "1980-01-01",</text:p>
            <text:p text:style-name="P138"><text:s text:c="6"/>"comune_di_nascita": {"id": "H501"},</text:p>
            <text:p text:style-name="P138"><text:s text:c="4"/>"sesso": {"id": "M"},</text:p>
            <text:p text:style-name="P138"><text:s text:c="4"/>"residenza": {</text:p>
            <text:p text:style-name="P138"><text:s text:c="6"/>"indirizzo": "Via Monte Grappa, 28",</text:p>
            <text:p text:style-name="P138"><text:s text:c="6"/>"comune": {"id": "H501"}</text:p>
            <text:p text:style-name="P138"><text:s text:c="4"/>},</text:p>
            <text:p text:style-name="P138"><text:s text:c="4"/>"domicilio": {</text:p>
            <text:p text:style-name="P138"><text:s text:c="6"/>"indirizzo": "Via Monte Grappa, 28",</text:p>
            <text:p text:style-name="P138"><text:s text:c="6"/>"comune": {"id": "H501"}</text:p>
            <text:p text:style-name="P138"><text:s text:c="4"/>}</text:p>
            <text:p text:style-name="P138"><text:s text:c="2"/>}</text:p>
            <text:p text:style-name="P138">}</text:p>
          </table:table-cell>
          <table:table-cell table:style-name="Tabella12.B4" office:value-type="string">
            <text:p text:style-name="P138">HTTP/1.1 500 Internal Server Error </text:p>
            <text:p text:style-name="P138"/>
            <text:p text:style-name="P138">{</text:p>
            <text:p text:style-name="P138"><text:s text:c="3"/>"esito": "KO",</text:p>
            <text:p text:style-name="P138"><text:s text:c="3"/>"errore": <text:s text:c="3"/>{</text:p>
            <text:p text:style-name="P138"><text:s text:c="6"/>"id": "E000",</text:p>
            <text:p text:style-name="P138"><text:s text:c="6"/>"messaggio": "Errore generico"</text:p>
            <text:p text:style-name="P138"><text:s text:c="3"/>}</text:p>
            <text:p text:style-name="P138">}</text:p>
          </table:table-cell>
          <table:table-cell table:style-name="Tabella12.C4" office:value-type="string">
            <text:p text:style-name="P141">Nel caso in cui si imposti tipologia_durata=”<text:span text:style-name="T8">O</text:span>” (ore) allora lo stub risponde con un esito “KO” <text:span text:style-name="T71">e codice HTTP 500</text:span>.</text:p>
          </table:table-cell>
        </table:table-row>
        <table:table-row>
          <table:table-cell table:style-name="Tabella12.A5" office:value-type="string">
            <text:p text:style-name="P138">{</text:p>
            <text:p text:style-name="P138"><text:s text:c="2"/>"chiave": "3F2504E0-4F89-11D3-9A0C-0305E82C3301",</text:p>
            <text:p text:style-name="P138"><text:s text:c="2"/>"codice_identificativo": "H501C001019",</text:p>
            <text:p text:style-name="P138"><text:s text:c="2"/>"misura" : {</text:p>
            <text:p text:style-name="P138"><text:s text:c="6"/>"id": "YG-A03",</text:p>
            <text:p text:style-name="P138"><text:s text:c="6"/>"evento": "GG-02",</text:p>
            <text:p text:style-name="P138"><text:s text:c="6"/>"timestamp_evento": "2019-10-21T13:28:06.419Z",</text:p>
            <text:p text:style-name="P138"><text:s text:c="6"/>"durata": 3,</text:p>
            <text:p text:style-name="P138"><text:s text:c="6"/>"tipologia_durata": "<text:span text:style-name="T8">G</text:span>" </text:p>
            <text:p text:style-name="P138"><text:s text:c="2"/>},</text:p>
            <text:p text:style-name="P138"><text:s text:c="2"/>"json_dinamico": {</text:p>
            <text:p text:style-name="P138"><text:s text:c="6"/>"parametro_1": "valore_1",</text:p>
            <text:p text:style-name="P138"><text:s text:c="6"/>"parametro_2": "valore_2"</text:p>
            <text:p text:style-name="P138"><text:s text:c="2"/>},</text:p>
            <text:p text:style-name="P138"><text:s text:c="2"/>"persona_fisica": {</text:p>
            <text:p text:style-name="P138"><text:s text:c="6"/>"nome": "Mario",</text:p>
            <text:p text:style-name="P138"><text:s text:c="6"/>"cognome": "Rossi",</text:p>
            <text:p text:style-name="P138"><text:s text:c="6"/>"codice_fiscale": "RSSMRA80A01H501U",</text:p>
            <text:p text:style-name="P138"><text:s text:c="6"/>"data_di_nascita": "1980-01-01",</text:p>
            <text:p text:style-name="P138"><text:s text:c="6"/>"comune_di_nascita": {"id": "H501"},</text:p>
            <text:p text:style-name="P138"><text:s text:c="4"/>"sesso": {"id": "M"},</text:p>
            <text:p text:style-name="P138"><text:s text:c="4"/>"residenza": {</text:p>
            <text:p text:style-name="P138"><text:s text:c="6"/>"indirizzo": "Via Monte Grappa, 28",</text:p>
            <text:p text:style-name="P138"><text:s text:c="6"/>"comune": {"id": "H501"}</text:p>
            <text:p text:style-name="P138"><text:soft-page-break/><text:s text:c="4"/>},</text:p>
            <text:p text:style-name="P138"><text:s text:c="4"/>"domicilio": {</text:p>
            <text:p text:style-name="P138"><text:s text:c="6"/>"indirizzo": "Via Monte Grappa, 28",</text:p>
            <text:p text:style-name="P138"><text:s text:c="6"/>"comune": {"id": "H501"}</text:p>
            <text:p text:style-name="P138"><text:s text:c="4"/>}</text:p>
            <text:p text:style-name="P138"><text:s text:c="2"/>}</text:p>
            <text:p text:style-name="P138">}</text:p>
          </table:table-cell>
          <table:table-cell table:style-name="Tabella12.B5" office:value-type="string">
            <text:p text:style-name="P138">HTTP/1.1 200 OK </text:p>
            <text:p text:style-name="P138"/>
            <text:p text:style-name="P138">{</text:p>
            <text:p text:style-name="P138"><text:s text:c="3"/>"esito": "KO",</text:p>
            <text:p text:style-name="P138"><text:s text:c="3"/>"errore": <text:s text:c="3"/>{</text:p>
            <text:p text:style-name="P138"><text:s text:c="6"/>"id": "ERR001",</text:p>
            <text:p text:style-name="P138"><text:s text:c="6"/>"messaggio": "Errore nella valorizzazione dei parametri di input"</text:p>
            <text:p text:style-name="P138"><text:s text:c="3"/>}</text:p>
            <text:p text:style-name="P138">}</text:p>
          </table:table-cell>
          <table:table-cell table:style-name="Tabella12.C5" office:value-type="string">
            <text:p text:style-name="P142">Nel caso in cui si imposti tipologia_durata=”<text:span text:style-name="T16">G</text:span>” (<text:span text:style-name="T71">giorni</text:span>) allora lo stub risponde con un esito “KO” <text:span text:style-name="T71">e codice HTTP 200</text:span>.</text:p>
          </table:table-cell>
        </table:table-row>
      </table:table>
      <text:p text:style-name="P47"/>
      <text:p text:style-name="P47"/>
      <text:p text:style-name="P182"><text:span text:style-name="T26">S</text:span><text:span text:style-name="T25">ervizi </text:span><text:span text:style-name="T32">REST </text:span><text:span text:style-name="T33">per inviare SMS mediante TIM</text:span><text:span text:style-name="T32">: servizio </text:span><text:span text:style-name="T33">di autenticazione</text:span><text:span text:style-name="T32"> /auth/token</text:span></text:p>
      <text:p text:style-name="P54"/>
      <text:p text:style-name="P39"/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table:number-columns-spanned="3" office:value-type="string">
            <text:p text:style-name="P91">Operation: <text:span text:style-name="T80">GET</text:span></text:p>
          </table:table-cell>
          <table:covered-table-cell/>
          <table:covered-table-cell/>
        </table:table-row>
        <table:table-row>
          <table:table-cell table:style-name="Tabella13.A3" office:value-type="string">
            <text:p text:style-name="P162">Esempio di <text:span text:style-name="T81">invocazione</text:span></text:p>
          </table:table-cell>
          <table:table-cell table:style-name="Tabella13.B2" office:value-type="string">
            <text:p text:style-name="P162">Possibile risposta</text:p>
          </table:table-cell>
          <table:table-cell table:style-name="Tabella13.C2" office:value-type="string">
            <text:p text:style-name="P162">Logica di elaborazione</text:p>
          </table:table-cell>
        </table:table-row>
        <table:table-row>
          <table:table-cell table:style-name="Tabella13.A3" office:value-type="string">
            <text:p text:style-name="P144">curl -u <text:span text:style-name="T8">tokenAz/usernameAz</text:span>:passwordAz "http://localhost:18888/auth/token" --trace-ascii - --noproxy "*"</text:p>
          </table:table-cell>
          <table:table-cell table:style-name="Tabella13.B3" office:value-type="string">
            <text:p text:style-name="P173">1234</text:p>
          </table:table-cell>
          <table:table-cell table:style-name="Tabella13.C3" office:value-type="string">
            <text:p text:style-name="P145">E’ una stringa di testo contenente il token generato per l’invocazione del servizio di invio SMS.</text:p>
            <text:p text:style-name="P145"/>
            <text:p text:style-name="P145">La logica del servizio verifica che la basic authentication fornisca uno username che inizia per “tokenAz”</text:p>
          </table:table-cell>
        </table:table-row>
        <table:table-row>
          <table:table-cell table:style-name="Tabella13.A4" office:value-type="string">
            <text:p text:style-name="P146">curl -u <text:span text:style-name="T17">badT</text:span><text:span text:style-name="T8">okenAz/usernameAz</text:span>:passwordAz "http://localhost:18888/auth/token" --trace-ascii - --noproxy "*"</text:p>
          </table:table-cell>
          <table:table-cell table:style-name="Tabella13.B4" office:value-type="string">
            <text:p text:style-name="P144">{</text:p>
            <text:p text:style-name="P144">"timestamp": "2019-01-01",</text:p>
            <text:p text:style-name="P144">"status": "ERR001",</text:p>
            <text:p text:style-name="P144">"error": "Errore autenticazione",</text:p>
            <text:p text:style-name="P144">"message": "Errore autenticazione",</text:p>
            <text:p text:style-name="P144">"path": "/auth/token"</text:p>
            <text:p text:style-name="P144">}</text:p>
          </table:table-cell>
          <table:table-cell table:style-name="Tabella13.C4" office:value-type="string">
            <text:p text:style-name="P147">E’ in json contenente le informazioni dell’errore <text:s/>in fase di autenticazione.</text:p>
          </table:table-cell>
        </table:table-row>
      </table:table>
      <text:p text:style-name="P52"/>
      <text:p text:style-name="P52"/>
      <text:p text:style-name="P52"/>
      <text:p text:style-name="P52"/>
      <text:p text:style-name="P181"><text:span text:style-name="T13">S</text:span><text:span text:style-name="T12">ervizi </text:span><text:span text:style-name="T14">REST </text:span><text:span text:style-name="T15">per inviare SMS mediante TIM</text:span><text:span text:style-name="T14">: servizio /channels/UCP/campaigns</text:span></text:p>
      <text:p text:style-name="P54"/>
      <text:p text:style-name="P39"/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>
          <table:table-cell table:style-name="Tabella14.A1" table:number-columns-spanned="3" office:value-type="string">
            <text:p text:style-name="P91">Operation: <text:span text:style-name="T69">POST</text:span></text:p>
          </table:table-cell>
          <table:covered-table-cell/>
          <table:covered-table-cell/>
        </table:table-row>
        <table:table-row>
          <table:table-cell table:style-name="Tabella14.A3" office:value-type="string">
            <text:p text:style-name="P162">Esempio di <text:span text:style-name="T82">invocazione</text:span></text:p>
          </table:table-cell>
          <table:table-cell table:style-name="Tabella14.B2" office:value-type="string">
            <text:p text:style-name="P162">Possibile risposta</text:p>
          </table:table-cell>
          <table:table-cell table:style-name="Tabella14.C2" office:value-type="string">
            <text:p text:style-name="P162">Logica di elaborazione</text:p>
          </table:table-cell>
        </table:table-row>
        <table:table-row>
          <table:table-cell table:style-name="Tabella14.A3" office:value-type="string">
            <text:p text:style-name="P150">curl </text:p>
            <text:p text:style-name="P150">-H "Content-Type: multipart/form-data"</text:p>
            <text:p text:style-name="P150">-H "X-Token:<text:span text:style-name="T8">1234</text:span>" </text:p>
            <text:p text:style-name="P150">-F payloadSend="{ "alias": "myalias", "startDate": null, "endDate": null,"period": null, "recurrencesNumber": null, "recurrencesInterval": null,"validityPeriod": null, "sentNotify": false,"deliveredNotify": false,"msisdnToNotify":null, "sr": false, "campaignChannel": {"channelName": "UCP", "zone": null, "zoneType": null,"collectionTime": null }, "campaignMessage": { "messageType": null,"messageContent": "questo è un sms", "template": null, "file": "string","msisdn": "123456789", "listMsisdn": null, "fileMsisdn": "null", "name":null, "surname": null, "extra": null, "status": "string", "delivered":"string" } };type=application/json"</text:p>
            <text:p text:style-name="P150"/>
            <text:p text:style-name="P150">"http://localhost:18888/channels/UCP/campaigns?destination=msisdn&amp;message=static&amp;delivery=immediate&amp;type=single" </text:p>
            <text:p text:style-name="P150">--trace-ascii - </text:p>
            <text:p text:style-name="P150">--noproxy "*"</text:p>
          </table:table-cell>
          <table:table-cell table:style-name="Tabella14.B3" office:value-type="string">
            <text:p text:style-name="P144">{</text:p>
            <text:p text:style-name="P144">"message": "OK",</text:p>
            <text:p text:style-name="P144">"code": "1002",</text:p>
            <text:p text:style-name="P144">"response": "URL per eseguire l'API Ricerca Invio"</text:p>
            <text:p text:style-name="P144">}</text:p>
          </table:table-cell>
          <table:table-cell table:style-name="Tabella14.C3" office:value-type="string">
            <text:p text:style-name="P148">Il servizio risponde con un OK se il token è <text:span text:style-name="T83">uguale a </text:span>1234</text:p>
          </table:table-cell>
        </table:table-row>
        <table:table-row>
          <table:table-cell table:style-name="Tabella14.A4" office:value-type="string">
            <text:p text:style-name="P151">curl </text:p>
            <text:p text:style-name="P151">-H "Content-Type: multipart/form-data"</text:p>
            <text:p text:style-name="P151">-H "X-Token:<text:span text:style-name="T18">5678</text:span>" </text:p>
            <text:p text:style-name="P151">-F payloadSend="{ "alias": "myalias", "startDate": null, "endDate": null,"period": null, "recurrencesNumber": null, "recurrencesInterval": null,"validityPeriod": null, "sentNotify": false,"deliveredNotify": false,"msisdnToNotify":null, "sr": false, "campaignChannel": {"channelName": "UCP", "zone": null, "zoneType": null,"collectionTime": null }, "campaignMessage": { "messageType": null,"messageContent": "questo è un sms", "template": null, "file": "string","msisdn": "123456789", "listMsisdn": null, "fileMsisdn": "null", "name":null, "surname": null, "extra": null, "status": "string", "delivered":"string" } };type=application/json"</text:p>
            <text:p text:style-name="P151"/>
            <text:p text:style-name="P151">"http://localhost:18888/channels/UCP/campaigns?destination=msisdn&amp;message=static&amp;delivery=immediate&amp;type=single" </text:p>
            <text:p text:style-name="P151">--trace-ascii - </text:p>
            <text:p text:style-name="P151">--noproxy "*"</text:p>
          </table:table-cell>
          <table:table-cell table:style-name="Tabella14.B4" office:value-type="string">
            <text:p text:style-name="P144">{</text:p>
            <text:p text:style-name="P144">"message": "KO",</text:p>
            <text:p text:style-name="P144">"code": "1103",</text:p>
            <text:p text:style-name="P144">"response": "errore invio messaggio"</text:p>
            <text:p text:style-name="P144">}</text:p>
          </table:table-cell>
          <table:table-cell table:style-name="Tabella14.C4" office:value-type="string">
            <text:p text:style-name="P149">Il servizio risponde con un <text:span text:style-name="T83">KO</text:span> se il token è <text:span text:style-name="T83">diverso da </text:span>1234</text:p>
          </table:table-cell>
        </table:table-row>
      </table:table>
      <text:p text:style-name="P52"/>
      <text:p text:style-name="P5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1:24:20.368673292</meta:creation-date>
    <meta:generator>LibreOffice/6.0.7.3$Linux_X86_64 LibreOffice_project/00m0$Build-3</meta:generator>
    <dc:date>2020-06-04T14:17:23.040923255</dc:date>
    <meta:editing-duration>PT15H48M53S</meta:editing-duration>
    <meta:editing-cycles>129</meta:editing-cycles>
    <meta:document-statistic meta:table-count="14" meta:image-count="0" meta:object-count="0" meta:page-count="38" meta:paragraph-count="1514" meta:word-count="4262" meta:character-count="58452" meta:non-whitespace-character-count="50777"/>
  </office:meta>
</office:document-meta>
</file>